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Roboto" svg:font-family="Roboto, RobotoDraft, Helvetica, Arial, sans-serif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15.875cm" style:rel-column-width="61197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4cm" style:rel-column-width="4331*"/>
    </style:style>
    <style:style style:name="表2.B" style:family="table-column">
      <style:table-column-properties style:column-width="15.877cm" style:rel-column-width="61204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4cm" style:rel-column-width="4331*"/>
    </style:style>
    <style:style style:name="表3.B" style:family="table-column">
      <style:table-column-properties style:column-width="15.877cm" style:rel-column-width="61204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4cm" style:rel-column-width="4331*"/>
    </style:style>
    <style:style style:name="表4.B" style:family="table-column">
      <style:table-column-properties style:column-width="15.877cm" style:rel-column-width="61204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0.697cm" style:rel-column-width="2685*"/>
    </style:style>
    <style:style style:name="表5.B" style:family="table-column">
      <style:table-column-properties style:column-width="16.304cm" style:rel-column-width="62850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124cm" style:rel-column-width="4331*"/>
    </style:style>
    <style:style style:name="表6.B" style:family="table-column">
      <style:table-column-properties style:column-width="15.877cm" style:rel-column-width="61204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124cm" style:rel-column-width="4331*"/>
    </style:style>
    <style:style style:name="表7.B" style:family="table-column">
      <style:table-column-properties style:column-width="15.877cm" style:rel-column-width="61204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124cm" style:rel-column-width="4331*"/>
    </style:style>
    <style:style style:name="表13.B" style:family="table-column">
      <style:table-column-properties style:column-width="15.877cm" style:rel-column-width="61204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124cm" style:rel-column-width="4331*"/>
    </style:style>
    <style:style style:name="表14.B" style:family="table-column">
      <style:table-column-properties style:column-width="15.877cm" style:rel-column-width="6120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125cm" style:rel-column-width="4338*"/>
    </style:style>
    <style:style style:name="表16.B" style:family="table-column">
      <style:table-column-properties style:column-width="15.875cm" style:rel-column-width="61197*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/>
    </style:style>
    <style:style style:name="表17.A" style:family="table-column">
      <style:table-column-properties style:column-width="1.124cm" style:rel-column-width="4331*"/>
    </style:style>
    <style:style style:name="表17.B" style:family="table-column">
      <style:table-column-properties style:column-width="15.877cm" style:rel-column-width="61204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124cm" style:rel-column-width="4331*"/>
    </style:style>
    <style:style style:name="表18.B" style:family="table-column">
      <style:table-column-properties style:column-width="15.877cm" style:rel-column-width="6120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124cm" style:rel-column-width="4331*"/>
    </style:style>
    <style:style style:name="表19.B" style:family="table-column">
      <style:table-column-properties style:column-width="15.877cm" style:rel-column-width="61204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124cm" style:rel-column-width="4331*"/>
    </style:style>
    <style:style style:name="表20.B" style:family="table-column">
      <style:table-column-properties style:column-width="15.877cm" style:rel-column-width="61204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/>
    </style:style>
    <style:style style:name="表21.A" style:family="table-column">
      <style:table-column-properties style:column-width="1.125cm" style:rel-column-width="4338*"/>
    </style:style>
    <style:style style:name="表21.B" style:family="table-column">
      <style:table-column-properties style:column-width="15.875cm" style:rel-column-width="61197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124cm" style:rel-column-width="4331*"/>
    </style:style>
    <style:style style:name="表22.B" style:family="table-column">
      <style:table-column-properties style:column-width="15.877cm" style:rel-column-width="61204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/>
    </style:style>
    <style:style style:name="表23.A" style:family="table-column">
      <style:table-column-properties style:column-width="1.124cm" style:rel-column-width="4331*"/>
    </style:style>
    <style:style style:name="表23.B" style:family="table-column">
      <style:table-column-properties style:column-width="15.877cm" style:rel-column-width="61204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124cm" style:rel-column-width="4331*"/>
    </style:style>
    <style:style style:name="表24.B" style:family="table-column">
      <style:table-column-properties style:column-width="15.877cm" style:rel-column-width="61204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5" style:family="table">
      <style:table-properties style:width="17cm" table:align="margins"/>
    </style:style>
    <style:style style:name="表25.A" style:family="table-column">
      <style:table-column-properties style:column-width="1.124cm" style:rel-column-width="4331*"/>
    </style:style>
    <style:style style:name="表25.B" style:family="table-column">
      <style:table-column-properties style:column-width="15.877cm" style:rel-column-width="61204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125cm" style:rel-column-width="4338*"/>
    </style:style>
    <style:style style:name="表26.B" style:family="table-column">
      <style:table-column-properties style:column-width="15.875cm" style:rel-column-width="61197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7" style:family="table">
      <style:table-properties style:width="17cm" table:align="margins"/>
    </style:style>
    <style:style style:name="表27.A" style:family="table-column">
      <style:table-column-properties style:column-width="1.124cm" style:rel-column-width="4331*"/>
    </style:style>
    <style:style style:name="表27.B" style:family="table-column">
      <style:table-column-properties style:column-width="15.877cm" style:rel-column-width="61204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8" style:family="table">
      <style:table-properties style:width="17cm" table:align="margins"/>
    </style:style>
    <style:style style:name="表28.A" style:family="table-column">
      <style:table-column-properties style:column-width="1.124cm" style:rel-column-width="4331*"/>
    </style:style>
    <style:style style:name="表28.B" style:family="table-column">
      <style:table-column-properties style:column-width="15.877cm" style:rel-column-width="61204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9" style:family="table">
      <style:table-properties style:width="17cm" table:align="margins"/>
    </style:style>
    <style:style style:name="表29.A" style:family="table-column">
      <style:table-column-properties style:column-width="1.124cm" style:rel-column-width="4331*"/>
    </style:style>
    <style:style style:name="表29.B" style:family="table-column">
      <style:table-column-properties style:column-width="15.877cm" style:rel-column-width="61204*"/>
    </style:style>
    <style:style style:name="表29.1" style:family="table-row">
      <style:table-row-properties style:min-row-height="0.818cm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background-color="transparent" fo:padding="0.097cm" fo:border="0.002cm solid #000000">
        <style:background-image/>
      </style:table-cell-properties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9.B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/>
    </style:style>
    <style:style style:name="表30.A" style:family="table-column">
      <style:table-column-properties style:column-width="1.124cm" style:rel-column-width="4331*"/>
    </style:style>
    <style:style style:name="表30.B" style:family="table-column">
      <style:table-column-properties style:column-width="15.877cm" style:rel-column-width="61204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31" style:family="table">
      <style:table-properties style:width="17cm" table:align="margins"/>
    </style:style>
    <style:style style:name="表31.A" style:family="table-column">
      <style:table-column-properties style:column-width="1.125cm" style:rel-column-width="4338*"/>
    </style:style>
    <style:style style:name="表31.B" style:family="table-column">
      <style:table-column-properties style:column-width="15.875cm" style:rel-column-width="61197*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B1" style:family="table-cell">
      <style:table-cell-properties fo:padding="0.097cm" fo:border="0.002cm solid #000000"/>
    </style:style>
    <style:style style:name="表32" style:family="table">
      <style:table-properties style:width="17cm" table:align="margins"/>
    </style:style>
    <style:style style:name="表32.A" style:family="table-column">
      <style:table-column-properties style:column-width="1.124cm" style:rel-column-width="4331*"/>
    </style:style>
    <style:style style:name="表32.B" style:family="table-column">
      <style:table-column-properties style:column-width="15.877cm" style:rel-column-width="61204*"/>
    </style:style>
    <style:style style:name="表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/>
    </style:style>
    <style:style style:name="表33.A" style:family="table-column">
      <style:table-column-properties style:column-width="1.124cm" style:rel-column-width="4331*"/>
    </style:style>
    <style:style style:name="表33.B" style:family="table-column">
      <style:table-column-properties style:column-width="15.877cm" style:rel-column-width="61204*"/>
    </style:style>
    <style:style style:name="表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B1" style:family="table-cell">
      <style:table-cell-properties fo:padding="0.097cm" fo:border="0.002cm solid #000000"/>
    </style:style>
    <style:style style:name="表34" style:family="table">
      <style:table-properties style:width="17cm" table:align="margins"/>
    </style:style>
    <style:style style:name="表34.A" style:family="table-column">
      <style:table-column-properties style:column-width="1.124cm" style:rel-column-width="4331*"/>
    </style:style>
    <style:style style:name="表34.B" style:family="table-column">
      <style:table-column-properties style:column-width="15.877cm" style:rel-column-width="61204*"/>
    </style:style>
    <style:style style:name="表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B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none" fo:border-top="none" fo:border-bottom="0.002cm solid #000000"/>
    </style:style>
    <style:style style:name="表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/>
    </style:style>
    <style:style style:name="表35.A" style:family="table-column">
      <style:table-column-properties style:column-width="1.124cm" style:rel-column-width="4331*"/>
    </style:style>
    <style:style style:name="表35.B" style:family="table-column">
      <style:table-column-properties style:column-width="15.877cm" style:rel-column-width="61204*"/>
    </style:style>
    <style:style style:name="表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5.B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none" fo:border-top="none" fo:border-bottom="0.002cm solid #000000"/>
    </style:style>
    <style:style style:name="表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/>
    </style:style>
    <style:style style:name="表36.A" style:family="table-column">
      <style:table-column-properties style:column-width="1.125cm" style:rel-column-width="4338*"/>
    </style:style>
    <style:style style:name="表36.B" style:family="table-column">
      <style:table-column-properties style:column-width="15.875cm" style:rel-column-width="61197*"/>
    </style:style>
    <style:style style:name="表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6.B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none" fo:border-top="none" fo:border-bottom="0.002cm solid #000000"/>
    </style:style>
    <style:style style:name="表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/>
    </style:style>
    <style:style style:name="表37.A" style:family="table-column">
      <style:table-column-properties style:column-width="1.124cm" style:rel-column-width="4331*"/>
    </style:style>
    <style:style style:name="表37.B" style:family="table-column">
      <style:table-column-properties style:column-width="15.877cm" style:rel-column-width="61204*"/>
    </style:style>
    <style:style style:name="表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7.B1" style:family="table-cell">
      <style:table-cell-properties fo:padding="0.097cm" fo:border="0.002cm solid #000000"/>
    </style:style>
    <style:style style:name="表38" style:family="table">
      <style:table-properties style:width="17cm" table:align="margins"/>
    </style:style>
    <style:style style:name="表38.A" style:family="table-column">
      <style:table-column-properties style:column-width="1.124cm" style:rel-column-width="4331*"/>
    </style:style>
    <style:style style:name="表38.B" style:family="table-column">
      <style:table-column-properties style:column-width="15.877cm" style:rel-column-width="61204*"/>
    </style:style>
    <style:style style:name="表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8.B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/>
    </style:style>
    <style:style style:name="表39.A" style:family="table-column">
      <style:table-column-properties style:column-width="1.124cm" style:rel-column-width="4331*"/>
    </style:style>
    <style:style style:name="表39.B" style:family="table-column">
      <style:table-column-properties style:column-width="15.877cm" style:rel-column-width="61204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none" fo:border-top="none" fo:border-bottom="0.002cm solid #000000"/>
    </style:style>
    <style:style style:name="表3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/>
    </style:style>
    <style:style style:name="表40.A" style:family="table-column">
      <style:table-column-properties style:column-width="1.124cm" style:rel-column-width="4331*"/>
    </style:style>
    <style:style style:name="表40.B" style:family="table-column">
      <style:table-column-properties style:column-width="15.877cm" style:rel-column-width="61204*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/>
    </style:style>
    <style:style style:name="表41.A" style:family="table-column">
      <style:table-column-properties style:column-width="1.125cm" style:rel-column-width="4338*"/>
    </style:style>
    <style:style style:name="表41.B" style:family="table-column">
      <style:table-column-properties style:column-width="15.875cm" style:rel-column-width="61197*"/>
    </style:style>
    <style:style style:name="表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="0.002cm solid #000000"/>
    </style:style>
    <style:style style:name="表42" style:family="table">
      <style:table-properties style:width="17cm" table:align="margins"/>
    </style:style>
    <style:style style:name="表42.A" style:family="table-column">
      <style:table-column-properties style:column-width="1.124cm" style:rel-column-width="4331*"/>
    </style:style>
    <style:style style:name="表42.B" style:family="table-column">
      <style:table-column-properties style:column-width="15.877cm" style:rel-column-width="61204*"/>
    </style:style>
    <style:style style:name="表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2.B1" style:family="table-cell">
      <style:table-cell-properties fo:padding="0.097cm" fo:border="0.002cm solid #000000"/>
    </style:style>
    <style:style style:name="表43" style:family="table">
      <style:table-properties style:width="17cm" table:align="margins"/>
    </style:style>
    <style:style style:name="表43.A" style:family="table-column">
      <style:table-column-properties style:column-width="1.124cm" style:rel-column-width="4331*"/>
    </style:style>
    <style:style style:name="表43.B" style:family="table-column">
      <style:table-column-properties style:column-width="15.877cm" style:rel-column-width="61204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4" style:family="table">
      <style:table-properties style:width="17cm" table:align="margins"/>
    </style:style>
    <style:style style:name="表44.A" style:family="table-column">
      <style:table-column-properties style:column-width="1.124cm" style:rel-column-width="4331*"/>
    </style:style>
    <style:style style:name="表44.B" style:family="table-column">
      <style:table-column-properties style:column-width="15.877cm" style:rel-column-width="61204*"/>
    </style:style>
    <style:style style:name="表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4.B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none" fo:border-top="none" fo:border-bottom="0.002cm solid #000000"/>
    </style:style>
    <style:style style:name="表4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/>
    </style:style>
    <style:style style:name="表45.A" style:family="table-column">
      <style:table-column-properties style:column-width="1.124cm" style:rel-column-width="4331*"/>
    </style:style>
    <style:style style:name="表45.B" style:family="table-column">
      <style:table-column-properties style:column-width="15.877cm" style:rel-column-width="61204*"/>
    </style:style>
    <style:style style:name="表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5.B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none" fo:border-top="none" fo:border-bottom="0.002cm solid #000000"/>
    </style:style>
    <style:style style:name="表4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.5" style:family="table-row">
      <style:table-row-properties style:min-row-height="1.074cm"/>
    </style:style>
    <style:style style:name="表46" style:family="table">
      <style:table-properties style:width="17cm" table:align="margins"/>
    </style:style>
    <style:style style:name="表46.A" style:family="table-column">
      <style:table-column-properties style:column-width="1.125cm" style:rel-column-width="4338*"/>
    </style:style>
    <style:style style:name="表46.B" style:family="table-column">
      <style:table-column-properties style:column-width="15.875cm" style:rel-column-width="61197*"/>
    </style:style>
    <style:style style:name="表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6.B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none" fo:border-top="none" fo:border-bottom="0.002cm solid #000000"/>
    </style:style>
    <style:style style:name="表4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/>
    </style:style>
    <style:style style:name="表47.A" style:family="table-column">
      <style:table-column-properties style:column-width="1.124cm" style:rel-column-width="4331*"/>
    </style:style>
    <style:style style:name="表47.B" style:family="table-column">
      <style:table-column-properties style:column-width="15.877cm" style:rel-column-width="61204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8" style:family="table">
      <style:table-properties style:width="17cm" table:align="margins"/>
    </style:style>
    <style:style style:name="表48.A" style:family="table-column">
      <style:table-column-properties style:column-width="1.124cm" style:rel-column-width="4331*"/>
    </style:style>
    <style:style style:name="表48.B" style:family="table-column">
      <style:table-column-properties style:column-width="15.877cm" style:rel-column-width="61204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49" style:family="table">
      <style:table-properties style:width="17cm" table:align="margins"/>
    </style:style>
    <style:style style:name="表49.A" style:family="table-column">
      <style:table-column-properties style:column-width="1.124cm" style:rel-column-width="4331*"/>
    </style:style>
    <style:style style:name="表49.B" style:family="table-column">
      <style:table-column-properties style:column-width="15.877cm" style:rel-column-width="61204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49.A2" style:family="table-cell">
      <style:table-cell-properties fo:padding="0.097cm" fo:border-left="0.002cm solid #000000" fo:border-right="none" fo:border-top="none" fo:border-bottom="0.002cm solid #000000"/>
    </style:style>
    <style:style style:name="表4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/>
    </style:style>
    <style:style style:name="表50.A" style:family="table-column">
      <style:table-column-properties style:column-width="1.124cm" style:rel-column-width="4331*"/>
    </style:style>
    <style:style style:name="表50.B" style:family="table-column">
      <style:table-column-properties style:column-width="15.877cm" style:rel-column-width="61204*"/>
    </style:style>
    <style:style style:name="表5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0.B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none" fo:border-top="none" fo:border-bottom="0.002cm solid #000000"/>
    </style:style>
    <style:style style:name="表5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" style:family="table">
      <style:table-properties style:width="17cm" table:align="margins"/>
    </style:style>
    <style:style style:name="表51.A" style:family="table-column">
      <style:table-column-properties style:column-width="1.125cm" style:rel-column-width="4338*"/>
    </style:style>
    <style:style style:name="表51.B" style:family="table-column">
      <style:table-column-properties style:column-width="15.875cm" style:rel-column-width="61197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/>
    </style:style>
    <style:style style:name="表52.A" style:family="table-column">
      <style:table-column-properties style:column-width="1.124cm" style:rel-column-width="4331*"/>
    </style:style>
    <style:style style:name="表52.B" style:family="table-column">
      <style:table-column-properties style:column-width="15.877cm" style:rel-column-width="61204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/>
    </style:style>
    <style:style style:name="表53.A" style:family="table-column">
      <style:table-column-properties style:column-width="1.124cm" style:rel-column-width="4331*"/>
    </style:style>
    <style:style style:name="表53.B" style:family="table-column">
      <style:table-column-properties style:column-width="15.877cm" style:rel-column-width="61204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/>
    </style:style>
    <style:style style:name="表54.A" style:family="table-column">
      <style:table-column-properties style:column-width="1.124cm" style:rel-column-width="4331*"/>
    </style:style>
    <style:style style:name="表54.B" style:family="table-column">
      <style:table-column-properties style:column-width="15.877cm" style:rel-column-width="61204*"/>
    </style:style>
    <style:style style:name="表5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4.A2" style:family="table-cell">
      <style:table-cell-properties fo:padding="0.097cm" fo:border-left="0.002cm solid #000000" fo:border-right="none" fo:border-top="none" fo:border-bottom="0.002cm solid #000000"/>
    </style:style>
    <style:style style:name="表5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5" style:family="table">
      <style:table-properties style:width="17cm" table:align="margins"/>
    </style:style>
    <style:style style:name="表55.A" style:family="table-column">
      <style:table-column-properties style:column-width="1.124cm" style:rel-column-width="4331*"/>
    </style:style>
    <style:style style:name="表55.B" style:family="table-column">
      <style:table-column-properties style:column-width="15.877cm" style:rel-column-width="61204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5.A2" style:family="table-cell">
      <style:table-cell-properties fo:padding="0.097cm" fo:border-left="0.002cm solid #000000" fo:border-right="none" fo:border-top="none" fo:border-bottom="0.002cm solid #000000"/>
    </style:style>
    <style:style style:name="表5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6" style:family="table">
      <style:table-properties style:width="17cm" table:align="margins"/>
    </style:style>
    <style:style style:name="表56.A" style:family="table-column">
      <style:table-column-properties style:column-width="1.125cm" style:rel-column-width="4338*"/>
    </style:style>
    <style:style style:name="表56.B" style:family="table-column">
      <style:table-column-properties style:column-width="15.875cm" style:rel-column-width="61197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6.A2" style:family="table-cell">
      <style:table-cell-properties fo:padding="0.097cm" fo:border-left="0.002cm solid #000000" fo:border-right="none" fo:border-top="none" fo:border-bottom="0.002cm solid #000000"/>
    </style:style>
    <style:style style:name="表5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7" style:family="table">
      <style:table-properties style:width="17cm" table:align="margins"/>
    </style:style>
    <style:style style:name="表57.A" style:family="table-column">
      <style:table-column-properties style:column-width="1.124cm" style:rel-column-width="4331*"/>
    </style:style>
    <style:style style:name="表57.B" style:family="table-column">
      <style:table-column-properties style:column-width="15.877cm" style:rel-column-width="61204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8" style:family="table">
      <style:table-properties style:width="17cm" table:align="margins"/>
    </style:style>
    <style:style style:name="表58.A" style:family="table-column">
      <style:table-column-properties style:column-width="1.124cm" style:rel-column-width="4331*"/>
    </style:style>
    <style:style style:name="表58.B" style:family="table-column">
      <style:table-column-properties style:column-width="15.877cm" style:rel-column-width="61204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8.A2" style:family="table-cell">
      <style:table-cell-properties fo:padding="0.097cm" fo:border-left="0.002cm solid #000000" fo:border-right="none" fo:border-top="none" fo:border-bottom="0.002cm solid #000000"/>
    </style:style>
    <style:style style:name="表5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9" style:family="table">
      <style:table-properties style:width="17cm" table:align="margins"/>
    </style:style>
    <style:style style:name="表59.A" style:family="table-column">
      <style:table-column-properties style:column-width="1.124cm" style:rel-column-width="4331*"/>
    </style:style>
    <style:style style:name="表59.B" style:family="table-column">
      <style:table-column-properties style:column-width="15.877cm" style:rel-column-width="61204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59.A2" style:family="table-cell">
      <style:table-cell-properties fo:padding="0.097cm" fo:border-left="0.002cm solid #000000" fo:border-right="none" fo:border-top="none" fo:border-bottom="0.002cm solid #000000"/>
    </style:style>
    <style:style style:name="表5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0" style:family="table">
      <style:table-properties style:width="17cm" table:align="margins"/>
    </style:style>
    <style:style style:name="表60.A" style:family="table-column">
      <style:table-column-properties style:column-width="1.124cm" style:rel-column-width="4331*"/>
    </style:style>
    <style:style style:name="表60.B" style:family="table-column">
      <style:table-column-properties style:column-width="15.877cm" style:rel-column-width="61204*"/>
    </style:style>
    <style:style style:name="表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0.B1" style:family="table-cell">
      <style:table-cell-properties fo:padding="0.097cm" fo:border="0.002cm solid #000000"/>
    </style:style>
    <style:style style:name="表60.A2" style:family="table-cell">
      <style:table-cell-properties fo:padding="0.097cm" fo:border-left="0.002cm solid #000000" fo:border-right="none" fo:border-top="none" fo:border-bottom="0.002cm solid #000000"/>
    </style:style>
    <style:style style:name="表6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1" style:family="table">
      <style:table-properties style:width="17cm" table:align="margins"/>
    </style:style>
    <style:style style:name="表61.A" style:family="table-column">
      <style:table-column-properties style:column-width="1.125cm" style:rel-column-width="4338*"/>
    </style:style>
    <style:style style:name="表61.B" style:family="table-column">
      <style:table-column-properties style:column-width="15.875cm" style:rel-column-width="61197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2" style:family="table">
      <style:table-properties style:width="17cm" table:align="margins"/>
    </style:style>
    <style:style style:name="表62.A" style:family="table-column">
      <style:table-column-properties style:column-width="1.124cm" style:rel-column-width="4331*"/>
    </style:style>
    <style:style style:name="表62.B" style:family="table-column">
      <style:table-column-properties style:column-width="15.877cm" style:rel-column-width="61204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padding="0.097cm" fo:border="0.002cm solid #000000"/>
    </style:style>
    <style:style style:name="表63" style:family="table">
      <style:table-properties style:width="17cm" table:align="margins"/>
    </style:style>
    <style:style style:name="表63.A" style:family="table-column">
      <style:table-column-properties style:column-width="1.124cm" style:rel-column-width="4331*"/>
    </style:style>
    <style:style style:name="表63.B" style:family="table-column">
      <style:table-column-properties style:column-width="15.877cm" style:rel-column-width="61204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4" style:family="table">
      <style:table-properties style:width="17cm" table:align="margins"/>
    </style:style>
    <style:style style:name="表64.A" style:family="table-column">
      <style:table-column-properties style:column-width="1.124cm" style:rel-column-width="4331*"/>
    </style:style>
    <style:style style:name="表64.B" style:family="table-column">
      <style:table-column-properties style:column-width="15.877cm" style:rel-column-width="61204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4.A2" style:family="table-cell">
      <style:table-cell-properties fo:padding="0.097cm" fo:border-left="0.002cm solid #000000" fo:border-right="none" fo:border-top="none" fo:border-bottom="0.002cm solid #000000"/>
    </style:style>
    <style:style style:name="表6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5" style:family="table">
      <style:table-properties style:width="17cm" table:align="margins"/>
    </style:style>
    <style:style style:name="表65.A" style:family="table-column">
      <style:table-column-properties style:column-width="1.124cm" style:rel-column-width="4331*"/>
    </style:style>
    <style:style style:name="表65.B" style:family="table-column">
      <style:table-column-properties style:column-width="15.877cm" style:rel-column-width="61204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表65.A2" style:family="table-cell">
      <style:table-cell-properties fo:padding="0.097cm" fo:border-left="0.002cm solid #000000" fo:border-right="none" fo:border-top="none" fo:border-bottom="0.002cm solid #000000"/>
    </style:style>
    <style:style style:name="表6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6" style:family="table">
      <style:table-properties style:width="17cm" table:align="margins"/>
    </style:style>
    <style:style style:name="表66.A" style:family="table-column">
      <style:table-column-properties style:column-width="1.125cm" style:rel-column-width="4338*"/>
    </style:style>
    <style:style style:name="表66.B" style:family="table-column">
      <style:table-column-properties style:column-width="15.875cm" style:rel-column-width="61197*"/>
    </style:style>
    <style:style style:name="表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6.B1" style:family="table-cell">
      <style:table-cell-properties fo:padding="0.097cm" fo:border="0.002cm solid #000000"/>
    </style:style>
    <style:style style:name="表67" style:family="table">
      <style:table-properties style:width="17cm" table:align="margins"/>
    </style:style>
    <style:style style:name="表67.A" style:family="table-column">
      <style:table-column-properties style:column-width="1.124cm" style:rel-column-width="4331*"/>
    </style:style>
    <style:style style:name="表67.B" style:family="table-column">
      <style:table-column-properties style:column-width="15.877cm" style:rel-column-width="61204*"/>
    </style:style>
    <style:style style:name="表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7.B1" style:family="table-cell">
      <style:table-cell-properties fo:padding="0.097cm" fo:border="0.002cm solid #000000"/>
    </style:style>
    <style:style style:name="表68" style:family="table">
      <style:table-properties style:width="17cm" table:align="margins"/>
    </style:style>
    <style:style style:name="表68.A" style:family="table-column">
      <style:table-column-properties style:column-width="1.124cm" style:rel-column-width="4331*"/>
    </style:style>
    <style:style style:name="表68.B" style:family="table-column">
      <style:table-column-properties style:column-width="15.877cm" style:rel-column-width="61204*"/>
    </style:style>
    <style:style style:name="表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8.B1" style:family="table-cell">
      <style:table-cell-properties fo:padding="0.097cm" fo:border="0.002cm solid #000000"/>
    </style:style>
    <style:style style:name="表69" style:family="table">
      <style:table-properties style:width="17cm" table:align="margins"/>
    </style:style>
    <style:style style:name="表69.A" style:family="table-column">
      <style:table-column-properties style:column-width="1.124cm" style:rel-column-width="4331*"/>
    </style:style>
    <style:style style:name="表69.B" style:family="table-column">
      <style:table-column-properties style:column-width="15.877cm" style:rel-column-width="61204*"/>
    </style:style>
    <style:style style:name="表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9.B1" style:family="table-cell">
      <style:table-cell-properties fo:padding="0.097cm" fo:border="0.002cm solid #000000"/>
    </style:style>
    <style:style style:name="表69.A2" style:family="table-cell">
      <style:table-cell-properties fo:padding="0.097cm" fo:border-left="0.002cm solid #000000" fo:border-right="none" fo:border-top="none" fo:border-bottom="0.002cm solid #000000"/>
    </style:style>
    <style:style style:name="表6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0" style:family="table">
      <style:table-properties style:width="17cm" table:align="margins"/>
    </style:style>
    <style:style style:name="表70.A" style:family="table-column">
      <style:table-column-properties style:column-width="1.124cm" style:rel-column-width="4331*"/>
    </style:style>
    <style:style style:name="表70.B" style:family="table-column">
      <style:table-column-properties style:column-width="15.877cm" style:rel-column-width="61204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1" style:family="table">
      <style:table-properties style:width="17cm" table:align="margins"/>
    </style:style>
    <style:style style:name="表71.A" style:family="table-column">
      <style:table-column-properties style:column-width="1.125cm" style:rel-column-width="4338*"/>
    </style:style>
    <style:style style:name="表71.B" style:family="table-column">
      <style:table-column-properties style:column-width="15.875cm" style:rel-column-width="61197*"/>
    </style:style>
    <style:style style:name="表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1.B1" style:family="table-cell">
      <style:table-cell-properties fo:padding="0.097cm" fo:border="0.002cm solid #000000"/>
    </style:style>
    <style:style style:name="表71.A2" style:family="table-cell">
      <style:table-cell-properties fo:padding="0.097cm" fo:border-left="0.002cm solid #000000" fo:border-right="none" fo:border-top="none" fo:border-bottom="0.002cm solid #000000"/>
    </style:style>
    <style:style style:name="表7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2" style:family="table">
      <style:table-properties style:width="17cm" table:align="margins"/>
    </style:style>
    <style:style style:name="表72.A" style:family="table-column">
      <style:table-column-properties style:column-width="1.124cm" style:rel-column-width="4331*"/>
    </style:style>
    <style:style style:name="表72.B" style:family="table-column">
      <style:table-column-properties style:column-width="15.877cm" style:rel-column-width="61204*"/>
    </style:style>
    <style:style style:name="表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2.B1" style:family="table-cell">
      <style:table-cell-properties fo:padding="0.097cm" fo:border="0.002cm solid #000000"/>
    </style:style>
    <style:style style:name="表73" style:family="table">
      <style:table-properties style:width="17cm" table:align="margins"/>
    </style:style>
    <style:style style:name="表73.A" style:family="table-column">
      <style:table-column-properties style:column-width="1.124cm" style:rel-column-width="4331*"/>
    </style:style>
    <style:style style:name="表73.B" style:family="table-column">
      <style:table-column-properties style:column-width="15.877cm" style:rel-column-width="61204*"/>
    </style:style>
    <style:style style:name="表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3.B1" style:family="table-cell">
      <style:table-cell-properties fo:padding="0.097cm" fo:border="0.002cm solid #000000"/>
    </style:style>
    <style:style style:name="表73.A2" style:family="table-cell">
      <style:table-cell-properties fo:padding="0.097cm" fo:border-left="0.002cm solid #000000" fo:border-right="none" fo:border-top="none" fo:border-bottom="0.002cm solid #000000"/>
    </style:style>
    <style:style style:name="表7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4" style:family="table">
      <style:table-properties style:width="17cm" table:align="margins"/>
    </style:style>
    <style:style style:name="表74.A" style:family="table-column">
      <style:table-column-properties style:column-width="1.124cm" style:rel-column-width="4331*"/>
    </style:style>
    <style:style style:name="表74.B" style:family="table-column">
      <style:table-column-properties style:column-width="15.877cm" style:rel-column-width="61204*"/>
    </style:style>
    <style:style style:name="表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4.B1" style:family="table-cell">
      <style:table-cell-properties fo:padding="0.097cm" fo:border="0.002cm solid #000000"/>
    </style:style>
    <style:style style:name="表74.A2" style:family="table-cell">
      <style:table-cell-properties fo:padding="0.097cm" fo:border-left="0.002cm solid #000000" fo:border-right="none" fo:border-top="none" fo:border-bottom="0.002cm solid #000000"/>
    </style:style>
    <style:style style:name="表7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5" style:family="table">
      <style:table-properties style:width="17cm" table:align="margins"/>
    </style:style>
    <style:style style:name="表75.A" style:family="table-column">
      <style:table-column-properties style:column-width="1.124cm" style:rel-column-width="4331*"/>
    </style:style>
    <style:style style:name="表75.B" style:family="table-column">
      <style:table-column-properties style:column-width="15.877cm" style:rel-column-width="61204*"/>
    </style:style>
    <style:style style:name="表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5.B1" style:family="table-cell">
      <style:table-cell-properties fo:padding="0.097cm" fo:border="0.002cm solid #000000"/>
    </style:style>
    <style:style style:name="表75.A2" style:family="table-cell">
      <style:table-cell-properties fo:padding="0.097cm" fo:border-left="0.002cm solid #000000" fo:border-right="none" fo:border-top="none" fo:border-bottom="0.002cm solid #000000"/>
    </style:style>
    <style:style style:name="表7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6" style:family="table">
      <style:table-properties style:width="17cm" table:align="margins"/>
    </style:style>
    <style:style style:name="表76.A" style:family="table-column">
      <style:table-column-properties style:column-width="1.124cm" style:rel-column-width="4331*"/>
    </style:style>
    <style:style style:name="表76.B" style:family="table-column">
      <style:table-column-properties style:column-width="15.877cm" style:rel-column-width="61204*"/>
    </style:style>
    <style:style style:name="表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6.B1" style:family="table-cell">
      <style:table-cell-properties fo:padding="0.097cm" fo:border="0.002cm solid #000000"/>
    </style:style>
    <style:style style:name="表76.A2" style:family="table-cell">
      <style:table-cell-properties fo:padding="0.097cm" fo:border-left="0.002cm solid #000000" fo:border-right="none" fo:border-top="none" fo:border-bottom="0.002cm solid #000000"/>
    </style:style>
    <style:style style:name="表7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8" style:family="table">
      <style:table-properties style:width="17cm" table:align="margins"/>
    </style:style>
    <style:style style:name="表78.A" style:family="table-column">
      <style:table-column-properties style:column-width="1.125cm" style:rel-column-width="4338*"/>
    </style:style>
    <style:style style:name="表78.B" style:family="table-column">
      <style:table-column-properties style:column-width="15.875cm" style:rel-column-width="61197*"/>
    </style:style>
    <style:style style:name="表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8.B1" style:family="table-cell">
      <style:table-cell-properties fo:padding="0.097cm" fo:border="0.002cm solid #000000"/>
    </style:style>
    <style:style style:name="表79" style:family="table">
      <style:table-properties style:width="17cm" table:align="margins"/>
    </style:style>
    <style:style style:name="表79.A" style:family="table-column">
      <style:table-column-properties style:column-width="1.125cm" style:rel-column-width="4338*"/>
    </style:style>
    <style:style style:name="表79.B" style:family="table-column">
      <style:table-column-properties style:column-width="15.875cm" style:rel-column-width="61197*"/>
    </style:style>
    <style:style style:name="表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9.B1" style:family="table-cell">
      <style:table-cell-properties fo:padding="0.097cm" fo:border="0.002cm solid #000000"/>
    </style:style>
    <style:style style:name="表80" style:family="table">
      <style:table-properties style:width="17cm" table:align="margins"/>
    </style:style>
    <style:style style:name="表80.A" style:family="table-column">
      <style:table-column-properties style:column-width="1.124cm" style:rel-column-width="4331*"/>
    </style:style>
    <style:style style:name="表80.B" style:family="table-column">
      <style:table-column-properties style:column-width="15.877cm" style:rel-column-width="61204*"/>
    </style:style>
    <style:style style:name="表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0.B1" style:family="table-cell">
      <style:table-cell-properties fo:padding="0.097cm" fo:border="0.002cm solid #000000"/>
    </style:style>
    <style:style style:name="表81" style:family="table">
      <style:table-properties style:width="17cm" table:align="margins"/>
    </style:style>
    <style:style style:name="表81.A" style:family="table-column">
      <style:table-column-properties style:column-width="1.124cm" style:rel-column-width="4331*"/>
    </style:style>
    <style:style style:name="表81.B" style:family="table-column">
      <style:table-column-properties style:column-width="15.877cm" style:rel-column-width="61204*"/>
    </style:style>
    <style:style style:name="表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1.B1" style:family="table-cell">
      <style:table-cell-properties fo:padding="0.097cm" fo:border="0.002cm solid #000000"/>
    </style:style>
    <style:style style:name="表81.A2" style:family="table-cell">
      <style:table-cell-properties fo:padding="0.097cm" fo:border-left="0.002cm solid #000000" fo:border-right="none" fo:border-top="none" fo:border-bottom="0.002cm solid #000000"/>
    </style:style>
    <style:style style:name="表8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2" style:family="table">
      <style:table-properties style:width="17cm" table:align="margins"/>
    </style:style>
    <style:style style:name="表82.A" style:family="table-column">
      <style:table-column-properties style:column-width="1.124cm" style:rel-column-width="4331*"/>
    </style:style>
    <style:style style:name="表82.B" style:family="table-column">
      <style:table-column-properties style:column-width="15.877cm" style:rel-column-width="61204*"/>
    </style:style>
    <style:style style:name="表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2.B1" style:family="table-cell">
      <style:table-cell-properties fo:padding="0.097cm" fo:border="0.002cm solid #000000"/>
    </style:style>
    <style:style style:name="表82.A2" style:family="table-cell">
      <style:table-cell-properties fo:padding="0.097cm" fo:border-left="0.002cm solid #000000" fo:border-right="none" fo:border-top="none" fo:border-bottom="0.002cm solid #000000"/>
    </style:style>
    <style:style style:name="表8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3" style:family="table">
      <style:table-properties style:width="17cm" table:align="margins"/>
    </style:style>
    <style:style style:name="表83.A" style:family="table-column">
      <style:table-column-properties style:column-width="1.124cm" style:rel-column-width="4331*"/>
    </style:style>
    <style:style style:name="表83.B" style:family="table-column">
      <style:table-column-properties style:column-width="15.877cm" style:rel-column-width="61204*"/>
    </style:style>
    <style:style style:name="表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3.B1" style:family="table-cell">
      <style:table-cell-properties fo:padding="0.097cm" fo:border="0.002cm solid #000000"/>
    </style:style>
    <style:style style:name="表83.A2" style:family="table-cell">
      <style:table-cell-properties fo:padding="0.097cm" fo:border-left="0.002cm solid #000000" fo:border-right="none" fo:border-top="none" fo:border-bottom="0.002cm solid #000000"/>
    </style:style>
    <style:style style:name="表8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4" style:family="table">
      <style:table-properties style:width="17cm" table:align="margins"/>
    </style:style>
    <style:style style:name="表84.A" style:family="table-column">
      <style:table-column-properties style:column-width="1.124cm" style:rel-column-width="4331*"/>
    </style:style>
    <style:style style:name="表84.B" style:family="table-column">
      <style:table-column-properties style:column-width="15.877cm" style:rel-column-width="61204*"/>
    </style:style>
    <style:style style:name="表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4.B1" style:family="table-cell">
      <style:table-cell-properties fo:padding="0.097cm" fo:border="0.002cm solid #000000"/>
    </style:style>
    <style:style style:name="表84.A2" style:family="table-cell">
      <style:table-cell-properties fo:padding="0.097cm" fo:border-left="0.002cm solid #000000" fo:border-right="none" fo:border-top="none" fo:border-bottom="0.002cm solid #000000"/>
    </style:style>
    <style:style style:name="表8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5" style:family="table">
      <style:table-properties style:width="17cm" table:align="margins"/>
    </style:style>
    <style:style style:name="表85.A" style:family="table-column">
      <style:table-column-properties style:column-width="1.125cm" style:rel-column-width="4338*"/>
    </style:style>
    <style:style style:name="表85.B" style:family="table-column">
      <style:table-column-properties style:column-width="15.875cm" style:rel-column-width="61197*"/>
    </style:style>
    <style:style style:name="表8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5.B1" style:family="table-cell">
      <style:table-cell-properties fo:padding="0.097cm" fo:border="0.002cm solid #000000"/>
    </style:style>
    <style:style style:name="表86" style:family="table">
      <style:table-properties style:width="17cm" table:align="margins"/>
    </style:style>
    <style:style style:name="表86.A" style:family="table-column">
      <style:table-column-properties style:column-width="1.124cm" style:rel-column-width="4331*"/>
    </style:style>
    <style:style style:name="表86.B" style:family="table-column">
      <style:table-column-properties style:column-width="15.877cm" style:rel-column-width="61204*"/>
    </style:style>
    <style:style style:name="表8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6.B1" style:family="table-cell">
      <style:table-cell-properties fo:padding="0.097cm" fo:border="0.002cm solid #000000"/>
    </style:style>
    <style:style style:name="表87" style:family="table">
      <style:table-properties style:width="17cm" table:align="margins"/>
    </style:style>
    <style:style style:name="表87.A" style:family="table-column">
      <style:table-column-properties style:column-width="1.124cm" style:rel-column-width="4331*"/>
    </style:style>
    <style:style style:name="表87.B" style:family="table-column">
      <style:table-column-properties style:column-width="15.877cm" style:rel-column-width="61204*"/>
    </style:style>
    <style:style style:name="表8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7.B1" style:family="table-cell">
      <style:table-cell-properties fo:padding="0.097cm" fo:border="0.002cm solid #000000"/>
    </style:style>
    <style:style style:name="表88" style:family="table">
      <style:table-properties style:width="17cm" table:align="margins"/>
    </style:style>
    <style:style style:name="表88.A" style:family="table-column">
      <style:table-column-properties style:column-width="1.124cm" style:rel-column-width="4331*"/>
    </style:style>
    <style:style style:name="表88.B" style:family="table-column">
      <style:table-column-properties style:column-width="15.877cm" style:rel-column-width="61204*"/>
    </style:style>
    <style:style style:name="表8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8.B1" style:family="table-cell">
      <style:table-cell-properties fo:padding="0.097cm" fo:border="0.002cm solid #000000"/>
    </style:style>
    <style:style style:name="表88.A2" style:family="table-cell">
      <style:table-cell-properties fo:padding="0.097cm" fo:border-left="0.002cm solid #000000" fo:border-right="none" fo:border-top="none" fo:border-bottom="0.002cm solid #000000"/>
    </style:style>
    <style:style style:name="表8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9" style:family="table">
      <style:table-properties style:width="17cm" table:align="margins"/>
    </style:style>
    <style:style style:name="表89.A" style:family="table-column">
      <style:table-column-properties style:column-width="1.124cm" style:rel-column-width="4331*"/>
    </style:style>
    <style:style style:name="表89.B" style:family="table-column">
      <style:table-column-properties style:column-width="15.877cm" style:rel-column-width="61204*"/>
    </style:style>
    <style:style style:name="表8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9.B1" style:family="table-cell">
      <style:table-cell-properties fo:padding="0.097cm" fo:border="0.002cm solid #000000"/>
    </style:style>
    <style:style style:name="表89.A2" style:family="table-cell">
      <style:table-cell-properties fo:padding="0.097cm" fo:border-left="0.002cm solid #000000" fo:border-right="none" fo:border-top="none" fo:border-bottom="0.002cm solid #000000"/>
    </style:style>
    <style:style style:name="表8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0" style:family="table">
      <style:table-properties style:width="17cm" table:align="margins"/>
    </style:style>
    <style:style style:name="表90.A" style:family="table-column">
      <style:table-column-properties style:column-width="1.124cm" style:rel-column-width="4331*"/>
    </style:style>
    <style:style style:name="表90.B" style:family="table-column">
      <style:table-column-properties style:column-width="15.877cm" style:rel-column-width="61204*"/>
    </style:style>
    <style:style style:name="表9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0.B1" style:family="table-cell">
      <style:table-cell-properties fo:padding="0.097cm" fo:border="0.002cm solid #000000"/>
    </style:style>
    <style:style style:name="表90.A2" style:family="table-cell">
      <style:table-cell-properties fo:padding="0.097cm" fo:border-left="0.002cm solid #000000" fo:border-right="none" fo:border-top="none" fo:border-bottom="0.002cm solid #000000"/>
    </style:style>
    <style:style style:name="表9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125cm" style:rel-column-width="4338*"/>
    </style:style>
    <style:style style:name="表8.B" style:family="table-column">
      <style:table-column-properties style:column-width="15.875cm" style:rel-column-width="61197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124cm" style:rel-column-width="4331*"/>
    </style:style>
    <style:style style:name="表9.B" style:family="table-column">
      <style:table-column-properties style:column-width="15.877cm" style:rel-column-width="61204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124cm" style:rel-column-width="4331*"/>
    </style:style>
    <style:style style:name="表10.B" style:family="table-column">
      <style:table-column-properties style:column-width="15.877cm" style:rel-column-width="61204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124cm" style:rel-column-width="4331*"/>
    </style:style>
    <style:style style:name="表11.B" style:family="table-column">
      <style:table-column-properties style:column-width="15.877cm" style:rel-column-width="61204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124cm" style:rel-column-width="4331*"/>
    </style:style>
    <style:style style:name="表15.B" style:family="table-column">
      <style:table-column-properties style:column-width="15.877cm" style:rel-column-width="61204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7" style:family="table">
      <style:table-properties style:width="17cm" table:align="margins"/>
    </style:style>
    <style:style style:name="表77.A" style:family="table-column">
      <style:table-column-properties style:column-width="1.124cm" style:rel-column-width="4331*"/>
    </style:style>
    <style:style style:name="表77.B" style:family="table-column">
      <style:table-column-properties style:column-width="15.877cm" style:rel-column-width="61204*"/>
    </style:style>
    <style:style style:name="表7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7.B1" style:family="table-cell">
      <style:table-cell-properties fo:padding="0.097cm" fo:border="0.002cm solid #000000"/>
    </style:style>
    <style:style style:name="表77.A2" style:family="table-cell">
      <style:table-cell-properties fo:padding="0.097cm" fo:border-left="0.002cm solid #000000" fo:border-right="none" fo:border-top="none" fo:border-bottom="0.002cm solid #000000"/>
    </style:style>
    <style:style style:name="表7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646cm" style:rel-column-width="6344*"/>
    </style:style>
    <style:style style:name="表12.B" style:family="table-column">
      <style:table-column-properties style:column-width="15.355cm" style:rel-column-width="59191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background-color="#ffff99" fo:padding="0.097cm" fo:border="0.002cm solid #000000">
        <style:background-image/>
      </style:table-cell-properties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1" style:family="table">
      <style:table-properties style:width="17cm" table:align="margins"/>
    </style:style>
    <style:style style:name="表91.A" style:family="table-column">
      <style:table-column-properties style:column-width="1.125cm" style:rel-column-width="4338*"/>
    </style:style>
    <style:style style:name="表91.B" style:family="table-column">
      <style:table-column-properties style:column-width="15.875cm" style:rel-column-width="61197*"/>
    </style:style>
    <style:style style:name="表9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1.B1" style:family="table-cell">
      <style:table-cell-properties fo:padding="0.097cm" fo:border="0.002cm solid #000000"/>
    </style:style>
    <style:style style:name="表92" style:family="table">
      <style:table-properties style:width="17cm" table:align="margins"/>
    </style:style>
    <style:style style:name="表92.A" style:family="table-column">
      <style:table-column-properties style:column-width="1.124cm" style:rel-column-width="4331*"/>
    </style:style>
    <style:style style:name="表92.B" style:family="table-column">
      <style:table-column-properties style:column-width="15.877cm" style:rel-column-width="61204*"/>
    </style:style>
    <style:style style:name="表9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2.B1" style:family="table-cell">
      <style:table-cell-properties fo:padding="0.097cm" fo:border="0.002cm solid #000000"/>
    </style:style>
    <style:style style:name="表93" style:family="table">
      <style:table-properties style:width="17cm" table:align="margins"/>
    </style:style>
    <style:style style:name="表93.A" style:family="table-column">
      <style:table-column-properties style:column-width="1.124cm" style:rel-column-width="4331*"/>
    </style:style>
    <style:style style:name="表93.B" style:family="table-column">
      <style:table-column-properties style:column-width="15.877cm" style:rel-column-width="61204*"/>
    </style:style>
    <style:style style:name="表9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3.B1" style:family="table-cell">
      <style:table-cell-properties fo:padding="0.097cm" fo:border="0.002cm solid #000000"/>
    </style:style>
    <style:style style:name="表94" style:family="table">
      <style:table-properties style:width="17cm" table:align="margins"/>
    </style:style>
    <style:style style:name="表94.A" style:family="table-column">
      <style:table-column-properties style:column-width="1.124cm" style:rel-column-width="4331*"/>
    </style:style>
    <style:style style:name="表94.B" style:family="table-column">
      <style:table-column-properties style:column-width="15.877cm" style:rel-column-width="61204*"/>
    </style:style>
    <style:style style:name="表9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4.B1" style:family="table-cell">
      <style:table-cell-properties fo:padding="0.097cm" fo:border="0.002cm solid #000000"/>
    </style:style>
    <style:style style:name="表94.A2" style:family="table-cell">
      <style:table-cell-properties fo:padding="0.097cm" fo:border-left="0.002cm solid #000000" fo:border-right="none" fo:border-top="none" fo:border-bottom="0.002cm solid #000000"/>
    </style:style>
    <style:style style:name="表9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5" style:family="table">
      <style:table-properties style:width="17cm" table:align="margins"/>
    </style:style>
    <style:style style:name="表95.A" style:family="table-column">
      <style:table-column-properties style:column-width="1.124cm" style:rel-column-width="4331*"/>
    </style:style>
    <style:style style:name="表95.B" style:family="table-column">
      <style:table-column-properties style:column-width="15.877cm" style:rel-column-width="61204*"/>
    </style:style>
    <style:style style:name="表9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5.B1" style:family="table-cell">
      <style:table-cell-properties fo:padding="0.097cm" fo:border="0.002cm solid #000000"/>
    </style:style>
    <style:style style:name="表95.A2" style:family="table-cell">
      <style:table-cell-properties fo:padding="0.097cm" fo:border-left="0.002cm solid #000000" fo:border-right="none" fo:border-top="none" fo:border-bottom="0.002cm solid #000000"/>
    </style:style>
    <style:style style:name="表9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6" style:family="table">
      <style:table-properties style:width="17cm" table:align="margins"/>
    </style:style>
    <style:style style:name="表96.A" style:family="table-column">
      <style:table-column-properties style:column-width="1.124cm" style:rel-column-width="4331*"/>
    </style:style>
    <style:style style:name="表96.B" style:family="table-column">
      <style:table-column-properties style:column-width="15.877cm" style:rel-column-width="61204*"/>
    </style:style>
    <style:style style:name="表9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6.B1" style:family="table-cell">
      <style:table-cell-properties fo:padding="0.097cm" fo:border="0.002cm solid #000000"/>
    </style:style>
    <style:style style:name="表96.A2" style:family="table-cell">
      <style:table-cell-properties fo:padding="0.097cm" fo:border-left="0.002cm solid #000000" fo:border-right="none" fo:border-top="none" fo:border-bottom="0.002cm solid #000000"/>
    </style:style>
    <style:style style:name="表9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font-size="24pt" fo:background-color="#ccffcc" style:font-size-asian="24pt" style:font-name-complex="Times New Roman" style:font-size-complex="24pt"/>
    </style:style>
    <style:style style:name="P3" style:family="paragraph" style:parent-style-name="Standard">
      <style:text-properties fo:font-size="24pt" fo:background-color="#ccffcc" style:font-size-asian="24pt" style:language-asian="ja" style:country-asian="JP" style:font-name-complex="Times New Roman" style:font-size-complex="24pt"/>
    </style:style>
    <style:style style:name="P4" style:family="paragraph" style:parent-style-name="Standard">
      <style:text-properties fo:color="#000000" style:font-name="times new roman" fo:font-size="14pt" style:font-size-asian="24pt" style:font-size-complex="24pt"/>
    </style:style>
    <style:style style:name="P5" style:family="paragraph" style:parent-style-name="Standard">
      <style:text-properties fo:color="#3333ff" fo:font-size="24pt" style:font-size-asian="24pt" style:font-size-complex="24pt"/>
    </style:style>
    <style:style style:name="P6" style:family="paragraph" style:parent-style-name="Standard">
      <style:text-properties fo:font-size="20pt" style:font-size-asian="20pt" style:font-size-complex="20pt"/>
    </style:style>
    <style:style style:name="P7" style:family="paragraph" style:parent-style-name="Standard">
      <style:text-properties fo:font-size="20pt" style:font-size-asian="20pt" style:language-asian="ja" style:country-asian="JP" style:font-size-complex="20pt"/>
    </style:style>
    <style:style style:name="P8" style:family="paragraph" style:parent-style-name="Standard">
      <style:text-properties fo:font-size="20pt" fo:background-color="#ccff00" style:font-size-asian="20pt" style:font-size-complex="20pt"/>
    </style:style>
    <style:style style:name="P9" style:family="paragraph" style:parent-style-name="Standard">
      <style:text-properties fo:font-size="18pt" style:font-size-asian="18pt" style:font-size-complex="18pt"/>
    </style:style>
    <style:style style:name="P10" style:family="paragraph" style:parent-style-name="Standard">
      <style:text-properties fo:color="#cc00cc" fo:font-size="20pt" style:font-size-asian="20pt" style:font-size-complex="20pt"/>
    </style:style>
    <style:style style:name="P11" style:family="paragraph" style:parent-style-name="Standard">
      <style:text-properties style:font-name="Arial" fo:font-size="20pt" style:font-size-asian="20pt" style:font-name-complex="Arial" style:font-size-complex="20pt"/>
    </style:style>
    <style:style style:name="P12" style:family="paragraph" style:parent-style-name="Standard">
      <style:text-properties style:font-name="Arial" fo:font-size="20pt" style:font-name-asian="Arial" style:font-size-asian="20pt" style:font-size-complex="20pt"/>
    </style:style>
    <style:style style:name="P13" style:family="paragraph" style:parent-style-name="Standard">
      <style:text-properties style:font-name="Arial" fo:font-size="24pt" style:font-size-asian="24pt" style:font-name-complex="Arial" style:font-size-complex="24pt"/>
    </style:style>
    <style:style style:name="P14" style:family="paragraph" style:parent-style-name="Standard">
      <style:text-properties style:font-name="Arial" fo:font-size="24pt" style:font-name-asian="Arial" style:font-size-asian="24pt" style:font-size-complex="24pt"/>
    </style:style>
    <style:style style:name="P15" style:family="paragraph" style:parent-style-name="Standard">
      <style:text-properties fo:color="#993366" fo:font-size="20pt" style:font-size-asian="20pt" style:font-size-complex="20pt"/>
    </style:style>
    <style:style style:name="P16" style:family="paragraph" style:parent-style-name="Standard">
      <style:text-properties style:font-name="Aparajita" fo:font-size="20pt" style:font-size-asian="20pt" style:font-name-complex="Arial" style:font-size-complex="20pt"/>
    </style:style>
    <style:style style:name="P17" style:family="paragraph" style:parent-style-name="Standard">
      <style:text-properties fo:color="#801900" fo:font-size="24pt" style:font-size-asian="24pt" style:font-size-complex="24pt"/>
    </style:style>
    <style:style style:name="P18" style:family="paragraph" style:parent-style-name="Table_20_Contents">
      <style:text-properties fo:font-size="24pt" style:font-size-asian="24pt" style:font-size-complex="24pt"/>
    </style:style>
    <style:style style:name="P19" style:family="paragraph" style:parent-style-name="Table_20_Contents">
      <style:text-properties fo:font-size="20pt" style:font-size-asian="20pt" style:font-size-complex="20pt"/>
    </style:style>
    <style:style style:name="P20" style:family="paragraph" style:parent-style-name="Table_20_Contents">
      <style:text-properties style:font-name="Arial" fo:font-size="24pt" style:font-name-asian="Arial" style:font-size-asian="24pt" style:font-size-complex="24pt"/>
    </style:style>
    <style:style style:name="P21" style:family="paragraph" style:parent-style-name="Table_20_Contents">
      <style:text-properties fo:color="#801900" fo:font-size="24pt" style:font-size-asian="24pt" style:font-size-complex="24pt"/>
    </style:style>
    <style:style style:name="P22" style:family="paragraph" style:parent-style-name="Standard">
      <style:paragraph-properties fo:margin-top="0cm" fo:margin-bottom="0.499cm"/>
      <style:text-properties fo:color="#000000" style:font-name="times new roman" fo:font-size="14pt"/>
    </style:style>
    <style:style style:name="P23" style:family="paragraph" style:parent-style-name="Standard">
      <style:paragraph-properties fo:margin-top="0cm" fo:margin-bottom="0.499cm"/>
      <style:text-properties fo:color="#000000" style:font-name="times new roman" fo:font-size="20pt" style:font-size-asian="20pt" style:font-size-complex="20pt"/>
    </style:style>
    <style:style style:name="P24" style:family="paragraph" style:parent-style-name="Standard">
      <style:paragraph-properties fo:margin-top="0cm" fo:margin-bottom="0.499cm"/>
      <style:text-properties fo:color="#3333ff" style:font-name="times new roman" fo:font-size="20pt" style:font-size-asian="20pt" style:font-size-complex="20pt"/>
    </style:style>
    <style:style style:name="P2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4pt" fo:font-style="normal" style:text-underline-style="none" fo:font-weight="normal" style:text-blinking="false" fo:background-color="#ffff99" style:font-name-asian="Arial1" style:font-size-asian="24pt" style:language-asian="ja" style:country-asian="JP" style:font-style-asian="normal" style:font-weight-asian="normal" style:font-size-complex="24pt"/>
    </style:style>
    <style:style style:name="P26" style:family="paragraph" style:parent-style-name="Table_20_Contents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27" style:family="paragraph" style:parent-style-name="Table_20_Contents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28" style:family="paragraph" style:parent-style-name="Standard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29" style:family="paragraph" style:parent-style-name="Standard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30" style:family="paragraph" style:parent-style-name="Standard">
      <style:text-properties fo:font-size="20pt" style:font-size-asian="20pt" style:font-size-complex="20pt"/>
    </style:style>
    <style:style style:name="P31" style:family="paragraph" style:parent-style-name="Standard" style:list-style-name="L2">
      <style:text-properties fo:font-size="20pt" style:font-size-asian="20pt" style:font-size-complex="20pt"/>
    </style:style>
    <style:style style:name="P32" style:family="paragraph" style:parent-style-name="Standard" style:list-style-name="L3">
      <style:text-properties fo:font-size="20pt" style:font-size-asian="20pt" style:font-size-complex="20pt"/>
    </style:style>
    <style:style style:name="P33" style:family="paragraph" style:parent-style-name="Standard" style:list-style-name="L5">
      <style:text-properties fo:font-size="20pt" style:font-size-asian="20pt" style:font-size-complex="20pt"/>
    </style:style>
    <style:style style:name="P34" style:family="paragraph" style:parent-style-name="Standard" style:list-style-name="L6">
      <style:text-properties fo:font-size="20pt" style:font-size-asian="20pt" style:font-size-complex="20pt"/>
    </style:style>
    <style:style style:name="P35" style:family="paragraph" style:parent-style-name="Standard" style:list-style-name="L8">
      <style:text-properties fo:font-size="20pt" style:font-size-asian="20pt" style:font-size-complex="20pt"/>
    </style:style>
    <style:style style:name="P36" style:family="paragraph" style:parent-style-name="Standard" style:list-style-name="L9">
      <style:text-properties fo:font-size="20pt" style:font-size-asian="20pt" style:font-size-complex="20pt"/>
    </style:style>
    <style:style style:name="P37" style:family="paragraph" style:parent-style-name="Standard" style:list-style-name="L10">
      <style:text-properties fo:font-size="20pt" style:font-size-asian="20pt" style:font-size-complex="20pt"/>
    </style:style>
    <style:style style:name="P38" style:family="paragraph" style:parent-style-name="Standard" style:list-style-name="L12">
      <style:text-properties fo:font-size="20pt" style:font-size-asian="20pt" style:font-size-complex="20pt"/>
    </style:style>
    <style:style style:name="P39" style:family="paragraph" style:parent-style-name="Standard" style:list-style-name="L15">
      <style:text-properties fo:font-size="20pt" style:font-size-asian="20pt" style:font-size-complex="20pt"/>
    </style:style>
    <style:style style:name="P40" style:family="paragraph" style:parent-style-name="Standard" style:list-style-name="L16">
      <style:text-properties fo:font-size="20pt" style:font-size-asian="20pt" style:font-size-complex="20pt"/>
    </style:style>
    <style:style style:name="P41" style:family="paragraph" style:parent-style-name="Standard" style:list-style-name="L17">
      <style:text-properties fo:font-size="20pt" style:font-size-asian="20pt" style:font-size-complex="20pt"/>
    </style:style>
    <style:style style:name="P42" style:family="paragraph" style:parent-style-name="Standard" style:list-style-name="L18">
      <style:text-properties fo:font-size="20pt" style:font-size-asian="20pt" style:font-size-complex="20pt"/>
    </style:style>
    <style:style style:name="P43" style:family="paragraph" style:parent-style-name="Standard" style:list-style-name="L19">
      <style:text-properties fo:font-size="20pt" style:font-size-asian="20pt" style:font-size-complex="20pt"/>
    </style:style>
    <style:style style:name="P44" style:family="paragraph" style:parent-style-name="Standard" style:list-style-name="L20">
      <style:text-properties fo:font-size="20pt" style:font-size-asian="20pt" style:font-size-complex="20pt"/>
    </style:style>
    <style:style style:name="P45" style:family="paragraph" style:parent-style-name="Standard" style:list-style-name="L21">
      <style:text-properties fo:font-size="20pt" style:font-size-asian="20pt" style:font-size-complex="20pt"/>
    </style:style>
    <style:style style:name="P46" style:family="paragraph" style:parent-style-name="Standard" style:list-style-name="L22">
      <style:text-properties fo:font-size="20pt" style:font-size-asian="20pt" style:font-size-complex="20pt"/>
    </style:style>
    <style:style style:name="P47" style:family="paragraph" style:parent-style-name="Standard" style:list-style-name="L23">
      <style:text-properties fo:font-size="20pt" style:font-size-asian="20pt" style:font-size-complex="20pt"/>
    </style:style>
    <style:style style:name="P48" style:family="paragraph" style:parent-style-name="Standard" style:list-style-name="L24">
      <style:text-properties fo:font-size="20pt" style:font-size-asian="20pt" style:font-size-complex="20pt"/>
    </style:style>
    <style:style style:name="P49" style:family="paragraph" style:parent-style-name="Standard" style:list-style-name="L26">
      <style:text-properties fo:font-size="20pt" style:font-size-asian="20pt" style:font-size-complex="20pt"/>
    </style:style>
    <style:style style:name="P50" style:family="paragraph" style:parent-style-name="Standard" style:list-style-name="L27">
      <style:text-properties fo:font-size="20pt" style:font-size-asian="20pt" style:font-size-complex="20pt"/>
    </style:style>
    <style:style style:name="P51" style:family="paragraph" style:parent-style-name="Standard" style:list-style-name="L28">
      <style:text-properties fo:font-size="20pt" style:font-size-asian="20pt" style:font-size-complex="20pt"/>
    </style:style>
    <style:style style:name="P52" style:family="paragraph" style:parent-style-name="Standard" style:list-style-name="L29">
      <style:text-properties fo:font-size="20pt" style:font-size-asian="20pt" style:font-size-complex="20pt"/>
    </style:style>
    <style:style style:name="P53" style:family="paragraph" style:parent-style-name="Standard" style:list-style-name="L30">
      <style:text-properties fo:font-size="20pt" style:font-size-asian="20pt" style:font-size-complex="20pt"/>
    </style:style>
    <style:style style:name="P54" style:family="paragraph" style:parent-style-name="Standard" style:list-style-name="L31">
      <style:text-properties fo:font-size="20pt" style:font-size-asian="20pt" style:font-size-complex="20pt"/>
    </style:style>
    <style:style style:name="P55" style:family="paragraph" style:parent-style-name="Standard" style:list-style-name="L33">
      <style:text-properties fo:font-size="20pt" style:font-size-asian="20pt" style:font-size-complex="20pt"/>
    </style:style>
    <style:style style:name="P56" style:family="paragraph" style:parent-style-name="Standard" style:list-style-name="L34">
      <style:text-properties fo:font-size="20pt" style:font-size-asian="20pt" style:font-size-complex="20pt"/>
    </style:style>
    <style:style style:name="P57" style:family="paragraph" style:parent-style-name="Standard" style:list-style-name="L35">
      <style:text-properties fo:font-size="20pt" style:font-size-asian="20pt" style:font-size-complex="20pt"/>
    </style:style>
    <style:style style:name="P58" style:family="paragraph" style:parent-style-name="Standard" style:list-style-name="L36">
      <style:text-properties fo:font-size="20pt" style:font-size-asian="20pt" style:font-size-complex="20pt"/>
    </style:style>
    <style:style style:name="P59" style:family="paragraph" style:parent-style-name="Standard" style:list-style-name="L37">
      <style:text-properties fo:font-size="20pt" style:font-size-asian="20pt" style:font-size-complex="20pt"/>
    </style:style>
    <style:style style:name="P60" style:family="paragraph" style:parent-style-name="Standard" style:list-style-name="L38">
      <style:text-properties fo:font-size="20pt" style:font-size-asian="20pt" style:font-size-complex="20pt"/>
    </style:style>
    <style:style style:name="P61" style:family="paragraph" style:parent-style-name="Standard" style:list-style-name="L39">
      <style:text-properties fo:font-size="20pt" style:font-size-asian="20pt" style:font-size-complex="20pt"/>
    </style:style>
    <style:style style:name="P62" style:family="paragraph" style:parent-style-name="Standard" style:list-style-name="L40">
      <style:text-properties fo:font-size="20pt" style:font-size-asian="20pt" style:font-size-complex="20pt"/>
    </style:style>
    <style:style style:name="P63" style:family="paragraph" style:parent-style-name="Standard" style:list-style-name="L41">
      <style:text-properties fo:font-size="20pt" style:font-size-asian="20pt" style:font-size-complex="20pt"/>
    </style:style>
    <style:style style:name="P64" style:family="paragraph" style:parent-style-name="Standard" style:list-style-name="L42">
      <style:text-properties fo:font-size="20pt" style:font-size-asian="20pt" style:font-size-complex="20pt"/>
    </style:style>
    <style:style style:name="P65" style:family="paragraph" style:parent-style-name="Standard" style:list-style-name="L43">
      <style:text-properties fo:font-size="20pt" style:font-size-asian="20pt" style:font-size-complex="20pt"/>
    </style:style>
    <style:style style:name="P66" style:family="paragraph" style:parent-style-name="Standard" style:list-style-name="L44">
      <style:text-properties fo:font-size="20pt" style:font-size-asian="20pt" style:font-size-complex="20pt"/>
    </style:style>
    <style:style style:name="P67" style:family="paragraph" style:parent-style-name="Standard" style:list-style-name="L49">
      <style:text-properties fo:font-size="20pt" style:font-size-asian="20pt" style:font-size-complex="20pt"/>
    </style:style>
    <style:style style:name="P68" style:family="paragraph" style:parent-style-name="Standard" style:list-style-name="L50">
      <style:text-properties fo:font-size="20pt" style:font-size-asian="20pt" style:font-size-complex="20pt"/>
    </style:style>
    <style:style style:name="P69" style:family="paragraph" style:parent-style-name="Standard" style:list-style-name="L51">
      <style:text-properties fo:font-size="20pt" style:font-size-asian="20pt" style:font-size-complex="20pt"/>
    </style:style>
    <style:style style:name="P70" style:family="paragraph" style:parent-style-name="Standard" style:list-style-name="L52">
      <style:text-properties fo:font-size="20pt" style:font-size-asian="20pt" style:font-size-complex="20pt"/>
    </style:style>
    <style:style style:name="P71" style:family="paragraph" style:parent-style-name="Standard" style:list-style-name="L53">
      <style:text-properties fo:font-size="20pt" style:font-size-asian="20pt" style:font-size-complex="20pt"/>
    </style:style>
    <style:style style:name="P72" style:family="paragraph" style:parent-style-name="Standard" style:list-style-name="L54">
      <style:text-properties fo:font-size="20pt" style:font-size-asian="20pt" style:font-size-complex="20pt"/>
    </style:style>
    <style:style style:name="P73" style:family="paragraph" style:parent-style-name="Standard" style:list-style-name="L58">
      <style:text-properties fo:font-size="20pt" style:font-size-asian="20pt" style:font-size-complex="20pt"/>
    </style:style>
    <style:style style:name="P74" style:family="paragraph" style:parent-style-name="Standard" style:list-style-name="L65">
      <style:text-properties fo:font-size="20pt" style:font-size-asian="20pt" style:font-size-complex="20pt"/>
    </style:style>
    <style:style style:name="P75" style:family="paragraph" style:parent-style-name="Standard">
      <style:text-properties fo:font-size="20pt" style:font-size-asian="20pt" style:language-asian="ja" style:country-asian="JP" style:font-size-complex="20pt"/>
    </style:style>
    <style:style style:name="P76" style:family="paragraph" style:parent-style-name="Standard">
      <style:text-properties fo:font-size="24pt" style:font-size-asian="24pt" style:font-size-complex="24pt"/>
    </style:style>
    <style:style style:name="P77" style:family="paragraph" style:parent-style-name="Standard" style:list-style-name="L7">
      <style:text-properties fo:font-size="24pt" style:font-size-asian="24pt" style:font-size-complex="24pt"/>
    </style:style>
    <style:style style:name="P78" style:family="paragraph" style:parent-style-name="Standard" style:list-style-name="L10">
      <style:text-properties fo:font-size="24pt" style:font-size-asian="24pt" style:font-size-complex="24pt"/>
    </style:style>
    <style:style style:name="P79" style:family="paragraph" style:parent-style-name="Standard" style:list-style-name="L19">
      <style:text-properties fo:font-size="24pt" style:font-size-asian="24pt" style:font-size-complex="24pt"/>
    </style:style>
    <style:style style:name="P80" style:family="paragraph" style:parent-style-name="Standard" style:list-style-name="L22">
      <style:text-properties fo:font-size="24pt" style:font-size-asian="24pt" style:font-size-complex="24pt"/>
    </style:style>
    <style:style style:name="P81" style:family="paragraph" style:parent-style-name="Standard" style:list-style-name="L27">
      <style:text-properties fo:font-size="24pt" style:font-size-asian="24pt" style:font-size-complex="24pt"/>
    </style:style>
    <style:style style:name="P82" style:family="paragraph" style:parent-style-name="Standard" style:list-style-name="L30">
      <style:text-properties fo:font-size="24pt" style:font-size-asian="24pt" style:font-size-complex="24pt"/>
    </style:style>
    <style:style style:name="P83" style:family="paragraph" style:parent-style-name="Standard" style:list-style-name="L34">
      <style:text-properties fo:font-size="24pt" style:font-size-asian="24pt" style:font-size-complex="24pt"/>
    </style:style>
    <style:style style:name="P84" style:family="paragraph" style:parent-style-name="Standard" style:list-style-name="L37">
      <style:text-properties fo:font-size="24pt" style:font-size-asian="24pt" style:font-size-complex="24pt"/>
    </style:style>
    <style:style style:name="P85" style:family="paragraph" style:parent-style-name="Standard" style:list-style-name="L40">
      <style:text-properties fo:font-size="24pt" style:font-size-asian="24pt" style:font-size-complex="24pt"/>
    </style:style>
    <style:style style:name="P86" style:family="paragraph" style:parent-style-name="Standard" style:list-style-name="L42">
      <style:text-properties fo:font-size="24pt" style:font-size-asian="24pt" style:font-size-complex="24pt"/>
    </style:style>
    <style:style style:name="P87" style:family="paragraph" style:parent-style-name="Standard" style:list-style-name="L52">
      <style:text-properties fo:font-size="24pt" style:font-size-asian="24pt" style:font-size-complex="24pt"/>
    </style:style>
    <style:style style:name="P88" style:family="paragraph" style:parent-style-name="Standard" style:list-style-name="L57">
      <style:text-properties fo:font-size="24pt" style:font-size-asian="24pt" style:font-size-complex="24pt"/>
    </style:style>
    <style:style style:name="P89" style:family="paragraph" style:parent-style-name="Standard" style:list-style-name="L61">
      <style:text-properties fo:font-size="24pt" style:font-size-asian="24pt" style:font-size-complex="24pt"/>
    </style:style>
    <style:style style:name="P90" style:family="paragraph" style:parent-style-name="Standard" style:list-style-name="L62">
      <style:text-properties fo:font-size="24pt" style:font-size-asian="24pt" style:font-size-complex="24pt"/>
    </style:style>
    <style:style style:name="P91" style:family="paragraph" style:parent-style-name="Standard" style:list-style-name="L63">
      <style:text-properties fo:font-size="24pt" style:font-size-asian="24pt" style:font-size-complex="24pt"/>
    </style:style>
    <style:style style:name="P92" style:family="paragraph" style:parent-style-name="Standard" style:list-style-name="L68">
      <style:text-properties fo:font-size="24pt" style:font-size-asian="24pt" style:font-size-complex="24pt"/>
    </style:style>
    <style:style style:name="P93" style:family="paragraph" style:parent-style-name="Standard">
      <style:text-properties fo:font-size="24pt" fo:background-color="#ccffcc" style:font-size-asian="24pt" style:language-asian="ja" style:country-asian="JP" style:font-name-complex="Times New Roman" style:font-size-complex="24pt"/>
    </style:style>
    <style:style style:name="P94" style:family="paragraph" style:parent-style-name="Standard">
      <style:text-properties fo:font-size="24pt" fo:background-color="#ccffcc" style:font-size-asian="24pt" style:font-name-complex="Times New Roman" style:font-size-complex="24pt"/>
    </style:style>
    <style:style style:name="P95" style:family="paragraph" style:parent-style-name="Standard" style:list-style-name="L7">
      <style:text-properties fo:font-variant="normal" fo:text-transform="none" fo:color="#000000" style:font-name="times new roman" fo:font-size="14pt" fo:letter-spacing="normal" fo:font-style="normal" fo:font-weight="normal" style:font-size-asian="24pt" style:font-size-complex="24pt"/>
    </style:style>
    <style:style style:name="P96" style:family="paragraph" style:parent-style-name="Standard" style:list-style-name="L47">
      <style:text-properties fo:font-variant="normal" fo:text-transform="none" fo:color="#000000" style:font-name="times new roman" fo:font-size="14pt" fo:letter-spacing="normal" fo:font-style="normal" fo:font-weight="normal" style:font-size-asian="24pt" style:font-size-complex="24pt"/>
    </style:style>
    <style:style style:name="P97" style:family="paragraph" style:parent-style-name="Standard" style:list-style-name="L16">
      <style:text-properties fo:color="#801900" fo:font-size="24pt" style:font-size-asian="24pt" style:font-size-complex="24pt"/>
    </style:style>
    <style:style style:name="P98" style:family="paragraph" style:parent-style-name="Standard" style:list-style-name="L44"/>
    <style:style style:name="P99" style:family="paragraph" style:parent-style-name="Standard" style:list-style-name="L45"/>
    <style:style style:name="P100" style:family="paragraph" style:parent-style-name="Standard" style:list-style-name="L46"/>
    <style:style style:name="P101" style:family="paragraph" style:parent-style-name="Standard" style:list-style-name="L55"/>
    <style:style style:name="P102" style:family="paragraph" style:parent-style-name="Standard" style:list-style-name="L56"/>
    <style:style style:name="P103" style:family="paragraph" style:parent-style-name="Standard" style:list-style-name="L59"/>
    <style:style style:name="P104" style:family="paragraph" style:parent-style-name="Standard" style:list-style-name="L60"/>
    <style:style style:name="P105" style:family="paragraph" style:parent-style-name="Standard" style:list-style-name="L64"/>
    <style:style style:name="P106" style:family="paragraph" style:parent-style-name="Standard">
      <style:text-properties fo:color="#3333ff" fo:font-size="24pt" style:font-size-asian="24pt" style:font-size-complex="24pt"/>
    </style:style>
    <style:style style:name="P107" style:family="paragraph" style:parent-style-name="Standard" style:list-style-name="L66"/>
    <style:style style:name="P108" style:family="paragraph" style:parent-style-name="Standard" style:list-style-name="L67"/>
    <style:style style:name="P109" style:family="paragraph" style:parent-style-name="Standard" style:list-style-name="L13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110" style:family="paragraph" style:parent-style-name="Standard" style:list-style-name="L14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111" style:family="paragraph" style:parent-style-name="Standard" style:list-style-name="L14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112" style:family="paragraph" style:parent-style-name="Standard">
      <style:paragraph-properties fo:margin-top="0cm" fo:margin-bottom="0.499cm"/>
      <style:text-properties fo:color="#3333ff" style:font-name="times new roman" fo:font-size="20pt" style:font-size-asian="20pt" style:font-size-complex="20pt"/>
    </style:style>
    <style:style style:name="P113" style:family="paragraph" style:parent-style-name="Table_20_Contents">
      <style:text-properties fo:font-size="24pt" style:font-size-asian="24pt" style:font-size-complex="24pt"/>
    </style:style>
    <style:style style:name="P114" style:family="paragraph" style:parent-style-name="Table_20_Contents">
      <style:text-properties fo:font-size="20pt" style:font-size-asian="20pt" style:font-size-complex="20pt"/>
    </style:style>
    <style:style style:name="P115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16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/>
    </style:style>
    <style:style style:name="P117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P118" style:family="paragraph" style:parent-style-name="Text_20_body" style:list-style-name="L1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000000" fo:letter-spacing="normal"/>
    </style:style>
    <style:style style:name="P119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style:font-name="times new roman" fo:font-size="18pt" fo:letter-spacing="normal" fo:font-style="normal" fo:font-weight="normal"/>
    </style:style>
    <style:style style:name="P120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222222" fo:letter-spacing="normal"/>
    </style:style>
    <style:style style:name="P121" style:family="paragraph" style:parent-style-name="Text_20_body" style:list-style-name="L1">
      <style:paragraph-properties fo:margin-left="0.397cm" fo:margin-right="0cm" fo:orphans="2" fo:widows="2" fo:text-indent="0cm" style:auto-text-indent="false"/>
    </style:style>
    <style:style style:name="P122" style:family="paragraph" style:parent-style-name="Text_20_body" style:list-style-name="L2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23" style:family="paragraph" style:parent-style-name="Text_20_body" style:list-style-name="L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24" style:family="paragraph" style:parent-style-name="Text_20_body" style:list-style-name="L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25" style:family="paragraph" style:parent-style-name="Text_20_body" style:list-style-name="L17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26" style:family="paragraph" style:parent-style-name="Text_20_body" style:list-style-name="L20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27" style:family="paragraph" style:parent-style-name="Text_20_body" style:list-style-name="L2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28" style:family="paragraph" style:parent-style-name="Text_20_body" style:list-style-name="L2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29" style:family="paragraph" style:parent-style-name="Text_20_body" style:list-style-name="L32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30" style:family="paragraph" style:parent-style-name="Text_20_body" style:list-style-name="L3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31" style:family="paragraph" style:parent-style-name="Text_20_body" style:list-style-name="L3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32" style:family="paragraph" style:parent-style-name="Text_20_body" style:list-style-name="L43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33" style:family="paragraph" style:parent-style-name="Text_20_body" style:list-style-name="L49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34" style:family="paragraph" style:parent-style-name="Text_20_body" style:list-style-name="L53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35" style:family="paragraph" style:parent-style-name="Text_20_body" style:list-style-name="L4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36" style:family="paragraph" style:parent-style-name="Text_20_body" style:list-style-name="L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37" style:family="paragraph" style:parent-style-name="Text_20_body" style:list-style-name="L11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38" style:family="paragraph" style:parent-style-name="Text_20_body" style:list-style-name="L17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39" style:family="paragraph" style:parent-style-name="Text_20_body" style:list-style-name="L20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40" style:family="paragraph" style:parent-style-name="Text_20_body" style:list-style-name="L23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41" style:family="paragraph" style:parent-style-name="Text_20_body" style:list-style-name="L2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42" style:family="paragraph" style:parent-style-name="Text_20_body" style:list-style-name="L31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43" style:family="paragraph" style:parent-style-name="Text_20_body" style:list-style-name="L35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44" style:family="paragraph" style:parent-style-name="Text_20_body" style:list-style-name="L3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45" style:family="paragraph" style:parent-style-name="Text_20_body" style:list-style-name="L43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46" style:family="paragraph" style:parent-style-name="Text_20_body" style:list-style-name="L4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47" style:family="paragraph" style:parent-style-name="Text_20_body" style:list-style-name="L49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48" style:family="paragraph" style:parent-style-name="Text_20_body" style:list-style-name="L53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49" style:family="paragraph" style:parent-style-name="Text_20_body" style:list-style-name="L8">
      <style:paragraph-properties fo:margin-top="0cm" fo:margin-bottom="0cm" style:line-height-at-least="0.344cm" fo:orphans="2" fo:widows="2" fo:background-color="#ff9999">
        <style:background-image/>
      </style:paragraph-properties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5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4pt" fo:font-style="normal" style:text-underline-style="none" fo:font-weight="normal" style:text-blinking="false" fo:background-color="#ffff99" style:font-name-asian="Arial1" style:font-size-asian="24pt" style:language-asian="ja" style:country-asian="JP" style:font-style-asian="normal" style:font-weight-asian="normal" style:font-size-complex="24pt"/>
    </style:style>
    <style:style style:name="T1" style:family="text">
      <style:text-properties fo:font-variant="normal" fo:text-transform="none" fo:color="#000000" fo:letter-spacing="normal" style:font-name-complex="times new roman" style:font-size-complex="14pt" style:font-style-complex="normal" style:font-weight-complex="normal"/>
    </style:style>
    <style:style style:name="T2" style:family="text">
      <style:text-properties fo:font-variant="normal" fo:text-transform="none" fo:color="#000000" fo:letter-spacing="normal" style:font-name-complex="times new roman" style:font-size-complex="24pt" style:font-style-complex="normal" style:font-weight-complex="normal"/>
    </style:style>
    <style:style style:name="T3" style:family="text"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T4" style:family="text">
      <style:text-properties fo:font-variant="normal" fo:text-transform="none" fo:color="#000000" fo:letter-spacing="normal" style:font-name-asian="times new roman" style:font-size-asian="18pt" style:font-style-asian="normal" style:font-weight-asian="normal"/>
    </style:style>
    <style:style style:name="T5" style:family="text">
      <style:text-properties fo:font-variant="normal" fo:text-transform="none" fo:color="#000000" fo:letter-spacing="normal" style:font-name-asian="Roboto" style:font-size-asian="18pt" style:font-style-asian="normal" style:font-weight-asian="normal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7" style:family="text">
      <style:text-properties fo:font-variant="normal" fo:text-transform="none" fo:color="#000000" style:font-name="times new roman" fo:font-size="14pt" fo:letter-spacing="normal" fo:font-style="normal" fo:font-weight="normal" style:font-name-complex="times new roman" style:font-style-complex="normal" style:font-weight-complex="normal"/>
    </style:style>
    <style:style style:name="T8" style:family="text">
      <style:text-properties fo:font-variant="normal" fo:text-transform="none" fo:color="#000000" style:font-name="times new roman" fo:font-size="14pt" fo:letter-spacing="normal" fo:font-style="normal" fo:font-weight="normal" style:font-size-asian="24pt" style:font-name-complex="times new roman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font-name="times new roman" fo:font-size="14pt" fo:letter-spacing="normal" fo:font-style="normal" fo:font-weight="normal" style:font-size-asian="24pt" style:font-size-complex="24pt"/>
    </style:style>
    <style:style style:name="T10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1" style:family="text">
      <style:text-properties fo:font-variant="normal" fo:text-transform="none" fo:color="#000000" style:font-name="times new roman" fo:font-size="18pt" fo:letter-spacing="normal" fo:font-style="normal" fo:font-weight="normal"/>
    </style:style>
    <style:style style:name="T12" style:family="text">
      <style:text-properties fo:font-variant="normal" fo:text-transform="none" fo:color="#000000" style:font-name="times new roman" fo:font-size="18pt" fo:letter-spacing="normal" fo:font-style="normal" fo:font-weight="normal" style:font-size-asian="20pt" style:font-size-complex="20pt"/>
    </style:style>
    <style:style style:name="T13" style:family="text"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T14" style:family="text">
      <style:text-properties fo:font-variant="normal" fo:text-transform="none" fo:color="#000000" fo:font-size="20pt" fo:letter-spacing="normal" style:font-size-asian="20pt" style:font-name-complex="times new roman" style:font-size-complex="24pt" style:font-style-complex="normal" style:font-weight-complex="normal"/>
    </style:style>
    <style:style style:name="T15" style:family="text">
      <style:text-properties fo:font-variant="normal" fo:text-transform="none" fo:color="#000000" fo:font-size="20pt" fo:letter-spacing="normal" style:font-name-asian="times new roman" style:font-size-asian="18pt" style:font-style-asian="normal" style:font-weight-asian="normal" style:font-size-complex="20pt"/>
    </style:style>
    <style:style style:name="T16" style:family="text">
      <style:text-properties fo:font-variant="normal" fo:text-transform="none" fo:color="#1155cc" style:font-name="times new roman" fo:font-size="14pt" fo:letter-spacing="normal" fo:font-style="normal" fo:font-weight="normal"/>
    </style:style>
    <style:style style:name="T17" style:family="text">
      <style:text-properties fo:font-variant="normal" fo:text-transform="none" fo:color="#1155cc" fo:letter-spacing="normal" style:font-name-asian="times new roman" style:font-size-asian="14pt" style:font-style-asian="normal" style:font-weight-asian="normal"/>
    </style:style>
    <style:style style:name="T18" style:family="text">
      <style:text-properties fo:font-variant="normal" fo:text-transform="none" style:font-name="times new roman" fo:font-size="14pt" fo:letter-spacing="normal" fo:font-style="normal" fo:font-weight="normal"/>
    </style:style>
    <style:style style:name="T19" style:family="text">
      <style:text-properties fo:font-variant="normal" fo:text-transform="none" style:font-name="times new roman" fo:font-size="14pt" fo:letter-spacing="normal" fo:font-style="normal" fo:font-weight="normal" style:font-name-complex="times new roman" style:font-style-complex="normal" style:font-weight-complex="normal"/>
    </style:style>
    <style:style style:name="T20" style:family="text">
      <style:text-properties fo:color="#000000" style:font-name-complex="times new roman" style:font-size-complex="24pt" style:font-style-complex="normal" style:font-weight-complex="normal"/>
    </style:style>
    <style:style style:name="T21" style:family="text">
      <style:text-properties fo:color="#000000" style:font-name="times new roman" fo:font-size="14pt" fo:font-style="normal" fo:font-weight="normal"/>
    </style:style>
    <style:style style:name="T22" style:family="text">
      <style:text-properties fo:color="#000000" style:font-name-asian="times new roman" style:font-size-asian="14pt" style:font-style-asian="normal" style:font-weight-asian="normal"/>
    </style:style>
    <style:style style:name="T23" style:family="text">
      <style:text-properties style:font-name-complex="times new roman" style:font-size-complex="24pt" style:font-style-complex="normal" style:font-weight-complex="normal"/>
    </style:style>
    <style:style style:name="T24" style:family="text">
      <style:text-properties style:font-name-complex="times new roman" style:font-size-complex="14pt" style:font-style-complex="normal" style:font-weight-complex="normal"/>
    </style:style>
    <style:style style:name="T25" style:family="text">
      <style:text-properties style:font-name="times new roman" fo:font-size="12pt" fo:font-style="normal" fo:font-weight="normal"/>
    </style:style>
    <style:style style:name="T26" style:family="text">
      <style:text-properties style:font-name="times new roman" fo:font-size="14pt" fo:font-style="normal" fo:font-weight="normal"/>
    </style:style>
    <style:style style:name="T27" style:family="text">
      <style:text-properties style:font-name-asian="times new roman" style:font-size-asian="14pt" style:font-style-asian="normal" style:font-weight-asian="normal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font-size="20pt" style:font-size-asian="20pt" style:language-asian="ja" style:country-asian="JP" style:font-size-complex="20pt"/>
    </style:style>
    <style:style style:name="T30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7cm" fo:text-indent="-0.635cm" fo:margin-left="1.6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2cm" fo:text-indent="-0.635cm" fo:margin-left="2.3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2cm" fo:text-indent="-0.635cm" fo:margin-left="3.57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07cm" fo:text-indent="-0.635cm" fo:margin-left="4.20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2cm" fo:text-indent="-0.635cm" fo:margin-left="4.84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2cm" fo:text-indent="-0.635cm" fo:margin-left="6.11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2cm" fo:text-indent="-0.635cm" fo:margin-left="7.38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20210208_110923=================</text:p>
      <text:p text:style-name="P23">myself/ diary / XXXX</text:p>
      <text:list xml:id="list8808373758181428989" text:style-name="L1">
        <text:list-item>
          <text:p text:style-name="P115">먹이주기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19"/>
          </table:table-cell>
          <table:table-cell table:style-name="表1.B1" office:value-type="string">
            <text:p text:style-name="P6">두 마리. 옹벽 위에. / 마시지 후, 옹벽 위으로 올릴 때. 크로는 나를 기다리지 않고 스스로 보도 쪽으로 가서 옹벽 위에 올고, 평소 위치으로 온다.</text:p>
          </table:table-cell>
        </table:table-row>
      </table:table>
      <text:p text:style-name="P6"/>
      <text:list xml:id="list8761872189857702721" text:style-name="L2">
        <text:list-item>
          <text:p text:style-name="P31">신변의 세들로한 것에 대해</text:p>
        </text:list-item>
      </text:list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19"/>
          </table:table-cell>
          <table:table-cell table:style-name="表2.B1" office:value-type="string">
            <text:p text:style-name="P6">방 청소[Sprzątanie~pokoju.</text:p>
            <text:p text:style-name="P6">매일 밤에 자신의 방을 청소한다. / 어떻게 할까라고 말하면, 내가 "고로고로(일본어)" 라고 부르는 기구를 사용한다. / 이 기구는 막대 끝에 롤러가 붙어있다. . / 이 막대기를 쥐고, 롤러를 구른다. / 롤러에는 끈끈한 시트가 붙어있다. . / 이 시트에 바닥의 쓰레기가 부착된다.</text:p>
          </table:table-cell>
        </table:table-row>
      </table:table>
      <text:list xml:id="list34434944" text:continue-numbering="true" text:style-name="L2">
        <text:list-item>
          <text:p text:style-name="P122">muzyka</text:p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19"/>
          </table:table-cell>
          <table:table-cell table:style-name="表3.B1" office:value-type="string">
            <text:list xml:id="list7514862878785032378" text:style-name="L3">
              <text:list-item>
                <text:p text:style-name="P32">klarnecie nie zagrałem. / shaku : pierwszego półnuty. Dokładniej[더-정확하게, ćwierćnuty. ćwierćnuta, to znaczy, jedna nuta z jedną czwartę wysokości[높이 całej dźwięku. / a potem, zagrałem, co nazywam, "sekwencję", to znaczy, jedną sekwencję z dwoma lub trzema nutami pod[연속해서~1 rząd.</text:p>
              </text:list-item>
              <text:list-item>
                <text:p text:style-name="P32">shino : Podobnie, kilka sekwencji. wczoraj, spisałem muzykę na papierze. nie tylko nuty, ale także, znaki określające[지정 objętość[음량 notatek[노트.</text:p>
              </text:list-item>
            </text:list>
          </table:table-cell>
        </table:table-row>
      </table:table>
      <text:list xml:id="list34424340" text:continue-list="list34434944" text:style-name="L2">
        <text:list-item>
          <text:p text:style-name="P31"><text:soft-page-break/></text:p>
        </text:list-item>
      </text:list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18"/>
          </table:table-cell>
          <table:table-cell table:style-name="表4.B1" office:value-type="string">
            <text:p text:style-name="P1"/>
          </table:table-cell>
        </table:table-row>
      </table:table>
      <text:p text:style-name="P1">//</text:p>
      <text:p text:style-name="P1"/>
      <text:p text:style-name="P25"/>
      <text:p text:style-name="P5">20210209_092018=================</text:p>
      <text:p text:style-name="P23">myself/ diary /20210209_092018</text:p>
      <text:list xml:id="list6473854258494624227" text:style-name="L4">
        <text:list-item>
          <text:p text:style-name="P135">먹이주기</text:p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9"/>
          </table:table-cell>
          <table:table-cell table:style-name="表5.B1" office:value-type="string">
            <text:p text:style-name="P9">두 마리. / 크로는 계단 옆에. 미케는 옹벽 위에. 울리고 있다. / 옹벽에게 반환. 크로는 스스로.</text:p>
          </table:table-cell>
        </table:table-row>
      </table:table>
      <text:p text:style-name="P6"/>
      <text:list xml:id="list7783762699791239706" text:style-name="L5">
        <text:list-item>
          <text:p text:style-name="P33">신변의 세들로한 것에 대해</text:p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9"/>
          </table:table-cell>
          <table:table-cell table:style-name="表6.B1" office:value-type="string">
            <text:p text:style-name="P6">비트 코인에 대한 이야기를 듣는다. 그 코인이 어떻게 대단한지. / 10 년 전엔 한 코인이 한 달러 였다라는 이야기. 지금은 두 만 달러. / 10 년에서 2 만배으로 되었다. / 그런 이야기를 듣는면, 내가 지금 하고 있는 일들이 무의미하게 느껴 온다. / </text:p>
          </table:table-cell>
        </table:table-row>
      </table:table>
      <text:list xml:id="list34420399" text:continue-numbering="true" text:style-name="L5">
        <text:list-item>
          <text:p text:style-name="P123">muzyka</text:p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19"/>
          </table:table-cell>
          <table:table-cell table:style-name="表7.B1" office:value-type="string">
            <text:list xml:id="list344000418428562959" text:style-name="L6">
              <text:list-item>
                <text:p text:style-name="P34">klarnet : zagrałem. ćwiczenia, nie. zagrałem sekwencję. kilka sekwencji. sekwencje z kilkom nutami.</text:p>
              </text:list-item>
              <text:list-item>
                <text:p text:style-name="P34">shaku : ćwiczenia dla dźwięków, tzw. "dai-kan"-u, to znaczy, dźwięków w trzeciej oktawie. / a także, ćwiczenia dla ćwierćnut. / z których dziur? to, dziur 3, 4 i 2.</text:p>
              </text:list-item>
              <text:list-item>
                <text:p text:style-name="P34">shino : zacząłem późno. / musiałem iść do biblioteki, która zamyka się o siódmej. / tylko <text:soft-page-break/>około pięć minut dla shino / wykonałem[나는-했다 ćwiczenie dla przełączania[전환się między pierwszą i drugą oktawą.</text:p>
              </text:list-item>
            </text:list>
          </table:table-cell>
        </table:table-row>
        <table:table-row>
          <table:table-cell table:style-name="表7.A2" office:value-type="string">
            <text:p text:style-name="P19"/>
          </table:table-cell>
          <table:table-cell table:style-name="表7.B2" office:value-type="string">
            <text:p text:style-name="P10">i played a few sequences. sequences with a few notes.</text:p>
          </table:table-cell>
        </table:table-row>
      </table:table>
      <text:list xml:id="list34419541" text:continue-list="list34420399" text:style-name="L5">
        <text:list-item>
          <text:p text:style-name="P33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18">1</text:p>
          </table:table-cell>
          <table:table-cell table:style-name="表13.B1" office:value-type="string">
            <text:p text:style-name="P13">أستخدم الملح عندما أغسل شعري.أستخدم م </text:p>
            <text:p text:style-name="P11">i use salt when i wash my hair. \\\ <text:s text:c="2"/>### astachdimu'l'mulxaa / Aindamaa / aghsala[세척 / shaAriy[내-머리</text:p>
          </table:table-cell>
        </table:table-row>
        <table:table-row>
          <table:table-cell table:style-name="表13.A2" office:value-type="string">
            <text:p text:style-name="P18"/>
          </table:table-cell>
          <table:table-cell table:style-name="表13.B2" office:value-type="string">
            <text:p text:style-name="P1"/>
          </table:table-cell>
        </table:table-row>
      </table:table>
      <text:list xml:id="list8479082660681396791" text:style-name="L7">
        <text:list-item>
          <text:p text:style-name="P77"><text:span text:style-name="T7">در مورد تحقیق </text:span><text:span text:style-name="T6">### daar[about / moored[case / txqiyq[research</text:span></text:p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18">1</text:p>
          </table:table-cell>
          <table:table-cell table:style-name="表14.B1" office:value-type="string">
            <text:p text:style-name="P13">من شروع به خواندن یک کتاب کردم</text:p>
            <text:p text:style-name="P11">man[나는 / shuruw'a[처음 / be[in,on / xoondam[read;읽다=itta / yeek[one / ketaab / kjardam[do</text:p>
            <text:p text:style-name="P11">i started reading a book.</text:p>
          </table:table-cell>
        </table:table-row>
        <table:table-row>
          <table:table-cell table:style-name="表14.A2" office:value-type="float" office:value="2">
            <text:p text:style-name="P20">2</text:p>
          </table:table-cell>
          <table:table-cell table:style-name="表14.B2" office:value-type="string">
            <text:p text:style-name="P14">من صبحانه نمی خورم</text:p>
            <text:p text:style-name="P12">man / sopxaane[아침밥 / nemiy[아니 / chuwram[나는-먹는다</text:p>
            <text:p text:style-name="P12">i do not eat breakfast. \\\ Nie jem śniadania \\\ 나는 아침을 먹지 않는다</text:p>
            <text:p text:style-name="P12"/>
          </table:table-cell>
        </table:table-row>
      </table:table>
      <text:list xml:id="list34443191" text:continue-numbering="true" text:style-name="L7">
        <text:list-item>
          <text:p text:style-name="P95"/>
        </text:list-item>
      </text:list>
      <text:p text:style-name="P1">//20210209_102130</text:p>
      <text:p text:style-name="P1"/>
      <text:p text:style-name="P25"><text:soft-page-break/></text:p>
      <text:p text:style-name="P5">XXX=================</text:p>
      <text:p text:style-name="P24">myself/ diary / 20210211_124408</text:p>
      <text:list xml:id="list4786757598759991722" text:style-name="L8">
        <text:list-item>
          <text:p text:style-name="P136">먹이주기</text:p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19"/>
          </table:table-cell>
          <table:table-cell table:style-name="表16.B1" office:value-type="string">
            <text:p text:style-name="P6">두 마리. 모두 옹벽 위에. 먼저 크로가 내려고, 이어 미케가 스스로.</text:p>
          </table:table-cell>
        </table:table-row>
        <table:table-row>
          <table:table-cell table:style-name="表16.A2" office:value-type="string">
            <text:p text:style-name="P19"/>
          </table:table-cell>
          <table:table-cell table:style-name="表16.B2" office:value-type="string">
            <text:p text:style-name="P6">옹벽에 돌아가기. 미케는 내가. 크로는 스스로.</text:p>
          </table:table-cell>
        </table:table-row>
      </table:table>
      <text:p text:style-name="P6"/>
      <text:list xml:id="list34441858" text:continue-numbering="true" text:style-name="L8">
        <text:list-item>
          <text:p text:style-name="P35">신변의 세들로한 것에 대해</text:p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19"/>
          </table:table-cell>
          <table:table-cell table:style-name="表17.B1" office:value-type="string">
            <text:p text:style-name="P6">책상에서의 작업 : 작업을 할 때, 지금은 앉지 않다. / 선 채로 작업한다. / 매우 오래전 부터 그런 것 같지만, 의자에 앉아 있으면, 허리가 아파되고온다. / 너무 아파서 앉아있을 수 없다.</text:p>
          </table:table-cell>
        </table:table-row>
      </table:table>
      <text:list xml:id="list34444673" text:continue-numbering="true" text:style-name="L8">
        <text:list-item>
          <text:p text:style-name="P124">muzyka</text:p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19"/>
          </table:table-cell>
          <table:table-cell table:style-name="表18.B1" office:value-type="string">
            <text:list xml:id="list8855169779167457106" text:style-name="L9">
              <text:list-item>
                <text:p text:style-name="P36">trzy instrumenty. / klarnet : używając kilku notaty, zagrałem kilku sekwencje. / jaki gatunek[유형 muzyki? / być może, gatunek jazzu / w przeciwieństwie[같지 않은, na przykład, do muzyki pop, które mają określone[지정된 melodie, muzyka, którą zagrałem wczoraj wieczorem, nie ma określonej melodii.</text:p>
              </text:list-item>
            </text:list>
          </table:table-cell>
        </table:table-row>
      </table:table>
      <text:list xml:id="list6689324562411768657" text:style-name="L10">
        <text:list-item>
          <text:p text:style-name="P37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table:number-rows-spanned="3" office:value-type="string">
            <text:p text:style-name="P18"/>
          </table:table-cell>
          <table:table-cell table:style-name="表19.B1" office:value-type="string">
            <text:p text:style-name="P15">I use computer when I read book.</text:p>
          </table:table-cell>
        </table:table-row>
        <table:table-row>
          <table:covered-table-cell/>
          <table:table-cell table:style-name="表19.B2" office:value-type="string">
            <text:p text:style-name="P13">أستخدم الكمبيوتر عندما أقرأ الكتاب.</text:p>
          </table:table-cell>
        </table:table-row>
        <table:table-row>
          <table:covered-table-cell/>
          <table:table-cell table:style-name="表19.B2" office:value-type="string">
            <text:p text:style-name="P16">astachdimu'l'kombiytira / Aindamaa / aqra'u'l'kitaba</text:p>
          </table:table-cell>
        </table:table-row>
      </table:table>
      <text:list xml:id="list34423007" text:continue-numbering="true" text:style-name="L10">
        <text:list-item>
          <text:p text:style-name="P78"><text:span text:style-name="T7">در مورد تحقیق </text:span><text:span text:style-name="T6">### daar[about / moored[case / txqiyq[research</text:span></text:p>
        </text:list-item>
      </text:list>
      <table:table table:name="表20" table:style-name="表20">
        <table:table-column table:style-name="表20.A"/>
        <table:table-column table:style-name="表20.B"/>
        <table:table-row>
          <table:table-cell table:style-name="表20.A1" table:number-rows-spanned="3" office:value-type="string">
            <text:p text:style-name="P18"/>
          </table:table-cell>
          <table:table-cell table:style-name="表20.B1" office:value-type="string">
            <text:p text:style-name="P15">the computer which i am using now.</text:p>
          </table:table-cell>
        </table:table-row>
        <table:table-row>
          <table:covered-table-cell/>
          <table:table-cell table:style-name="表20.B2" office:value-type="string">
            <text:p text:style-name="P13">رایانه ای که اکنون از آن استفاده می کنم.</text:p>
          </table:table-cell>
        </table:table-row>
        <table:table-row>
          <table:covered-table-cell/>
          <table:table-cell table:style-name="表20.B2" office:value-type="string">
            <text:p text:style-name="P16">raa'yaaniy / ei[? / chee[that / a'chnuwn[now:지금 / az[from / aan[it / isthafaadee[사용하다 / mei[나는한다~1 / kunam</text:p>
          </table:table-cell>
        </table:table-row>
      </table:table>
      <text:p text:style-name="P1"/>
      <text:p text:style-name="P1">//20210211_132906</text:p>
      <text:p text:style-name="P1"/>
      <text:p text:style-name="P25"/>
      <text:p text:style-name="P5">XXX=================</text:p>
      <text:p text:style-name="P24">myself/ diary / 20210215_111006</text:p>
      <text:list xml:id="list8266937543629905348" text:style-name="L11">
        <text:list-item>
          <text:p text:style-name="P137">먹이주기</text:p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19"/>
          </table:table-cell>
          <table:table-cell table:style-name="表21.B1" office:value-type="string">
            <text:p text:style-name="P6">두 마리. 크로는 지상에. / 미케는 먼저 몇 번 목소리를 내었는데, 스스로 옹벽에서 내려왔다.</text:p>
          </table:table-cell>
        </table:table-row>
        <table:table-row>
          <table:table-cell table:style-name="表21.A2" office:value-type="string">
            <text:p text:style-name="P19"/>
          </table:table-cell>
          <table:table-cell table:style-name="表21.B2" office:value-type="string">
            <text:p text:style-name="P6">옹벽으로 돌아가기. 크로는 스스로. 미케는 옹벽 앞에서 멈춰선다. / 그래서, 안아하여, 옹벽에 올렸다.</text:p>
          </table:table-cell>
        </table:table-row>
      </table:table>
      <text:p text:style-name="P6"/>
      <text:list xml:id="list6141417751308353337" text:style-name="L12">
        <text:list-item>
          <text:p text:style-name="P38">신변의 세들로한 것에 대해</text:p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19"/>
          </table:table-cell>
          <table:table-cell table:style-name="表22.B1" office:value-type="string">
            <text:p text:style-name="P6">어떤 때 나는 기쁜 느낄까? [Kiedy się cieszę? </text:p>
            <text:p text:style-name="P6">/ 오전 중, 작업을 한다. 배가 고파온다. / 뭔가를 먹고 싶은 욕구를 느낀다. [Rano pracuję. Jestem głodny. / Mam ochotę coś zjeść.</text:p>
            <text:p text:style-name="Standard"><text:span text:style-name="T28">/ 그러나, 굳이 먹지 않다. 이윽고 11시가 가까워진다. </text:span><text:soft-page-break/><text:span text:style-name="T28">[Jednak nie odważę[我敢 się zjeść. W końcu zbliża </text:span><text:span text:style-name="T28">się[接近 godzina 11.</text:span></text:p>
            <text:p text:style-name="P6">/ 곧, 물건을 먹을 수 있다. 그렇게 생각할 때 뭔가 안심한 것을 느낀다. [Wkrótce będziesz mógł jeść. Kiedy tak myślę, czuję się bezpiecznie[안전하게.</text:p>
            <text:p text:style-name="P6">/ 아마도, 그러한 느낌을 "기쁘다" 라고 부르는 것이다. [Być może nazwają to „Cieszę się”.</text:p>
          </table:table-cell>
        </table:table-row>
        <table:table-row>
          <table:table-cell table:style-name="表22.A2" office:value-type="string">
            <text:p text:style-name="P19"/>
          </table:table-cell>
          <table:table-cell table:style-name="表22.B2" office:value-type="string">
            <text:p text:style-name="P6"/>
          </table:table-cell>
        </table:table-row>
      </table:table>
      <text:list xml:id="list34430570" text:continue-list="list34444673" text:style-name="L8">
        <text:list-item>
          <text:p text:style-name="P149">muzyka</text:p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6"/>
          </table:table-cell>
          <table:table-cell table:style-name="表23.B1" office:value-type="string">
            <text:list xml:id="list7409874128571626900" text:style-name="L13">
              <text:list-item>
                <text:p text:style-name="P109"/>
              </text:list-item>
            </text:list>
          </table:table-cell>
        </table:table-row>
        <table:table-row>
          <table:table-cell table:style-name="表23.A2" office:value-type="string">
            <text:p text:style-name="P26"/>
          </table:table-cell>
          <table:table-cell table:style-name="表23.B2" office:value-type="string">
            <text:p text:style-name="P28"/>
          </table:table-cell>
        </table:table-row>
      </table:table>
      <text:list xml:id="list8165121553501560842" text:style-name="L14">
        <text:list-item>
          <text:p text:style-name="P110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7"/>
          </table:table-cell>
          <table:table-cell table:style-name="表24.B1" office:value-type="string">
            <text:p text:style-name="P29"/>
          </table:table-cell>
        </table:table-row>
      </table:table>
      <text:list xml:id="list34429135" text:continue-numbering="true" text:style-name="L14">
        <text:list-item>
          <text:p text:style-name="P111"><text:span text:style-name="T7">در مورد تحقیق </text:span><text:span text:style-name="T6">### daar[about / moored[case / txqiyq[research</text:span></text:p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7"/>
          </table:table-cell>
          <table:table-cell table:style-name="表25.B1" office:value-type="string">
            <text:p text:style-name="P29"/>
          </table:table-cell>
        </table:table-row>
      </table:table>
      <text:p text:style-name="P29"/>
      <text:p text:style-name="P1">//20210215_110943</text:p>
      <text:p text:style-name="P1"/>
      <text:p text:style-name="P25"/>
      <text:p text:style-name="P5">XXX=================</text:p>
      <text:p text:style-name="P24">myself/ diary / 20210216_111845</text:p>
      <text:list xml:id="list34446018" text:continue-list="list34430570" text:style-name="L8">
        <text:list-item>
          <text:p text:style-name="P136">먹이주기</text:p>
        </text:list-item>
      </text:list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19"/>
          </table:table-cell>
          <table:table-cell table:style-name="表26.B1" office:value-type="string">
            <text:p text:style-name="P6">두 마리. 모두 옹벽 위에. 스스로 내려왔다.</text:p>
          </table:table-cell>
        </table:table-row>
      </table:table>
      <text:p text:style-name="P6"/>
      <text:list xml:id="list34439928" text:continue-numbering="true" text:style-name="L8">
        <text:list-item>
          <text:p text:style-name="P35"><text:soft-page-break/>신변의 세들로한 것에 대해</text:p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19"/>
          </table:table-cell>
          <table:table-cell table:style-name="表27.B1" office:value-type="string">
            <text:p text:style-name="Standard"><text:span text:style-name="T28">지금 읽고 있는 책. / 제목은 “</text:span><text:span text:style-name="T29">折りたく柴の記</text:span><text:span text:style-name="T28">”(일본어). </text:span></text:p>
            <text:p text:style-name="P6">/ 저자의 이름은 "아라이 하쿠세키". 일본의 에도시대의 사람이다. / 도쿠가와 정부에서 일했다.</text:p>
            <text:p text:style-name="P6">/ 이 책은 하쿠세키가 쓴 자서전이다.</text:p>
          </table:table-cell>
        </table:table-row>
      </table:table>
      <text:list xml:id="list34421733" text:continue-numbering="true" text:style-name="L8">
        <text:list-item>
          <text:p text:style-name="P124">muzyka</text:p>
        </text:list-item>
      </text:list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19"/>
          </table:table-cell>
          <table:table-cell table:style-name="表28.B1" office:value-type="string">
            <text:list xml:id="list2996491169473031351" text:style-name="L15">
              <text:list-item>
                <text:p text:style-name="P39">wczoraj, tylko shaku. / melodia przyszła do mojego mózgu. / zagrałem tą melodię. / napisałem także go na papierze.</text:p>
              </text:list-item>
            </text:list>
          </table:table-cell>
        </table:table-row>
      </table:table>
      <text:list xml:id="list1858893251908114484" text:style-name="L16">
        <text:list-item>
          <text:p text:style-name="P40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29" table:style-name="表29">
        <table:table-column table:style-name="表29.A"/>
        <table:table-column table:style-name="表29.B"/>
        <table:table-row table:style-name="表29.1">
          <table:table-cell table:style-name="表29.A1" office:value-type="string">
            <text:p text:style-name="P18"/>
          </table:table-cell>
          <table:table-cell table:style-name="表29.B1" office:value-type="string">
            <text:p text:style-name="P2">أول أمس، كان يوم الاحد</text:p>
          </table:table-cell>
        </table:table-row>
        <table:table-row>
          <table:table-cell table:style-name="表29.A2" office:value-type="string">
            <text:p text:style-name="P18"/>
          </table:table-cell>
          <table:table-cell table:style-name="表29.B2" office:value-type="string">
            <text:p text:style-name="P6">awal~amsi[Przedwczoraj;어제 전날 / kaan / yawm'l'axdi[일요일</text:p>
          </table:table-cell>
        </table:table-row>
        <table:table-row>
          <table:table-cell table:style-name="表29.A2" office:value-type="string">
            <text:p text:style-name="P18"/>
          </table:table-cell>
          <table:table-cell table:style-name="表29.B3" office:value-type="string">
            <text:p text:style-name="P2">Inageyaذهبت إلى </text:p>
          </table:table-cell>
        </table:table-row>
        <table:table-row>
          <table:table-cell table:style-name="表29.A2" office:value-type="string">
            <text:p text:style-name="P18"/>
          </table:table-cell>
          <table:table-cell table:style-name="表29.B3" office:value-type="string">
            <text:p text:style-name="P6">dhahapta[나는 갔었다 / iilaa / Inageya</text:p>
          </table:table-cell>
        </table:table-row>
        <table:table-row>
          <table:table-cell table:style-name="表29.A2" office:value-type="string">
            <text:p text:style-name="P18"/>
          </table:table-cell>
          <table:table-cell table:style-name="表29.B3" office:value-type="string">
            <text:p text:style-name="P2">اشتريت بعض البيض.</text:p>
          </table:table-cell>
        </table:table-row>
        <table:table-row>
          <table:table-cell table:style-name="表29.A2" office:value-type="string">
            <text:p text:style-name="P18"/>
          </table:table-cell>
          <table:table-cell table:style-name="表29.B3" office:value-type="string">
            <text:p text:style-name="P6">ishtara'ytu[나는 샀다 / bAd^'al'ba'yd^i[약간-달걀 / </text:p>
          </table:table-cell>
        </table:table-row>
      </table:table>
      <text:list xml:id="list34441570" text:continue-numbering="true" text:style-name="L16">
        <text:list-item>
          <text:p text:style-name="P97"><text:span text:style-name="T19">در مورد تحقیق </text:span><text:span text:style-name="T18">### daar[about / moored[case / txqiyq[research</text:span></text:p>
        </text:list-item>
      </text:list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1"/>
          </table:table-cell>
          <table:table-cell table:style-name="表30.B1" office:value-type="string">
            <text:p text:style-name="P17"/>
          </table:table-cell>
        </table:table-row>
      </table:table>
      <text:p text:style-name="P17"/>
      <text:p text:style-name="P1">//20210216_114656</text:p>
      <text:p text:style-name="P1"/>
      <text:p text:style-name="P25"/>
      <text:p text:style-name="P5">XXX=================</text:p>
      <text:p text:style-name="P24"><text:soft-page-break/>myself/ diary / XXXX</text:p>
      <text:list xml:id="list2155968904076972589" text:style-name="L17">
        <text:list-item>
          <text:p text:style-name="P138">먹이주기</text:p>
        </text:list-item>
      </text:list>
      <table:table table:name="表31" table:style-name="表31">
        <table:table-column table:style-name="表31.A"/>
        <table:table-column table:style-name="表31.B"/>
        <table:table-row>
          <table:table-cell table:style-name="表31.A1" office:value-type="string">
            <text:p text:style-name="P19"/>
          </table:table-cell>
          <table:table-cell table:style-name="表31.B1" office:value-type="string">
            <text:p text:style-name="P6">두 마리. 최초 위치는 : 크로. 계단 바로 옆의 옹벽 위. 내가 계단 아래부터 평소의 옹벽 위치로 달리기 시작한 때 내 머리 위으로부터 울음 소리가 들린다. / </text:p>
            <text:p text:style-name="P6">/ 미케 : 내가 계단 근처에 있었을 때, 미케의 울음소리가 들렸다. / 머리 위에 크로를 보면서, "먹이 옹벽" 으로 달린다. </text:p>
            <text:p text:style-name="P6">/ 순간, 먹이 옹벽을 본다. 무려, 미케가 보이지 않다. / 시선을 이동하면, 무려, 미케가 지상 에 이 쪽으로 달려 오고 있다.</text:p>
          </table:table-cell>
        </table:table-row>
      </table:table>
      <text:p text:style-name="P6"/>
      <text:list xml:id="list34443599" text:continue-numbering="true" text:style-name="L17">
        <text:list-item>
          <text:p text:style-name="P41">신변의 세들로한 것에 대해</text:p>
        </text:list-item>
      </text:list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19"/>
          </table:table-cell>
          <table:table-cell table:style-name="表32.B1" office:value-type="string">
            <text:p text:style-name="P6">어제, 도서관에서 책을 빌려왔다. / 3 권. / 제목은, 예기(礼記), 서경(書経), 그리고, 근사록(近思録) 이다.</text:p>
          </table:table-cell>
        </table:table-row>
        <table:table-row>
          <table:table-cell table:style-name="表32.A2" office:value-type="string">
            <text:p text:style-name="P19"/>
          </table:table-cell>
          <table:table-cell table:style-name="表32.B2" office:value-type="string">
            <text:p text:style-name="P6">서경을 빌렸던 이유는, 이 책 자체가 목적이 아니라, 이 책의 하나 장있는 "악기(楽記)" 가 목적이다.</text:p>
          </table:table-cell>
        </table:table-row>
      </table:table>
      <text:list xml:id="list34430163" text:continue-numbering="true" text:style-name="L17">
        <text:list-item>
          <text:p text:style-name="P125">muzyka</text:p>
        </text:list-item>
      </text:list>
      <table:table table:name="表33" table:style-name="表33">
        <table:table-column table:style-name="表33.A"/>
        <table:table-column table:style-name="表33.B"/>
        <table:table-row>
          <table:table-cell table:style-name="表33.A1" office:value-type="string">
            <text:p text:style-name="P19"/>
          </table:table-cell>
          <table:table-cell table:style-name="表33.B1" office:value-type="string">
            <text:list xml:id="list2822487607211126077" text:style-name="L18">
              <text:list-item>
                <text:p text:style-name="P42">znowu, tylko shaku. / nowe rzeczy, które zacząłem wczoraj : nowe rzeczy, które zacząłem[나는 시작했다 wczoraj : szybkie działanie[동작. / co zrobiłem : sąsiednie[인접한 trzy nuty. zagrałem ich szybko z[연속해서~1 rzędu.</text:p>
              </text:list-item>
              <text:list-item>
                <text:p text:style-name="P42">o "koro" : kiedy jechałem na rowerze w drodze do parku, pomyślałem : może być, "koro", zrobię go nie więcej. / powodem jest, czy raczej, <text:soft-page-break/>rozumowanie to : potrzebowałbym innych manewrów palcami, raczej niż ruchu "koro", czyż nie? w tym momencie? / tak, później, może chciałbym dmuchać "koro". ale, teraz? przed tych innymi wyrażeniami?</text:p>
              </text:list-item>
              <text:list-item>
                <text:p text:style-name="P42">tak także, mógłbyś powiedzieć, że jeśli mogę dmuchać "koro", potem, mógłbym, także, dmuchać tych innych ruchy. więc, powienienem ćwiczyć "koro" teraz.</text:p>
              </text:list-item>
            </text:list>
          </table:table-cell>
        </table:table-row>
      </table:table>
      <text:list xml:id="list4265452299871261795" text:style-name="L19">
        <text:list-item>
          <text:p text:style-name="P43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34" table:style-name="表34">
        <table:table-column table:style-name="表34.A"/>
        <table:table-column table:style-name="表34.B"/>
        <table:table-row>
          <table:table-cell table:style-name="表34.A1" office:value-type="string">
            <text:p text:style-name="P18"/>
          </table:table-cell>
          <table:table-cell table:style-name="表34.B1" office:value-type="string">
            <text:p text:style-name="P2">candoأمس، ذهبت إلى </text:p>
          </table:table-cell>
        </table:table-row>
        <table:table-row>
          <table:table-cell table:style-name="表34.A2" office:value-type="string">
            <text:p text:style-name="P18"/>
          </table:table-cell>
          <table:table-cell table:style-name="表34.B2" office:value-type="string">
            <text:p text:style-name="P6">-</text:p>
          </table:table-cell>
        </table:table-row>
        <table:table-row>
          <table:table-cell table:style-name="表34.A2" office:value-type="string">
            <text:p text:style-name="P18"/>
          </table:table-cell>
          <table:table-cell table:style-name="表34.B2" office:value-type="string">
            <text:p text:style-name="P2">كان يوم الثلاثاء.</text:p>
          </table:table-cell>
        </table:table-row>
        <table:table-row>
          <table:table-cell table:style-name="表34.A2" office:value-type="string">
            <text:p text:style-name="P18"/>
          </table:table-cell>
          <table:table-cell table:style-name="表34.B2" office:value-type="string">
            <text:p text:style-name="P6">kaan / yawm'l'thlathaa'I화요일[</text:p>
          </table:table-cell>
        </table:table-row>
        <table:table-row>
          <table:table-cell table:style-name="表34.A2" office:value-type="string">
            <text:p text:style-name="P18"/>
          </table:table-cell>
          <table:table-cell table:style-name="表34.B2" office:value-type="string">
            <text:p text:style-name="P2">بعد التسوق، ذهبت إلى الحديقة.</text:p>
          </table:table-cell>
        </table:table-row>
        <table:table-row>
          <table:table-cell table:style-name="表34.A2" office:value-type="string">
            <text:p text:style-name="P18"/>
          </table:table-cell>
          <table:table-cell table:style-name="表34.B2" office:value-type="string">
            <text:p text:style-name="P6">baAd'al'tasawuwqi / dzahapta / iilaa'al'xadiyqati[공원</text:p>
          </table:table-cell>
        </table:table-row>
      </table:table>
      <text:list xml:id="list34435871" text:continue-numbering="true" text:style-name="L19">
        <text:list-item>
          <text:p text:style-name="P79"><text:span text:style-name="T7">در مورد تحقیق </text:span><text:span text:style-name="T6">### daar[about / moored[case / txqiyq[research</text:span></text:p>
        </text:list-item>
      </text:list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18"/>
          </table:table-cell>
          <table:table-cell table:style-name="表35.B1" office:value-type="string">
            <text:p text:style-name="P2">دیروز ، من به فروشگاه رفتم.</text:p>
          </table:table-cell>
        </table:table-row>
        <table:table-row>
          <table:table-cell table:style-name="表35.A2" office:value-type="string">
            <text:p text:style-name="P18"/>
          </table:table-cell>
          <table:table-cell table:style-name="表35.B2" office:value-type="string">
            <text:p text:style-name="P6">diyruus[어제 / man / beh / kuruushkah / raktam[나는 갔다 ### Yesterday, I went to the store.</text:p>
          </table:table-cell>
        </table:table-row>
        <table:table-row>
          <table:table-cell table:style-name="表35.A2" office:value-type="string">
            <text:p text:style-name="P18"/>
          </table:table-cell>
          <table:table-cell table:style-name="表35.B2" office:value-type="string">
            <text:p text:style-name="P2">سه‌شنبه بود</text:p>
          </table:table-cell>
        </table:table-row>
        <table:table-row>
          <table:table-cell table:style-name="表35.A2" office:value-type="string">
            <text:p text:style-name="P18"/>
          </table:table-cell>
          <table:table-cell table:style-name="表35.B2" office:value-type="string">
            <text:p text:style-name="P6">### it was Tuesday. ### see'shanbe[화요일 / buwt[였다</text:p>
          </table:table-cell>
        </table:table-row>
      </table:table>
      <text:p text:style-name="P1"/>
      <text:p text:style-name="P1">//20210217_142640</text:p>
      <text:p text:style-name="P1"><text:soft-page-break/></text:p>
      <text:p text:style-name="P25"/>
      <text:p text:style-name="P5">XXX=================</text:p>
      <text:p text:style-name="P24">myself/ diary / XXXX</text:p>
      <text:list xml:id="list7590820503108099187" text:style-name="L20">
        <text:list-item>
          <text:p text:style-name="P139">먹이주기</text:p>
        </text:list-item>
      </text:list>
      <table:table table:name="表36" table:style-name="表36">
        <table:table-column table:style-name="表36.A"/>
        <table:table-column table:style-name="表36.B"/>
        <table:table-row>
          <table:table-cell table:style-name="表36.A1" office:value-type="string">
            <text:p text:style-name="P19"/>
          </table:table-cell>
          <table:table-cell table:style-name="表36.B1" office:value-type="string">
            <text:p text:style-name="P6">두 마리. 머두 옹벽 위에. / 미케는 스스로 내려왔지만, 크로는 옹벽 위에 머물고 있다.</text:p>
          </table:table-cell>
        </table:table-row>
        <table:table-row>
          <table:table-cell table:style-name="表36.A2" office:value-type="string">
            <text:p text:style-name="P19"/>
          </table:table-cell>
          <table:table-cell table:style-name="表36.B2" office:value-type="string">
            <text:p text:style-name="P6">이전에도 썼는지 모릅니다만, 요즘은 미케는 페이스트를 먹은 후 크로의 곳으로 가서 크로가 먹고 있는 페이스트를 자신도 먹기 시도는 하지 않고, 자신의 장소에서 머물고, 내 쪽을 가만히 보고 있다.</text:p>
          </table:table-cell>
        </table:table-row>
      </table:table>
      <text:p text:style-name="P6"/>
      <text:list xml:id="list34446766" text:continue-numbering="true" text:style-name="L20">
        <text:list-item>
          <text:p text:style-name="P44">신변의 세들로한 것에 대해</text:p>
        </text:list-item>
      </text:list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19"/>
          </table:table-cell>
          <table:table-cell table:style-name="表37.B1" office:value-type="string">
            <text:p text:style-name="P6">화장실에 LED조명을 두고 있다. / 원래 천장에 구비되어있는 조명이 사용할 수 없기 때문. / 베선이 꺼져 있는지 스위치를 넣어도, 전구에 불이 들어오지 않다.</text:p>
          </table:table-cell>
        </table:table-row>
      </table:table>
      <text:list xml:id="list34442720" text:continue-numbering="true" text:style-name="L20">
        <text:list-item>
          <text:p text:style-name="P126">muzyka</text:p>
        </text:list-item>
      </text:list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19"/>
          </table:table-cell>
          <table:table-cell table:style-name="表38.B1" office:value-type="string">
            <text:list xml:id="list478630016693523792" text:style-name="L21">
              <text:list-item>
                <text:p text:style-name="P45">shaku : ćwiczenia. półnuty, i ćwierćnuty. a także, "yuri" i "sa-ge". / "yuri" : ostatnio, zacząłem ćwiczyć leworęczny yuri.</text:p>
              </text:list-item>
            </text:list>
          </table:table-cell>
        </table:table-row>
        <table:table-row>
          <table:table-cell table:style-name="表38.A2" office:value-type="string">
            <text:p text:style-name="P19"/>
          </table:table-cell>
          <table:table-cell table:style-name="表38.B2" office:value-type="string">
            <text:p text:style-name="P6"/>
          </table:table-cell>
        </table:table-row>
      </table:table>
      <text:list xml:id="list3435359470109327064" text:style-name="L22">
        <text:list-item>
          <text:p text:style-name="P46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18"/>
          </table:table-cell>
          <table:table-cell table:style-name="表39.B1" office:value-type="string">
            <text:p text:style-name="P2">الليلة الماضية ذهبت إلى الحديقة مرة أخرى.</text:p>
          </table:table-cell>
        </table:table-row>
        <table:table-row>
          <table:table-cell table:style-name="表39.A2" office:value-type="string">
            <text:p text:style-name="P18"/>
          </table:table-cell>
          <table:table-cell table:style-name="表39.B2" office:value-type="string">
            <text:p text:style-name="P6">last night, I went to the park, again.</text:p>
            <text:p text:style-name="P6">al'layilatu[오늘 밤'l'maad^iyatu[과거 / … / <text:soft-page-break/>mar<text:span text:style-name="T30">atan~uchraa[한번 더</text:span></text:p>
          </table:table-cell>
        </table:table-row>
        <table:table-row>
          <table:table-cell table:style-name="表39.A2" office:value-type="string">
            <text:p text:style-name="P18"/>
          </table:table-cell>
          <table:table-cell table:style-name="表39.B2" office:value-type="string">
            <text:p text:style-name="P2">أمس، كان يوم الأربعاء.</text:p>
          </table:table-cell>
        </table:table-row>
        <table:table-row>
          <table:table-cell table:style-name="表39.A2" office:value-type="string">
            <text:p text:style-name="P18"/>
          </table:table-cell>
          <table:table-cell table:style-name="表39.B2" office:value-type="string">
            <text:p text:style-name="P7">it was Wednesday, yesterday.</text:p>
            <text:p text:style-name="P7">ams / kaan / yawm'al'arbiAAI</text:p>
          </table:table-cell>
        </table:table-row>
      </table:table>
      <text:list xml:id="list34440476" text:continue-numbering="true" text:style-name="L22">
        <text:list-item>
          <text:p text:style-name="P80"><text:span text:style-name="T7">در مورد تحقیق </text:span><text:span text:style-name="T6">### daar[about / moored[case / txqiyq[research</text:span></text:p>
        </text:list-item>
      </text:list>
      <table:table table:name="表40" table:style-name="表40">
        <table:table-column table:style-name="表40.A"/>
        <table:table-column table:style-name="表40.B"/>
        <table:table-row>
          <table:table-cell table:style-name="表40.A1" office:value-type="string">
            <text:p text:style-name="P18"/>
          </table:table-cell>
          <table:table-cell table:style-name="表40.B1" office:value-type="string">
            <text:p text:style-name="P2">من به پارک رفتم.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6">I went to the park.</text:p>
            <text:p text:style-name="P6">man / beh / paark(?) / raftam[나는 갔다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2">چهارشنبه بود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6">it was Wed<text:span text:style-name="T30">nesday.</text:span></text:p>
            <text:p text:style-name="P7">tchahaar'shanbe / buwt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2">من دیروز شکلات خریدم.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7">I bought chocolate yesterday.</text:p>
            <text:p text:style-name="P7">man / diyruus[어제 / shokolaat[초콜릿 / xariydam[나는 샀다</text:p>
          </table:table-cell>
        </table:table-row>
      </table:table>
      <text:p text:style-name="P1">//20210218_140754</text:p>
      <text:p text:style-name="P1"/>
      <text:p text:style-name="P25"/>
      <text:p text:style-name="P5">XXX=================</text:p>
      <text:p text:style-name="P24">myself/ diary / XXXX</text:p>
      <text:list xml:id="list6849926091239822964" text:style-name="L23">
        <text:list-item>
          <text:p text:style-name="P140">먹이주기</text:p>
        </text:list-item>
      </text:list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19"/>
          </table:table-cell>
          <table:table-cell table:style-name="表41.B1" office:value-type="string">
            <text:p text:style-name="P6">두 마리. / 이 번은 모두 서 쪽에. / 수영장 서 쪽의 작은 구획의 한 코너. 낙엽이 많이 불어 머물은 자소. 그 곳에서 나왔다.</text:p>
          </table:table-cell>
        </table:table-row>
      </table:table>
      <text:p text:style-name="P6"/>
      <text:list xml:id="list34423205" text:continue-numbering="true" text:style-name="L23">
        <text:list-item>
          <text:p text:style-name="P47"><text:soft-page-break/>신변의 세들로한 것에 대해</text:p>
        </text:list-item>
      </text:list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19"/>
          </table:table-cell>
          <table:table-cell table:style-name="表42.B1" office:value-type="string">
            <text:list xml:id="list5736788974278019659" text:style-name="L24">
              <text:list-item>
                <text:p text:style-name="P48">화장실에서 <text:s/>오줌[mocz을 할 때, 때때로 소변이 변기[miska ustępowa 밖으로 나가 버린다.</text:p>
              </text:list-item>
              <text:list-item>
                <text:p text:style-name="P48">그런 때[W tym czasie, 먼저 화장지[ręcznik papierowy toaleta로 닦아 낸다[Ścierać.</text:p>
              </text:list-item>
              <text:list-item>
                <text:p text:style-name="P48">그 후, 스프레이로 당한 장소으로 소독액을 <text:s/>살포한다.</text:p>
              </text:list-item>
              <text:list-item>
                <text:p text:style-name="P48">그리고, 다시 그 장소를 닦아낸다.</text:p>
              </text:list-item>
            </text:list>
          </table:table-cell>
        </table:table-row>
      </table:table>
      <text:list xml:id="list2098449116708887357" text:style-name="L25">
        <text:list-item>
          <text:p text:style-name="P127">muzyka</text:p>
        </text:list-item>
      </text:list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19"/>
          </table:table-cell>
          <table:table-cell table:style-name="表43.B1" office:value-type="string">
            <text:list xml:id="list6243075008110202339" text:style-name="L26">
              <text:list-item>
                <text:p text:style-name="P49">wczoraj, spisałem informacje dotyczące korespondencji[대응. / to znaczy, związek między pozycjonowaniem a wysokością dźwięku wywoływanego[호출 przez te pozycjonowanie.</text:p>
              </text:list-item>
              <text:list-item>
                <text:p text:style-name="P49">na przykład, jednym z faktów, które odkryłem[발견, było, że standardowe położenie[위치 na dziury 1. / kiedy wydmucham[ w tym położeniu, jego wysokość dźwięku jest nie D, ale D ćwierć[쿼터 plus.</text:p>
              </text:list-item>
              <text:list-item>
                <text:p text:style-name="P49">stąd[그 후, jeśli chcesz uzyskać[얻다 dokładnie[바로 그거죠 wysokości dźwięku D, i nie D plus ćwierć, więc, wydmuchasz w położeniu "sa-ge-1" na tym dziury.</text:p>
              </text:list-item>
            </text:list>
          </table:table-cell>
        </table:table-row>
      </table:table>
      <text:list xml:id="list656921271267413809" text:style-name="L27">
        <text:list-item>
          <text:p text:style-name="P50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string">
            <text:p text:style-name="P18"/>
          </table:table-cell>
          <table:table-cell table:style-name="表44.B1" office:value-type="string">
            <text:p text:style-name="P3">بامس، كان يوم الخميس.</text:p>
          </table:table-cell>
        </table:table-row>
        <table:table-row>
          <table:table-cell table:style-name="表44.A2" office:value-type="string">
            <text:p text:style-name="P18"/>
          </table:table-cell>
          <table:table-cell table:style-name="表44.B2" office:value-type="string">
            <text:p text:style-name="P6">it was Thursday, yesterday.</text:p>
            <text:p text:style-name="P6">baamisu / kaan / yawm'l'chamiysu[목요일</text:p>
          </table:table-cell>
        </table:table-row>
        <text:soft-page-break/>
        <table:table-row>
          <table:table-cell table:style-name="表44.A2" office:value-type="string">
            <text:p text:style-name="P18"/>
          </table:table-cell>
          <table:table-cell table:style-name="表44.B2" office:value-type="string">
            <text:p text:style-name="P3">مرة أخرى ذهبت إلى الحديقة الليلة الماضية.</text:p>
          </table:table-cell>
        </table:table-row>
        <table:table-row>
          <table:table-cell table:style-name="表44.A2" office:value-type="string">
            <text:p text:style-name="P18"/>
          </table:table-cell>
          <table:table-cell table:style-name="表44.B2" office:value-type="string">
            <text:p text:style-name="P6">mar<text:span text:style-name="T30">atan~uchraa / dhahapta~iilaa'l'xadiyqati / al'layilatu'l'maad^iyatu</text:span></text:p>
            <text:p text:style-name="P7">I went to the park again.</text:p>
          </table:table-cell>
        </table:table-row>
        <table:table-row>
          <table:table-cell table:style-name="表44.A2" office:value-type="string">
            <text:p text:style-name="P18"/>
          </table:table-cell>
          <table:table-cell table:style-name="表44.B2" office:value-type="string">
            <text:p text:style-name="P3">هناك قطتان في الحديقة.</text:p>
          </table:table-cell>
        </table:table-row>
        <table:table-row>
          <table:table-cell table:style-name="表44.A2" office:value-type="string">
            <text:p text:style-name="P18"/>
          </table:table-cell>
          <table:table-cell table:style-name="表44.B2" office:value-type="string">
            <text:p text:style-name="P7">there are two cats in the park.</text:p>
            <text:p text:style-name="P7">hunaaka[over there;저기 / qut^ataani[two cats / fiy'l'xadiyqati</text:p>
          </table:table-cell>
        </table:table-row>
      </table:table>
      <text:list xml:id="list34437206" text:continue-numbering="true" text:style-name="L27">
        <text:list-item>
          <text:p text:style-name="P81"><text:span text:style-name="T7">در مورد تحقیق </text:span><text:span text:style-name="T6">### daar[about / moored[case / txqiyq[research</text:span></text:p>
        </text:list-item>
      </text:list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18"/>
          </table:table-cell>
          <table:table-cell table:style-name="表45.B1" office:value-type="string">
            <text:p text:style-name="P2">دوباره٬ من به پارک رفتم.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6">I went to the park, again.</text:p>
            <text:p text:style-name="P6">duwbaare / man~beh~paark / raftam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2">آن پنج شنبه بود، دیروز.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6">it was Thu<text:span text:style-name="T30">rsday, yesterday.</text:span></text:p>
            <text:p text:style-name="P7">aan[it / paanji'shanbeh / buwt / diyruws</text:p>
          </table:table-cell>
        </table:table-row>
        <table:table-row table:style-name="表45.5"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3">من چیزی نخریدم.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7">I did not buy anything.</text:p>
            <text:p text:style-name="P7">man / chiyziy[something;어떤 것 / na(?)xariydam[did-not-buy;나는 사지 않았다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3"/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7"/>
          </table:table-cell>
        </table:table-row>
      </table:table>
      <text:p text:style-name="P1">//<text:span text:style-name="T28">20210219_100936</text:span></text:p>
      <text:p text:style-name="P1"/>
      <text:p text:style-name="P25"/>
      <text:p text:style-name="P5">XXX=================</text:p>
      <text:p text:style-name="P24"><text:soft-page-break/>myself/ diary / 20210221_142954</text:p>
      <text:list xml:id="list1615958755823020278" text:style-name="L28">
        <text:list-item>
          <text:p text:style-name="P141">먹이주기</text:p>
        </text:list-item>
      </text:list>
      <table:table table:name="表46" table:style-name="表46">
        <table:table-column table:style-name="表46.A"/>
        <table:table-column table:style-name="表46.B"/>
        <table:table-row>
          <table:table-cell table:style-name="表46.A1" office:value-type="string">
            <text:p text:style-name="P19"/>
          </table:table-cell>
          <table:table-cell table:style-name="表46.B1" office:value-type="string">
            <text:p text:style-name="P6">두 마리. / 미케는 옹벽으로 돌아갈 때 옹벽 아래에서 멈춰 서서 내가 그 몸을 안고 올린 것을 기다리고 있었다.</text:p>
          </table:table-cell>
        </table:table-row>
        <table:table-row>
          <table:table-cell table:style-name="表46.A2" office:value-type="string">
            <text:p text:style-name="P19"/>
          </table:table-cell>
          <table:table-cell table:style-name="表46.B2" office:value-type="string">
            <text:p text:style-name="P6">크로는 계단 바로 아래의 옹벽 위에 있었다.</text:p>
          </table:table-cell>
        </table:table-row>
      </table:table>
      <text:p text:style-name="P6"/>
      <text:list xml:id="list34428570" text:continue-numbering="true" text:style-name="L28">
        <text:list-item>
          <text:p text:style-name="P51">신변의 세들로한 것에 대해</text:p>
        </text:list-item>
      </text:list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19"/>
          </table:table-cell>
          <table:table-cell table:style-name="表47.B1" office:value-type="string">
            <text:p text:style-name="P6">타이머를 사용하고 있는 것</text:p>
            <text:p text:style-name="P6">며칠 전에서 독서 등을 할 때, 타이머를 사용하기 시작하고 있다. / 방법은, 예정하고 있는 시간 전부 <text:s/>설정하는 것이 아니라, 한 번에 10 분만을 설정한다. / 그리고, 10 분 지난 후, 재차 10 분만 설정한다. / 이렇게 하여, 마지막으로는 예으로, 30 분 또는 40 분 지난다.</text:p>
            <text:p text:style-name="P6">/ / 이렇게 하면, 나 생각, 시간이 흐르고 있는 사실을 계속 느끼고 있을 수 있다. ("있을 수 있다" 보다, "끊임없이 상기시키는 상태를 계속할 수 있다.") / W ten sposób możesz ciągle czuć, co myślisz, że czas mija. (Zamiast „Może być”, „Możesz kontynuować stan przypomnienia”).</text:p>
          </table:table-cell>
        </table:table-row>
      </table:table>
      <text:list xml:id="list34447162" text:continue-numbering="true" text:style-name="L28">
        <text:list-item>
          <text:p text:style-name="P128">muzyka</text:p>
        </text:list-item>
      </text:list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19"/>
          </table:table-cell>
          <table:table-cell table:style-name="表48.B1" office:value-type="string">
            <text:list xml:id="list6900544568852063598" text:style-name="L29">
              <text:list-item>
                <text:p text:style-name="P52">wczoraj. shaku : znowu spisanie o związecie między pozycjonowaniem i wysokością dźwięku przez te pozycjonowaniem.</text:p>
              </text:list-item>
              <text:list-item>
                <text:p text:style-name="P52">odkrycie z dnia : tak zwana "yuri", to ma trzy pozycje. / pierwsza pozycja : ćwierć / druga : półnuta / trzecia : jeden i pól</text:p>
              </text:list-item>
              <text:list-item>
                <text:p text:style-name="P52">nowa rzecz z dnia : vibrato. tego dnia, dwa <text:soft-page-break/>sposoby dla generowania vibrato. / piewszy sposób : przez "yuri" / drugi sposób : przez, co nazywam, vibrato ptysi. to znaczy, dmuchasz w shaku kilka podmuchów powietrza. / w ten sposób, dźwięk staje się wyższy, a następnie, z powrotem, do porzedniego poziomu, i tak, naprzemiennie, tym samym, tworząc efekt vibrato.</text:p>
              </text:list-item>
            </text:list>
          </table:table-cell>
        </table:table-row>
      </table:table>
      <text:list xml:id="list5893148443281942885" text:style-name="L30">
        <text:list-item>
          <text:p text:style-name="P53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8"/>
          </table:table-cell>
          <table:table-cell table:style-name="表49.B1" office:value-type="string">
            <text:p text:style-name="P3">كان السبت.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6">it was Sat<text:span text:style-name="T30">urday.</text:span></text:p>
            <text:p text:style-name="P7">kaan / al'saptu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3">ذهبت للعمل.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7">I went to work.</text:p>
            <text:p text:style-name="P7">dhahaptu / lil'AAmali.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2">أخذت مترو الأنفاق.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7">I took subway.</text:p>
            <text:p text:style-name="P7">achadhat[took / mitru[지하철~1 'l'anfaaqi[터널 / </text:p>
          </table:table-cell>
        </table:table-row>
      </table:table>
      <text:list xml:id="list34446291" text:continue-numbering="true" text:style-name="L30">
        <text:list-item>
          <text:p text:style-name="P82"><text:span text:style-name="T7">در مورد تحقیق </text:span><text:span text:style-name="T6">### daar[about / moored[case / txqiyq[research</text:span></text:p>
        </text:list-item>
      </text:list>
      <table:table table:name="表50" table:style-name="表50">
        <table:table-column table:style-name="表50.A"/>
        <table:table-column table:style-name="表50.B"/>
        <table:table-row>
          <table:table-cell table:style-name="表50.A1" office:value-type="string">
            <text:p text:style-name="P18"/>
          </table:table-cell>
          <table:table-cell table:style-name="表50.B1" office:value-type="string">
            <text:p text:style-name="P2">دیروز به فروشگاه نرفتم.</text:p>
          </table:table-cell>
        </table:table-row>
        <table:table-row>
          <table:table-cell table:style-name="表50.A2" office:value-type="string">
            <text:p text:style-name="P18"/>
          </table:table-cell>
          <table:table-cell table:style-name="表50.B2" office:value-type="string">
            <text:p text:style-name="P7">I did not go to the store, yesterday.</text:p>
            <text:p text:style-name="P7">diyruus[어제 / beh / kuruushkah[가게 / na(?)raftam</text:p>
          </table:table-cell>
        </table:table-row>
        <table:table-row>
          <table:table-cell table:style-name="表50.A2" office:value-type="string">
            <text:p text:style-name="P18"/>
          </table:table-cell>
          <table:table-cell table:style-name="表50.B2" office:value-type="string">
            <text:p text:style-name="P2">باد می آمد.</text:p>
          </table:table-cell>
        </table:table-row>
        <table:table-row>
          <table:table-cell table:style-name="表50.A2" office:value-type="string">
            <text:p text:style-name="P18"/>
          </table:table-cell>
          <table:table-cell table:style-name="表50.B2" office:value-type="string">
            <text:p text:style-name="P7">it was windy.</text:p>
            <text:p text:style-name="P7">baat[wind / mei[? / oomaat[came</text:p>
          </table:table-cell>
        </table:table-row>
        <table:table-row>
          <table:table-cell table:style-name="表50.A2" office:value-type="string">
            <text:p text:style-name="P18"/>
          </table:table-cell>
          <table:table-cell table:style-name="表50.B2" office:value-type="string">
            <text:p text:style-name="P2">باران نیامد</text:p>
          </table:table-cell>
        </table:table-row>
        <table:table-row>
          <table:table-cell table:style-name="表50.A2" office:value-type="string">
            <text:p text:style-name="P18"/>
          </table:table-cell>
          <table:table-cell table:style-name="表50.B2" office:value-type="string">
            <text:p text:style-name="P7">it did not rain.</text:p>
            <text:p text:style-name="P7"><text:soft-page-break/>baaraan[rain / nayoomat(?)</text:p>
          </table:table-cell>
        </table:table-row>
      </table:table>
      <text:p text:style-name="P6">//20210221_154052</text:p>
      <text:p text:style-name="P1"/>
      <text:p text:style-name="P25"/>
      <text:p text:style-name="P5">XXX=================</text:p>
      <text:p text:style-name="P24">myself/ diary / 20210222_151128</text:p>
      <text:list xml:id="list745702615553434343" text:style-name="L31">
        <text:list-item>
          <text:p text:style-name="P142">먹이주기</text:p>
        </text:list-item>
      </text:list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19"/>
          </table:table-cell>
          <table:table-cell table:style-name="表51.B1" office:value-type="string">
            <text:p text:style-name="P6">그제의 것이지만, 산책 때, 종종, 미케들의 몸을 내몸에 내 손으로, 밀어넣다. / 왜? 기분이 좋으니까.</text:p>
            <text:p text:style-name="P6">/ 그제에는 미케와 크로, 두 마리의 몸들을 서로 내 손으로 밀어 넣었다. / 이렇게 하여, 어쩐지 보고 있어 재미 있고, 또한, 두 마리의 서로 사이가 좋게 될까 라고 생각했으니까.</text:p>
          </table:table-cell>
        </table:table-row>
      </table:table>
      <text:p text:style-name="P6"/>
      <text:list xml:id="list34431126" text:continue-numbering="true" text:style-name="L31">
        <text:list-item>
          <text:p text:style-name="P54">신변의 세들로한 것에 대해</text:p>
        </text:list-item>
      </text:list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19"/>
          </table:table-cell>
          <table:table-cell table:style-name="表52.B1" office:value-type="string">
            <text:p text:style-name="P8">메모지를 자작하고 있는 것에 대해:</text:p>
            <text:p text:style-name="P6">메모지는 자작하고 있다. / 어떠한 메모지를 만들어 있는 거야? / 독서 시 쓸 메모 등에 사용할 복사 용지. / 그 종이를 곁에 둔다. / 그리고, 그들 곁에 둔 종이들을 본드로 붙인다.</text:p>
            <text:p text:style-name="P6">/ 사용 할 땐, 한 장 한 장, 떼어 취한다. / 취한 후 나머지 종이들은 여전히 한 덩어리로 합쳐져있다.</text:p>
          </table:table-cell>
        </table:table-row>
      </table:table>
      <text:list xml:id="list8194091154401853738" text:style-name="L32">
        <text:list-item>
          <text:p text:style-name="P129">muzyka</text:p>
        </text:list-item>
      </text:list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19"/>
          </table:table-cell>
          <table:table-cell table:style-name="表53.B1" office:value-type="string">
            <text:list xml:id="list8752101614085731252" text:style-name="L33">
              <text:list-item>
                <text:p text:style-name="P55">shaku : shaku : znowu, kontynuowałem spisać tabelą korespondencji między pozycjonowaniem i wysokością dźwięku.</text:p>
              </text:list-item>
              <text:list-item>
                <text:p text:style-name="P55">W ostatnich pięć minut lub takim, skomponowałem krótką melodię, która składa się <text:soft-page-break/>z kilku nut. / ta jest melodia w skali japońskiej.</text:p>
              </text:list-item>
            </text:list>
          </table:table-cell>
        </table:table-row>
      </table:table>
      <text:list xml:id="list3180203135417741890" text:style-name="L34">
        <text:list-item>
          <text:p text:style-name="P56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float" office:value="1">
            <text:p text:style-name="P18">1</text:p>
          </table:table-cell>
          <table:table-cell table:style-name="表54.B1" office:value-type="string">
            <text:p text:style-name="P3">أمس، كان يوم الاحد.</text:p>
          </table:table-cell>
        </table:table-row>
        <table:table-row>
          <table:table-cell table:style-name="表54.A2" office:value-type="string">
            <text:p text:style-name="P18"/>
          </table:table-cell>
          <table:table-cell table:style-name="表54.B2" office:value-type="string">
            <text:p text:style-name="P6">it was Sun<text:span text:style-name="T30">day.</text:span></text:p>
            <text:p text:style-name="P7">ams / kaan / yawm'l'axdi.</text:p>
          </table:table-cell>
        </table:table-row>
        <table:table-row>
          <table:table-cell table:style-name="表54.A3" office:value-type="float" office:value="2">
            <text:p text:style-name="P18">2</text:p>
          </table:table-cell>
          <table:table-cell table:style-name="表54.B2" office:value-type="string">
            <text:p text:style-name="P3">اليوم ، الجو دافئ.</text:p>
          </table:table-cell>
        </table:table-row>
        <table:table-row>
          <table:table-cell table:style-name="表54.A3">
            <text:p text:style-name="P18"/>
          </table:table-cell>
          <table:table-cell table:style-name="表54.B2" office:value-type="string">
            <text:p text:style-name="P7">today, it is warm.</text:p>
            <text:p text:style-name="P7">alyawm / al'dhawu / dafion</text:p>
          </table:table-cell>
        </table:table-row>
        <table:table-row>
          <table:table-cell table:style-name="表54.A3" office:value-type="float" office:value="3">
            <text:p text:style-name="P18">3</text:p>
          </table:table-cell>
          <table:table-cell table:style-name="表54.B2" office:value-type="string">
            <text:p text:style-name="P3">أنا أركب الدراجة إلى المنتزه.</text:p>
          </table:table-cell>
        </table:table-row>
        <table:table-row>
          <table:table-cell table:style-name="表54.A2" office:value-type="string">
            <text:p text:style-name="P18"/>
          </table:table-cell>
          <table:table-cell table:style-name="表54.B2" office:value-type="string">
            <text:p text:style-name="P7">I ride bicycle to the park.</text:p>
            <text:p text:style-name="P7">anaa / arkubu'l'daraadhata / iilaa'l'muntazahi</text:p>
          </table:table-cell>
        </table:table-row>
      </table:table>
      <text:list xml:id="list34433247" text:continue-numbering="true" text:style-name="L34">
        <text:list-item>
          <text:p text:style-name="P83"><text:span text:style-name="T7">در مورد تحقیق </text:span><text:span text:style-name="T6">### daar[about / moored[case / txqiyq[research</text:span></text:p>
        </text:list-item>
      </text:list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18"/>
          </table:table-cell>
          <table:table-cell table:style-name="表55.B1" office:value-type="string">
            <text:p text:style-name="P2">دو گربه در پارک.</text:p>
          </table:table-cell>
        </table:table-row>
        <table:table-row>
          <table:table-cell table:style-name="表55.A2" office:value-type="string">
            <text:p text:style-name="P18"/>
          </table:table-cell>
          <table:table-cell table:style-name="表55.B2" office:value-type="string">
            <text:p text:style-name="P7">two cats in the park.</text:p>
            <text:p text:style-name="P7">duw / korbe[cat / dar[in / paark</text:p>
          </table:table-cell>
        </table:table-row>
        <table:table-row>
          <table:table-cell table:style-name="表55.A2" office:value-type="string">
            <text:p text:style-name="P18"/>
          </table:table-cell>
          <table:table-cell table:style-name="表55.B2" office:value-type="string">
            <text:p text:style-name="P2">یکی گربه بزرگ است.</text:p>
          </table:table-cell>
        </table:table-row>
        <table:table-row>
          <table:table-cell table:style-name="表55.A2" office:value-type="string">
            <text:p text:style-name="P18"/>
          </table:table-cell>
          <table:table-cell table:style-name="表55.B2" office:value-type="string">
            <text:p text:style-name="P7">one is a big cat.</text:p>
            <text:p text:style-name="P7">yakiy / korbe / buzoorki / aast</text:p>
          </table:table-cell>
        </table:table-row>
        <table:table-row>
          <table:table-cell table:style-name="表55.A2" office:value-type="string">
            <text:p text:style-name="P18"/>
          </table:table-cell>
          <table:table-cell table:style-name="表55.B2" office:value-type="string">
            <text:p text:style-name="P2">و دیگری گربه کوچک است.</text:p>
          </table:table-cell>
        </table:table-row>
        <table:table-row>
          <table:table-cell table:style-name="表55.A2" office:value-type="string">
            <text:p text:style-name="P18"/>
          </table:table-cell>
          <table:table-cell table:style-name="表55.B2" office:value-type="string">
            <text:p text:style-name="P7">and the other is a small cat.</text:p>
            <text:p text:style-name="P7">va / diy'yaariy[other-one;다른 것 / korbe / kuwczaaki[작은 / aast</text:p>
          </table:table-cell>
        </table:table-row>
      </table:table>
      <text:p text:style-name="P6">//20210222_160456</text:p>
      <text:p text:style-name="P1"/>
      <text:p text:style-name="P25"/>
      <text:p text:style-name="P5"><text:soft-page-break/>XXX=================</text:p>
      <text:p text:style-name="P24">myself/ diary / 20210223_112347</text:p>
      <text:list xml:id="list470299598385034486" text:style-name="L35">
        <text:list-item>
          <text:p text:style-name="P143">먹이주기</text:p>
        </text:list-item>
      </text:list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19"/>
          </table:table-cell>
          <table:table-cell table:style-name="表56.B1" office:value-type="string">
            <text:p text:style-name="P6">평소와 같다.</text:p>
          </table:table-cell>
        </table:table-row>
        <table:table-row>
          <table:table-cell table:style-name="表56.A2" office:value-type="string">
            <text:p text:style-name="P19"/>
          </table:table-cell>
          <table:table-cell table:style-name="表56.B2" office:value-type="string">
            <text:p text:style-name="P6">사람들이 몇몇 지나갔다.</text:p>
            <text:p text:style-name="P6">/ 운동장에서는 다시 몇몇 사람들이 움직이고 있었다.</text:p>
          </table:table-cell>
        </table:table-row>
      </table:table>
      <text:p text:style-name="P6"/>
      <text:list xml:id="list34437586" text:continue-numbering="true" text:style-name="L35">
        <text:list-item>
          <text:p text:style-name="P57">신변의 세들로한 것에 대해</text:p>
        </text:list-item>
      </text:list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19"/>
          </table:table-cell>
          <table:table-cell table:style-name="表57.B1" office:value-type="string">
            <text:p text:style-name="P6">PC에서 작업 할 때, 항상 서있다. / 디스플레이 아래에 골판지 상자를 두고 있다. / 화면의 높이를 눈의 높이에 맞게 조정하기 위해.</text:p>
          </table:table-cell>
        </table:table-row>
      </table:table>
      <text:list xml:id="list34439498" text:continue-numbering="true" text:style-name="L35">
        <text:list-item>
          <text:p text:style-name="P130">muzyka</text:p>
        </text:list-item>
      </text:list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19"/>
          </table:table-cell>
          <table:table-cell table:style-name="表58.B1" office:value-type="string">
            <text:list xml:id="list2903476367488781210" text:style-name="L36">
              <text:list-item>
                <text:p text:style-name="P58">shaku : półnuty, ćwierćnuty. / zagrałem melodię, którą skomponowałem w poprzedniej sesji. nazywam te melodie "dzisiejszą melodią"</text:p>
              </text:list-item>
            </text:list>
          </table:table-cell>
        </table:table-row>
        <table:table-row>
          <table:table-cell table:style-name="表58.A2" office:value-type="string">
            <text:p text:style-name="P19"/>
          </table:table-cell>
          <table:table-cell table:style-name="表58.B2" office:value-type="string">
            <text:p text:style-name="P6"/>
          </table:table-cell>
        </table:table-row>
      </table:table>
      <text:list xml:id="list3576229820895014243" text:style-name="L37">
        <text:list-item>
          <text:p text:style-name="P59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59" table:style-name="表59">
        <table:table-column table:style-name="表59.A"/>
        <table:table-column table:style-name="表59.B"/>
        <table:table-row>
          <table:table-cell table:style-name="表59.A1" office:value-type="string">
            <text:p text:style-name="P18"/>
          </table:table-cell>
          <table:table-cell table:style-name="表59.B1" office:value-type="string">
            <text:p text:style-name="P3">كان يوم الاثنين.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7">it was monday.</text:p>
            <text:p text:style-name="P7">kaan / yamw'l'ithnayni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3">الدراجة التي أركبها.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7">the bicycle, which I ride.</text:p>
            <text:p text:style-name="P7">al'daraadhatu / al'latiy / arkabu'haa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2">الدراجة لديها ضوء.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7">the bicycle has a light.</text:p>
            <text:p text:style-name="P7"><text:soft-page-break/>al'dadhaaratu'l'dayhaa[그녀는 가지고있다 / d^awU[빛</text:p>
          </table:table-cell>
        </table:table-row>
      </table:table>
      <text:list xml:id="list34428126" text:continue-numbering="true" text:style-name="L37">
        <text:list-item>
          <text:p text:style-name="P84"><text:span text:style-name="T7">در مورد تحقیق </text:span><text:span text:style-name="T6">### daar[about / moored[case / txqiyq[research</text:span></text:p>
        </text:list-item>
      </text:list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18"/>
          </table:table-cell>
          <table:table-cell table:style-name="表60.B1" office:value-type="string">
            <text:p text:style-name="P2">نمایشگر کامپیوتر من بزرگ است.</text:p>
          </table:table-cell>
        </table:table-row>
        <table:table-row>
          <table:table-cell table:style-name="表60.A2" office:value-type="string">
            <text:p text:style-name="P18"/>
          </table:table-cell>
          <table:table-cell table:style-name="表60.B2" office:value-type="string">
            <text:p text:style-name="P7">degree : the display of my computer is big.</text:p>
            <text:p text:style-name="P7">namaa(?) / kaanpyuuter / man / buzoorg / aast</text:p>
          </table:table-cell>
        </table:table-row>
        <table:table-row>
          <table:table-cell table:style-name="表60.A2" office:value-type="string">
            <text:p text:style-name="P18"/>
          </table:table-cell>
          <table:table-cell table:style-name="表60.B2" office:value-type="string">
            <text:p text:style-name="P2">شکمم کوچک است</text:p>
          </table:table-cell>
        </table:table-row>
        <table:table-row>
          <table:table-cell table:style-name="表60.A2" office:value-type="string">
            <text:p text:style-name="P18"/>
          </table:table-cell>
          <table:table-cell table:style-name="表60.B2" office:value-type="string">
            <text:p text:style-name="P7">degree : my stomach is small.</text:p>
            <text:p text:style-name="P7">shekyaam'am(?) / kuwczaaki / aast</text:p>
          </table:table-cell>
        </table:table-row>
        <table:table-row>
          <table:table-cell table:style-name="表60.A2" office:value-type="string">
            <text:p text:style-name="P18"/>
          </table:table-cell>
          <table:table-cell table:style-name="表60.B2" office:value-type="string">
            <text:p text:style-name="P2">این هفته گرم است.</text:p>
          </table:table-cell>
        </table:table-row>
        <table:table-row>
          <table:table-cell table:style-name="表60.A2" office:value-type="string">
            <text:p text:style-name="P18"/>
          </table:table-cell>
          <table:table-cell table:style-name="表60.B2" office:value-type="string">
            <text:p text:style-name="P7">degree : it is warm this week.</text:p>
            <text:p text:style-name="P7">iyn[이 / haftee[주 / gyarm[따뜻한 / *</text:p>
          </table:table-cell>
        </table:table-row>
      </table:table>
      <text:p text:style-name="P6">//20210223_121051</text:p>
      <text:p text:style-name="P1"/>
      <text:p text:style-name="P25"/>
      <text:p text:style-name="P5">XXX=================</text:p>
      <text:p text:style-name="P24">myself/ diary / 20210224_101437</text:p>
      <text:list xml:id="list615515669673908461" text:style-name="L38">
        <text:list-item>
          <text:p text:style-name="P144">먹이주기</text:p>
        </text:list-item>
      </text:list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19"/>
          </table:table-cell>
          <table:table-cell table:style-name="表61.B1" office:value-type="string">
            <text:p text:style-name="P6">두 마리 모두 왔다.</text:p>
          </table:table-cell>
        </table:table-row>
      </table:table>
      <text:p text:style-name="P6"/>
      <text:list xml:id="list34443620" text:continue-numbering="true" text:style-name="L38">
        <text:list-item>
          <text:p text:style-name="P60">신변의 세들로한 것에 대해</text:p>
        </text:list-item>
      </text:list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19"/>
          </table:table-cell>
          <table:table-cell table:style-name="表62.B1" office:value-type="string">
            <text:p text:style-name="P6">매일, 항상 허리가 아프다. / 오래전 부터 이다. / 하루 종일 계속 앉아 있다. / 그런 생활을 계속하고 있었다. / 그 때 부터 허리는 계속 아팠어요. / 단, 당시는 아직 그만큼에는 아니었다. / 점차적으로 통증이 더해 갔다.</text:p>
          </table:table-cell>
        </table:table-row>
      </table:table>
      <text:list xml:id="list34444939" text:continue-numbering="true" text:style-name="L38">
        <text:list-item>
          <text:p text:style-name="P131">muzyka</text:p>
        </text:list-item>
      </text:list>
      <table:table table:name="表63" table:style-name="表63">
        <table:table-column table:style-name="表63.A"/>
        <table:table-column table:style-name="表63.B"/>
        <text:soft-page-break/>
        <table:table-row>
          <table:table-cell table:style-name="表63.A1" office:value-type="string">
            <text:p text:style-name="P19"/>
          </table:table-cell>
          <table:table-cell table:style-name="表63.B1" office:value-type="string">
            <text:list xml:id="list5151893408888138846" text:style-name="L39">
              <text:list-item>
                <text:p text:style-name="P61">shaku : jak dla podstawowych praktyk dmuchania, takie same jak poprzednio.</text:p>
              </text:list-item>
              <text:list-item>
                <text:p text:style-name="P61">jak dla "dzisiejszej melodii", tym razem, skomponowałem jedną melodię. tylko, różnica jest taka, że spisałem kilką bloków fraz.</text:p>
              </text:list-item>
            </text:list>
          </table:table-cell>
        </table:table-row>
      </table:table>
      <text:list xml:id="list2915216216512450868" text:style-name="L40">
        <text:list-item>
          <text:p text:style-name="P62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18"/>
          </table:table-cell>
          <table:table-cell table:style-name="表64.B1" office:value-type="string">
            <text:p text:style-name="P3">كان يوم الثلاثاء.</text:p>
          </table:table-cell>
        </table:table-row>
        <table:table-row>
          <table:table-cell table:style-name="表64.A2" office:value-type="string">
            <text:p text:style-name="P18"/>
          </table:table-cell>
          <table:table-cell table:style-name="表64.B2" office:value-type="string">
            <text:p text:style-name="P6">it was Tue<text:span text:style-name="T30">sday.</text:span></text:p>
            <text:p text:style-name="P7">kaan / yawm'l'thlathaaI</text:p>
          </table:table-cell>
        </table:table-row>
        <table:table-row>
          <table:table-cell table:style-name="表64.A2" office:value-type="string">
            <text:p text:style-name="P18"/>
          </table:table-cell>
          <table:table-cell table:style-name="表64.B2" office:value-type="string">
            <text:p text:style-name="P3">اشتريت دراجتي قبل عامين.</text:p>
          </table:table-cell>
        </table:table-row>
        <table:table-row>
          <table:table-cell table:style-name="表64.A2" office:value-type="string">
            <text:p text:style-name="P18"/>
          </table:table-cell>
          <table:table-cell table:style-name="表64.B2" office:value-type="string">
            <text:p text:style-name="P7">I bought my bicycle two years ago.</text:p>
            <text:p text:style-name="P7">ishtarayitu / daraadhati / qabla / AAmayini</text:p>
          </table:table-cell>
        </table:table-row>
        <table:table-row>
          <table:table-cell table:style-name="表64.A2" office:value-type="string">
            <text:p text:style-name="P18"/>
          </table:table-cell>
          <table:table-cell table:style-name="表64.B2" office:value-type="string">
            <text:p text:style-name="P3">كان السعر حوالي عشرين ألف ين ياباني.</text:p>
          </table:table-cell>
        </table:table-row>
        <table:table-row>
          <table:table-cell table:style-name="表64.A2" office:value-type="string">
            <text:p text:style-name="P18"/>
          </table:table-cell>
          <table:table-cell table:style-name="表64.B2" office:value-type="string">
            <text:p text:style-name="P7">the price was about twenty thousand Japanese Yen.</text:p>
            <text:p text:style-name="P7">kaan / a'saAru[price / xawaalaya[around / AAshriyna[twenty / alf[thousand / yan / yaabaaniyun</text:p>
          </table:table-cell>
        </table:table-row>
      </table:table>
      <text:list xml:id="list34436510" text:continue-numbering="true" text:style-name="L40">
        <text:list-item>
          <text:p text:style-name="P85"><text:span text:style-name="T7">در مورد تحقیق </text:span><text:span text:style-name="T6">### daar[about / moored[case / txqiyq[research</text:span></text:p>
        </text:list-item>
      </text:list>
      <table:table table:name="表65" table:style-name="表65">
        <table:table-column table:style-name="表65.A"/>
        <table:table-column table:style-name="表65.B"/>
        <table:table-row>
          <table:table-cell table:style-name="表65.A1" office:value-type="string">
            <text:p text:style-name="P18"/>
          </table:table-cell>
          <table:table-cell table:style-name="表65.B1" office:value-type="string">
            <text:p text:style-name="P2">امروز ، کمی سرد است</text:p>
          </table:table-cell>
        </table:table-row>
        <table:table-row>
          <table:table-cell table:style-name="表65.A2" office:value-type="string">
            <text:p text:style-name="P18"/>
          </table:table-cell>
          <table:table-cell table:style-name="表65.B2" office:value-type="string">
            <text:p text:style-name="P7">today, it is a little cold.</text:p>
            <text:p text:style-name="P7">imruwz / kyamiy[조금 / saard[춥다 / *</text:p>
          </table:table-cell>
        </table:table-row>
        <table:table-row>
          <table:table-cell table:style-name="表65.A2" office:value-type="string">
            <text:p text:style-name="P18"/>
          </table:table-cell>
          <table:table-cell table:style-name="表65.B2" office:value-type="string">
            <text:p text:style-name="P2">هوا خشک است</text:p>
          </table:table-cell>
        </table:table-row>
        <table:table-row>
          <table:table-cell table:style-name="表65.A2" office:value-type="string">
            <text:p text:style-name="P18"/>
          </table:table-cell>
          <table:table-cell table:style-name="表65.B2" office:value-type="string">
            <text:p text:style-name="P7">the air is dry.</text:p>
            <text:p text:style-name="P7">havoo[* / xoshky[마른 / *</text:p>
          </table:table-cell>
        </table:table-row>
        <table:table-row>
          <table:table-cell table:style-name="表65.A2" office:value-type="string">
            <text:p text:style-name="P18"/>
          </table:table-cell>
          <table:table-cell table:style-name="表65.B2" office:value-type="string">
            <text:p text:style-name="P7">الجو</text:p>
          </table:table-cell>
        </table:table-row>
      </table:table>
      <text:p text:style-name="P6">//20210224_112730</text:p>
      <text:p text:style-name="P1"/>
      <text:p text:style-name="P1"><text:soft-page-break/></text:p>
      <text:p text:style-name="P25"/>
      <text:p text:style-name="P5">XXX=================</text:p>
      <text:p text:style-name="P24">myself/ diary / 20210226_142505</text:p>
      <text:list xml:id="list34435262" text:continue-list="list34421733" text:style-name="L8">
        <text:list-item>
          <text:p text:style-name="P136">먹이주기</text:p>
        </text:list-item>
      </text:list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19"/>
          </table:table-cell>
          <table:table-cell table:style-name="表66.B1" office:value-type="string">
            <text:p text:style-name="P6">두 마리. / 절차는 다음과 같다 : (1) 페이스트 (2) 고체 한 잡기 (3) 다 먹은 후, 다시, 고체를 한 잡기.</text:p>
          </table:table-cell>
        </table:table-row>
      </table:table>
      <text:p text:style-name="P6"/>
      <text:list xml:id="list34425483" text:continue-numbering="true" text:style-name="L8">
        <text:list-item>
          <text:p text:style-name="P35">신변의 세들로한 것에 대해</text:p>
        </text:list-item>
      </text:list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19"/>
          </table:table-cell>
          <table:table-cell table:style-name="表67.B1" office:value-type="string">
            <text:p text:style-name="P6">어제. 도와의 일이 있었다. 집에 돌아간 시간은 약 6 시 20 분 경. 그 후 퉁소를 연주했다. / 전 번의 녹화를 보고, 그 때 만든 곡을 다시 연주.</text:p>
          </table:table-cell>
        </table:table-row>
      </table:table>
      <text:list xml:id="list34430743" text:continue-numbering="true" text:style-name="L8">
        <text:list-item>
          <text:p text:style-name="P124">muzyka</text:p>
        </text:list-item>
      </text:list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19"/>
          </table:table-cell>
          <table:table-cell table:style-name="表68.B1" office:value-type="string">
            <text:list xml:id="list4714974786469207355" text:style-name="L41">
              <text:list-item>
                <text:p text:style-name="P63">zagrałem melodię, którą spisałem w poprzedniej sesji.</text:p>
              </text:list-item>
              <text:list-item>
                <text:p text:style-name="P63">sfilmowałem siebie podczas poprzedniej sesji, grając tę melodię.</text:p>
              </text:list-item>
            </text:list>
          </table:table-cell>
        </table:table-row>
      </table:table>
      <text:list xml:id="list5445093874715614438" text:style-name="L42">
        <text:list-item>
          <text:p text:style-name="P64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18"/>
          </table:table-cell>
          <table:table-cell table:style-name="表69.B1" office:value-type="string">
            <text:p text:style-name="P3">كان يوم الخميس.</text:p>
          </table:table-cell>
        </table:table-row>
        <table:table-row>
          <table:table-cell table:style-name="表69.A2" office:value-type="string">
            <text:p text:style-name="P18"/>
          </table:table-cell>
          <table:table-cell table:style-name="表69.B2" office:value-type="string">
            <text:p text:style-name="P6">it was Thu<text:span text:style-name="T30">rsday.</text:span></text:p>
            <text:p text:style-name="P7">kaan / yawm'l'chamiysi.</text:p>
          </table:table-cell>
        </table:table-row>
        <table:table-row>
          <table:table-cell table:style-name="表69.A2" office:value-type="string">
            <text:p text:style-name="P18"/>
          </table:table-cell>
          <table:table-cell table:style-name="表69.B2" office:value-type="string">
            <text:p text:style-name="P3">ذهبت للعمل.</text:p>
          </table:table-cell>
        </table:table-row>
        <table:table-row>
          <table:table-cell table:style-name="表69.A2" office:value-type="string">
            <text:p text:style-name="P18"/>
          </table:table-cell>
          <table:table-cell table:style-name="表69.B2" office:value-type="string">
            <text:p text:style-name="P7">I went to work.</text:p>
            <text:p text:style-name="P7">dhahaptu / lil'AAmali.</text:p>
          </table:table-cell>
        </table:table-row>
      </table:table>
      <text:list xml:id="list34435407" text:continue-numbering="true" text:style-name="L42">
        <text:list-item>
          <text:p text:style-name="P86"><text:span text:style-name="T7">در مورد تحقیق </text:span><text:span text:style-name="T6">### daar[about / moored[case / txqiyq[research</text:span></text:p>
        </text:list-item>
      </text:list>
      <table:table table:name="表70" table:style-name="表70">
        <table:table-column table:style-name="表70.A"/>
        <table:table-column table:style-name="表70.B"/>
        <text:soft-page-break/>
        <table:table-row>
          <table:table-cell table:style-name="表70.A1" office:value-type="string">
            <text:p text:style-name="P18"/>
          </table:table-cell>
          <table:table-cell table:style-name="表70.B1" office:value-type="string">
            <text:p text:style-name="P2">پنجشنبه بود</text:p>
          </table:table-cell>
        </table:table-row>
        <table:table-row>
          <table:table-cell table:style-name="表70.A2" office:value-type="string">
            <text:p text:style-name="P18"/>
          </table:table-cell>
          <table:table-cell table:style-name="表70.B2" office:value-type="string">
            <text:p text:style-name="P7">it was Thursday.</text:p>
            <text:p text:style-name="P7">paanji'shanbe / buwt[was</text:p>
          </table:table-cell>
        </table:table-row>
        <table:table-row>
          <table:table-cell table:style-name="表70.A2" office:value-type="string">
            <text:p text:style-name="P18"/>
          </table:table-cell>
          <table:table-cell table:style-name="表70.B2" office:value-type="string">
            <text:p text:style-name="P2">فلوت بامبو بازی کردم.</text:p>
          </table:table-cell>
        </table:table-row>
        <table:table-row>
          <table:table-cell table:style-name="表70.A2" office:value-type="string">
            <text:p text:style-name="P18"/>
          </table:table-cell>
          <table:table-cell table:style-name="表70.B2" office:value-type="string">
            <text:p text:style-name="P7">I played bamboo flute.</text:p>
            <text:p text:style-name="P7">quluwt[flute / baanbuw / baaziy[play / kyardam[play</text:p>
          </table:table-cell>
        </table:table-row>
      </table:table>
      <text:p text:style-name="P6">//20210226_144905</text:p>
      <text:p text:style-name="P1"/>
      <text:p text:style-name="P25"/>
      <text:p text:style-name="P5">XXX=================</text:p>
      <text:p text:style-name="P24">myself/ diary / 20210228_135252</text:p>
      <text:list xml:id="list363386993795962656" text:style-name="L43">
        <text:list-item>
          <text:p text:style-name="P145">먹이주기</text:p>
        </text:list-item>
      </text:list>
      <table:table table:name="表71" table:style-name="表71">
        <table:table-column table:style-name="表71.A"/>
        <table:table-column table:style-name="表71.B"/>
        <table:table-row>
          <table:table-cell table:style-name="表71.A1" office:value-type="string">
            <text:p text:style-name="P19"/>
          </table:table-cell>
          <table:table-cell table:style-name="表71.B1" office:value-type="string">
            <text:p text:style-name="P6">두 마리. 먼저 미케만. 크로는 서 쪽에.</text:p>
          </table:table-cell>
        </table:table-row>
        <table:table-row>
          <table:table-cell table:style-name="表71.A2" office:value-type="string">
            <text:p text:style-name="P19"/>
          </table:table-cell>
          <table:table-cell table:style-name="表71.B2" office:value-type="string">
            <text:p text:style-name="P6">서 쪽에서 공원으로 돌아갈 때. 크로가 수영장 아래의 울타리에서 보도 쭉의 옹벽 위에 나온다. <text:s/>그 때 나는 그녀 몸에 내 팔을 뻗어 접하려고 한다. / 그러자, 크로는 재채기를 시작한다.</text:p>
            <text:p text:style-name="P6">/ 집에 돌아간 후, 생각한 건, 그 반응도 그녀의 트라우마 반응의 하나인 것이다.</text:p>
          </table:table-cell>
        </table:table-row>
      </table:table>
      <text:p text:style-name="P6"/>
      <text:list xml:id="list34433544" text:continue-numbering="true" text:style-name="L43">
        <text:list-item>
          <text:p text:style-name="P65">신변의 세들로한 것에 대해</text:p>
        </text:list-item>
      </text:list>
      <table:table table:name="表72" table:style-name="表72">
        <table:table-column table:style-name="表72.A"/>
        <table:table-column table:style-name="表72.B"/>
        <table:table-row>
          <table:table-cell table:style-name="表72.A1" office:value-type="string">
            <text:p text:style-name="P19"/>
          </table:table-cell>
          <table:table-cell table:style-name="表72.B1" office:value-type="string">
            <text:p text:style-name="P6">어제는 집에 돌아간 시간은 약 7시 20분. <text:s/>/ 옷을 갈아 입고, 이미 30분 넘는다. / 악기 연주는 없어, 집을 나선다.</text:p>
          </table:table-cell>
        </table:table-row>
      </table:table>
      <text:list xml:id="list34428144" text:continue-numbering="true" text:style-name="L43">
        <text:list-item>
          <text:p text:style-name="P132">muzyka i inny</text:p>
        </text:list-item>
      </text:list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19"/>
          </table:table-cell>
          <table:table-cell table:style-name="表73.B1" office:value-type="string">
            <text:list xml:id="list2448996121105557632" text:style-name="L44">
              <text:list-item>
                <text:p text:style-name="P66">wczoraj, nie zagrałem. nie miałem czasu na go.</text:p>
              </text:list-item>
              <text:list-item>
                <text:p text:style-name="P98"><text:soft-page-break/><text:span text:style-name="T28">moja talia[허리 jest teraz taka bolesna[</text:span><text:span text:style-name="T5">아파요</text:span> <text:span text:style-name="T28">.</text:span></text:p>
              </text:list-item>
              <text:list-item>
                <text:p text:style-name="P66">to był luty, 19 luty, ściślej mówiąc, zjadłem jeden kawałek[ banana. <text:s/>/ przed jedzeniem go, wstawiam go do kuchenki mikrofalowej. zrobiłem to ciepło.</text:p>
              </text:list-item>
            </text:list>
          </table:table-cell>
        </table:table-row>
        <table:table-row>
          <table:table-cell table:style-name="表73.A2" office:value-type="string">
            <text:p text:style-name="P19"/>
          </table:table-cell>
          <table:table-cell table:style-name="表73.B2" office:value-type="string">
            <text:p text:style-name="P6"/>
          </table:table-cell>
        </table:table-row>
      </table:table>
      <text:list xml:id="list1601500648886052820" text:style-name="L45">
        <text:list-item>
          <text:p text:style-name="P99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8"> </text:span></text:p>
        </text:list-item>
      </text:list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18"/>
          </table:table-cell>
          <table:table-cell table:style-name="表74.B1" office:value-type="string">
            <text:p text:style-name="P3">كان السبت.</text:p>
          </table:table-cell>
        </table:table-row>
        <table:table-row>
          <table:table-cell table:style-name="表74.A2" office:value-type="string">
            <text:p text:style-name="P18"/>
          </table:table-cell>
          <table:table-cell table:style-name="表74.B2" office:value-type="string">
            <text:p text:style-name="P6">it was sat<text:span text:style-name="T30">urday.</text:span></text:p>
            <text:p text:style-name="P7">* / al'saptu.</text:p>
          </table:table-cell>
        </table:table-row>
        <table:table-row>
          <table:table-cell table:style-name="表74.A2" office:value-type="string">
            <text:p text:style-name="P18"/>
          </table:table-cell>
          <table:table-cell table:style-name="表74.B2" office:value-type="string">
            <text:p text:style-name="P3">ذهبت للعمل.</text:p>
          </table:table-cell>
        </table:table-row>
        <table:table-row>
          <table:table-cell table:style-name="表74.A2" office:value-type="string">
            <text:p text:style-name="P18"/>
          </table:table-cell>
          <table:table-cell table:style-name="表74.B2" office:value-type="string">
            <text:p text:style-name="P7">dhahaptu / lilAAmali</text:p>
          </table:table-cell>
        </table:table-row>
      </table:table>
      <text:list xml:id="list3330959715505558105" text:style-name="L46">
        <text:list-item>
          <text:p text:style-name="P100"><text:span text:style-name="T8">در مورد تحقیق </text:span><text:span text:style-name="T9">### daar[about / moored[case / txqiyq[research</text:span></text:p>
        </text:list-item>
      </text:list>
      <table:table table:name="表75" table:style-name="表75">
        <table:table-column table:style-name="表75.A"/>
        <table:table-column table:style-name="表75.B"/>
        <table:table-row>
          <table:table-cell table:style-name="表75.A1" office:value-type="string">
            <text:p text:style-name="P18"/>
          </table:table-cell>
          <table:table-cell table:style-name="表75.B1" office:value-type="string">
            <text:p text:style-name="P2">ديروز شنبه بود.</text:p>
          </table:table-cell>
        </table:table-row>
        <table:table-row>
          <table:table-cell table:style-name="表75.A2" office:value-type="string">
            <text:p text:style-name="P18"/>
          </table:table-cell>
          <table:table-cell table:style-name="表75.B2" office:value-type="string">
            <text:p text:style-name="P7">it was saturday.</text:p>
            <text:p text:style-name="P7">diyruus / shanbe / buwt</text:p>
          </table:table-cell>
        </table:table-row>
        <table:table-row>
          <table:table-cell table:style-name="表75.A2" office:value-type="string">
            <text:p text:style-name="P18"/>
          </table:table-cell>
          <table:table-cell table:style-name="表75.B2" office:value-type="string">
            <text:p text:style-name="P2">من رفتم سر کار.</text:p>
          </table:table-cell>
        </table:table-row>
        <table:table-row>
          <table:table-cell table:style-name="表75.A2" office:value-type="string">
            <text:p text:style-name="P18"/>
          </table:table-cell>
          <table:table-cell table:style-name="表75.B2" office:value-type="string">
            <text:p text:style-name="P7">I went to work.</text:p>
            <text:p text:style-name="P7">man / raftam[go / saru[to / kaar[작업</text:p>
          </table:table-cell>
        </table:table-row>
      </table:table>
      <text:list xml:id="list5559730474911315060" text:style-name="L47">
        <text:list-item>
          <text:p text:style-name="P96"/>
        </text:list-item>
      </text:list>
      <table:table table:name="表76" table:style-name="表76">
        <table:table-column table:style-name="表76.A"/>
        <table:table-column table:style-name="表76.B"/>
        <table:table-row>
          <table:table-cell table:style-name="表76.A1" office:value-type="string">
            <text:p text:style-name="P18"/>
          </table:table-cell>
          <table:table-cell table:style-name="表76.B1" office:value-type="string">
            <text:p text:style-name="P2">aaa</text:p>
          </table:table-cell>
        </table:table-row>
        <table:table-row>
          <table:table-cell table:style-name="表76.A2" office:value-type="string">
            <text:p text:style-name="P18"/>
          </table:table-cell>
          <table:table-cell table:style-name="表76.B2" office:value-type="string">
            <text:p text:style-name="P7">it was Saturday, yesterday.</text:p>
            <text:p text:style-name="P7">это была суббота, вчера. </text:p>
          </table:table-cell>
        </table:table-row>
        <table:table-row>
          <table:table-cell table:style-name="表76.A2" office:value-type="string">
            <text:p text:style-name="P18"/>
          </table:table-cell>
          <table:table-cell table:style-name="表76.B2" office:value-type="string">
            <text:p text:style-name="P2">было солнечно[. нет дождя[비. было ве'трено.</text:p>
          </table:table-cell>
        </table:table-row>
        <table:table-row>
          <table:table-cell table:style-name="表76.A2" office:value-type="string">
            <text:p text:style-name="P18"/>
          </table:table-cell>
          <table:table-cell table:style-name="表76.B2" office:value-type="string">
            <text:p text:style-name="P7">it was sunny. no rain. it was windy[.</text:p>
            <text:p text:style-name="P7"><text:soft-page-break/></text:p>
          </table:table-cell>
        </table:table-row>
      </table:table>
      <text:p text:style-name="P6"/>
      <text:p text:style-name="P6">//20210228_143046</text:p>
      <text:p text:style-name="P1"/>
      <text:p text:style-name="P25"/>
      <text:p text:style-name="P5">XXX=================</text:p>
      <text:p text:style-name="P24">myself/ diary / XXXX</text:p>
      <text:list xml:id="list265999295072232723" text:style-name="L48">
        <text:list-item>
          <text:p text:style-name="P146">먹이주기</text:p>
        </text:list-item>
      </text:list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19"/>
          </table:table-cell>
          <table:table-cell table:style-name="表78.B1" office:value-type="string">
            <text:p text:style-name="P6">두 마리. 먼저 크로만 지상에 내려온다. 운동장 쪽으로 좀 이동한다. / 그 후 미케도 내려온다. / 미케에 대응 하기 위해 항상의 옹벽 위치으로 나는 돌아간다. / 그러자 크로도 돌아온다. / 또한, 내 옆에서 멈추지 않고, 보도 쪽까지 가서 버린다. / 그리고 옹벽에 올라가, 항상 위치으로 온다. / 내가 "아래으로 오자" 라고 불러도, 그 자리에 가만히 있다.</text:p>
          </table:table-cell>
        </table:table-row>
      </table:table>
      <text:p text:style-name="P6"/>
      <text:p text:style-name="P6">//20210301_172856</text:p>
      <text:p text:style-name="P1"/>
      <text:p text:style-name="P25"/>
      <text:p text:style-name="P5">XXX=================</text:p>
      <text:p text:style-name="P24">myself/ diary / 20210302_124745</text:p>
      <text:list xml:id="list941651268813740146" text:style-name="L49">
        <text:list-item>
          <text:p text:style-name="P147">먹이주기</text:p>
        </text:list-item>
      </text:list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19"/>
          </table:table-cell>
          <table:table-cell table:style-name="表79.B1" office:value-type="string">
            <text:p text:style-name="P6">먼저 미케만. / 고체까지 준 후, 서 쪽으로 간다. </text:p>
            <text:p text:style-name="P6">/ 작은 구역에 도착할 전에 문득 뒤돌아보면, 크로가 보도 위에 있다.</text:p>
            <text:p text:style-name="P6">/ 전전 번인지, 보도 쪽으로 나왔던 크로를 <text:s/>어루려고 하면 <text:soft-page-break/>크로는 재채기를 시작한 사례. / 그 사례가 있었기 때문에, 그렇게 나온 크로에 손대려고하지 않고, 그대로 나는 혼자서 계속 걸었다.</text:p>
          </table:table-cell>
        </table:table-row>
      </table:table>
      <text:p text:style-name="P6"/>
      <text:list xml:id="list34417522" text:continue-numbering="true" text:style-name="L49">
        <text:list-item>
          <text:p text:style-name="P67">신변의 세들로한 것에 대해</text:p>
        </text:list-item>
      </text:list>
      <table:table table:name="表80" table:style-name="表80">
        <table:table-column table:style-name="表80.A"/>
        <table:table-column table:style-name="表80.B"/>
        <table:table-row>
          <table:table-cell table:style-name="表80.A1" office:value-type="string">
            <text:p text:style-name="P19"/>
          </table:table-cell>
          <table:table-cell table:style-name="表80.B1" office:value-type="string">
            <text:list xml:id="list5538394739530355002" text:style-name="L50">
              <text:list-item>
                <text:p text:style-name="P68">매일 하고 있는 것 : 거의 매일 음료를 만들고 있다. / 보리차와 홍차이다.</text:p>
              </text:list-item>
              <text:list-item>
                <text:p text:style-name="P68">/ 절차는 모두, (1) 물을 끓인다. (2) 찻잎이 들어있는 팩을 이 물 속에 넣는다. (3) 완료.</text:p>
              </text:list-item>
            </text:list>
          </table:table-cell>
        </table:table-row>
      </table:table>
      <text:list xml:id="list34430715" text:continue-list="list34417522" text:style-name="L49">
        <text:list-item>
          <text:p text:style-name="P133">muzyka</text:p>
        </text:list-item>
      </text:list>
      <table:table table:name="表81" table:style-name="表81">
        <table:table-column table:style-name="表81.A"/>
        <table:table-column table:style-name="表81.B"/>
        <table:table-row>
          <table:table-cell table:style-name="表81.A1" office:value-type="string">
            <text:p text:style-name="P19"/>
          </table:table-cell>
          <table:table-cell table:style-name="表81.B1" office:value-type="string">
            <text:list xml:id="list465033480478059314" text:style-name="L51">
              <text:list-item>
                <text:p text:style-name="P69">wczoraj. shaku. / czas, który wykorzystałem na zagranie, to około godziny i dwudziestu minut.</text:p>
              </text:list-item>
              <text:list-item>
                <text:p text:style-name="P69">nowa rzecz : skomponowałem melodię, używając skali japońskiej. </text:p>
              </text:list-item>
              <text:list-item>
                <text:p text:style-name="P69">ta skala składa się z następujących notatek : wszystkie nuty w jednej oktawie, z wyjątkiem czwartej i siódmej</text:p>
              </text:list-item>
            </text:list>
          </table:table-cell>
        </table:table-row>
        <table:table-row>
          <table:table-cell table:style-name="表81.A2" office:value-type="string">
            <text:p text:style-name="P19"/>
          </table:table-cell>
          <table:table-cell table:style-name="表81.B2" office:value-type="string">
            <text:p text:style-name="P6"/>
          </table:table-cell>
        </table:table-row>
      </table:table>
      <text:list xml:id="list830175463098887919" text:style-name="L52">
        <text:list-item>
          <text:p text:style-name="P70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82" table:style-name="表82">
        <table:table-column table:style-name="表82.A"/>
        <table:table-column table:style-name="表82.B"/>
        <table:table-row>
          <table:table-cell table:style-name="表82.A1" office:value-type="string">
            <text:p text:style-name="P18"/>
          </table:table-cell>
          <table:table-cell table:style-name="表82.B1" office:value-type="string">
            <text:p text:style-name="P3">كان يوم الاثنين.</text:p>
          </table:table-cell>
        </table:table-row>
        <table:table-row>
          <table:table-cell table:style-name="表82.A2" office:value-type="string">
            <text:p text:style-name="P18"/>
          </table:table-cell>
          <table:table-cell table:style-name="表82.B2" office:value-type="string">
            <text:p text:style-name="P6">it was Mon<text:span text:style-name="T30">day.</text:span></text:p>
            <text:p text:style-name="P7">kaan / yamw'l'ithnayni</text:p>
          </table:table-cell>
        </table:table-row>
        <table:table-row>
          <table:table-cell table:style-name="表82.A2" office:value-type="string">
            <text:p text:style-name="P18"/>
          </table:table-cell>
          <table:table-cell table:style-name="表82.B2" office:value-type="string">
            <text:p text:style-name="P3">أستخدم ماصة عندما أشرب الشاي</text:p>
          </table:table-cell>
        </table:table-row>
        <table:table-row>
          <table:table-cell table:style-name="表82.A2" office:value-type="string">
            <text:p text:style-name="P18"/>
          </table:table-cell>
          <table:table-cell table:style-name="表82.B2" office:value-type="string">
            <text:p text:style-name="P7">I use a straw when I drink tea.</text:p>
            <text:p text:style-name="P7">astachdimu / maas^ata / Aindamaa / ashraba / 'shaayi</text:p>
            <text:p text:style-name="P7"/>
          </table:table-cell>
        </table:table-row>
        <text:soft-page-break/>
        <table:table-row>
          <table:table-cell table:style-name="表82.A2" office:value-type="string">
            <text:p text:style-name="P18"/>
          </table:table-cell>
          <table:table-cell table:style-name="表82.B2" office:value-type="string">
            <text:p text:style-name="P3">أركب الدراجة عندما أذهب إلى الحديقة.</text:p>
          </table:table-cell>
        </table:table-row>
        <table:table-row>
          <table:table-cell table:style-name="表82.A2" office:value-type="string">
            <text:p text:style-name="P18"/>
          </table:table-cell>
          <table:table-cell table:style-name="表82.B2" office:value-type="string">
            <text:p text:style-name="P7">I ride bicycle when I go to the park.</text:p>
            <text:p text:style-name="P7">arkibu / daraadhata / Aindamaa / adz'habu / iilaa'l'xadiyqati</text:p>
          </table:table-cell>
        </table:table-row>
      </table:table>
      <text:list xml:id="list34433333" text:continue-numbering="true" text:style-name="L52">
        <text:list-item>
          <text:p text:style-name="P87"><text:span text:style-name="T7">در مورد تحقیق </text:span><text:span text:style-name="T6">### daar[about / moored[case / txqiyq[research</text:span></text:p>
        </text:list-item>
      </text:list>
      <table:table table:name="表83" table:style-name="表83">
        <table:table-column table:style-name="表83.A"/>
        <table:table-column table:style-name="表83.B"/>
        <table:table-row>
          <table:table-cell table:style-name="表83.A1" office:value-type="string">
            <text:p text:style-name="P18"/>
          </table:table-cell>
          <table:table-cell table:style-name="表83.B1" office:value-type="string">
            <text:p text:style-name="P2">aaa</text:p>
          </table:table-cell>
        </table:table-row>
        <table:table-row>
          <table:table-cell table:style-name="表83.A2" office:value-type="string">
            <text:p text:style-name="P18"/>
          </table:table-cell>
          <table:table-cell table:style-name="表83.B2" office:value-type="string">
            <text:p text:style-name="P7">monday. sunny.</text:p>
            <text:p text:style-name="P7">duwshanbe / aftaabii</text:p>
          </table:table-cell>
        </table:table-row>
        <table:table-row>
          <table:table-cell table:style-name="表83.A2" office:value-type="string">
            <text:p text:style-name="P18"/>
          </table:table-cell>
          <table:table-cell table:style-name="表83.B2" office:value-type="string">
            <text:p text:style-name="P2">دیروز کتاب خواندم.</text:p>
          </table:table-cell>
        </table:table-row>
        <table:table-row>
          <table:table-cell table:style-name="表83.A2" office:value-type="string">
            <text:p text:style-name="P18"/>
          </table:table-cell>
          <table:table-cell table:style-name="表83.B2" office:value-type="string">
            <text:p text:style-name="P7">I read a book.</text:p>
            <text:p text:style-name="P7">diyruus / * / xoondam</text:p>
          </table:table-cell>
        </table:table-row>
        <table:table-row>
          <table:table-cell table:style-name="表83.A2" office:value-type="string">
            <text:p text:style-name="P18"/>
          </table:table-cell>
          <table:table-cell table:style-name="表83.B2" office:value-type="string">
            <text:p text:style-name="P2">این یک کلاسیک چینی است.</text:p>
          </table:table-cell>
        </table:table-row>
        <table:table-row>
          <table:table-cell table:style-name="表83.A2" office:value-type="string">
            <text:p text:style-name="P18"/>
          </table:table-cell>
          <table:table-cell table:style-name="表83.B2" office:value-type="string">
            <text:p text:style-name="P7">it is a chinese classic.</text:p>
            <text:p text:style-name="P7">iyn / kjalasiyk / chiyniy / *</text:p>
          </table:table-cell>
        </table:table-row>
        <table:table-row>
          <table:table-cell table:style-name="表83.A2" office:value-type="string">
            <text:p text:style-name="P18"/>
          </table:table-cell>
          <table:table-cell table:style-name="表83.B2" office:value-type="string">
            <text:p text:style-name="P2">عنوان "” <text:s/>است ، یعنی آموزش عالی.</text:p>
          </table:table-cell>
        </table:table-row>
        <table:table-row>
          <table:table-cell table:style-name="表83.A2" office:value-type="string">
            <text:p text:style-name="P18"/>
          </table:table-cell>
          <table:table-cell table:style-name="表83.B2" office:value-type="string">
            <text:p text:style-name="P7">the title is “da-xue”, meaning, the higher education.</text:p>
            <text:p text:style-name="P7">Onwaan / * / ast / yaAniy[namely / amuwzesh[교육 / AAliy[우수한</text:p>
          </table:table-cell>
        </table:table-row>
      </table:table>
      <text:p text:style-name="P6"/>
      <text:list xml:id="list34422338" text:continue-numbering="true" text:style-name="L52">
        <text:list-item>
          <text:p text:style-name="P87">вокруг меня</text:p>
        </text:list-item>
      </text:list>
      <table:table table:name="表84" table:style-name="表84">
        <table:table-column table:style-name="表84.A"/>
        <table:table-column table:style-name="表84.B"/>
        <table:table-row>
          <table:table-cell table:style-name="表84.A1" office:value-type="string">
            <text:p text:style-name="P18"/>
          </table:table-cell>
          <table:table-cell table:style-name="表84.B1" office:value-type="string">
            <text:p text:style-name="P2">у меня плохо'е[나쁜 зре'ние[전망.</text:p>
          </table:table-cell>
        </table:table-row>
        <table:table-row>
          <table:table-cell table:style-name="表84.A2" office:value-type="string">
            <text:p text:style-name="P18"/>
          </table:table-cell>
          <table:table-cell table:style-name="表84.B2" office:value-type="string">
            <text:p text:style-name="P7">my eyesight is not good.</text:p>
          </table:table-cell>
        </table:table-row>
        <table:table-row>
          <table:table-cell table:style-name="表84.A2" office:value-type="string">
            <text:p text:style-name="P18"/>
          </table:table-cell>
          <table:table-cell table:style-name="表84.B2" office:value-type="string">
            <text:p text:style-name="P2">Есть разница[차 между левым и правым зрением.</text:p>
          </table:table-cell>
        </table:table-row>
        <table:table-row>
          <table:table-cell table:style-name="表84.A2" office:value-type="string">
            <text:p text:style-name="P18"/>
          </table:table-cell>
          <table:table-cell table:style-name="表84.B2" office:value-type="string">
            <text:p text:style-name="P7">左右の視力に、違いがある。</text:p>
          </table:table-cell>
        </table:table-row>
      </table:table>
      <text:p text:style-name="P6"><text:soft-page-break/></text:p>
      <text:p text:style-name="P6">//20210302_135412</text:p>
      <text:p text:style-name="P1"/>
      <text:p text:style-name="P25"/>
      <text:p text:style-name="P5">XXX=================</text:p>
      <text:p text:style-name="P24">myself/ diary / XXXX</text:p>
      <text:list xml:id="list8540058007176145521" text:style-name="L53">
        <text:list-item>
          <text:p text:style-name="P148">먹이주기</text:p>
        </text:list-item>
      </text:list>
      <table:table table:name="表85" table:style-name="表85">
        <table:table-column table:style-name="表85.A"/>
        <table:table-column table:style-name="表85.B"/>
        <table:table-row>
          <table:table-cell table:style-name="表85.A1" office:value-type="string">
            <text:p text:style-name="P19"/>
          </table:table-cell>
          <table:table-cell table:style-name="表85.B1" office:value-type="string">
            <text:p text:style-name="P6">옹벽을 향해있을 땐 두 마리 모두 없었다. / 도착한 때, 돌출 뒤에서 미케가 나온다. / 이어, 울타리 속에서 보도 쪽으로 크로가 나온다.</text:p>
          </table:table-cell>
        </table:table-row>
      </table:table>
      <text:p text:style-name="P6"/>
      <text:list xml:id="list34438501" text:continue-numbering="true" text:style-name="L53">
        <text:list-item>
          <text:p text:style-name="P71">신변의 세들로한 것에 대해</text:p>
        </text:list-item>
      </text:list>
      <table:table table:name="表86" table:style-name="表86">
        <table:table-column table:style-name="表86.A"/>
        <table:table-column table:style-name="表86.B"/>
        <table:table-row>
          <table:table-cell table:style-name="表86.A1" office:value-type="string">
            <text:p text:style-name="P19"/>
          </table:table-cell>
          <table:table-cell table:style-name="表86.B1" office:value-type="string">
            <text:list xml:id="list4740353762891381333" text:style-name="L64">
              <text:list-item>
                <text:p text:style-name="P105"><text:span text:style-name="T28">점심은 격일로 먹는다. 어제는 먹었다. </text:span></text:p>
              </text:list-item>
              <text:list-item>
                <text:p text:style-name="P105"><text:span text:style-name="T28">과자를 먹는다. / 초콜릿, 건빵, 땅콩.</text:span></text:p>
              </text:list-item>
            </text:list>
          </table:table-cell>
        </table:table-row>
      </table:table>
      <text:list xml:id="list34437329" text:continue-list="list34438501" text:style-name="L53">
        <text:list-item>
          <text:p text:style-name="P134">muzyka</text:p>
        </text:list-item>
      </text:list>
      <table:table table:name="表87" table:style-name="表87">
        <table:table-column table:style-name="表87.A"/>
        <table:table-column table:style-name="表87.B"/>
        <table:table-row>
          <table:table-cell table:style-name="表87.A1" office:value-type="string">
            <text:p text:style-name="P19"/>
          </table:table-cell>
          <table:table-cell table:style-name="表87.B1" office:value-type="string">
            <text:list xml:id="list6156675487118621103" text:style-name="L54">
              <text:list-item>
                <text:p text:style-name="P72">shaku : ćwiczenia podstawowe, które robię codziennie.</text:p>
              </text:list-item>
              <text:list-item>
                <text:p text:style-name="P72">pod koniec czasu gry, zagrałem piosenkę, tytuł której jest "sakura", które jest japońskim imieniem pewnego kwiatu.</text:p>
              </text:list-item>
            </text:list>
          </table:table-cell>
        </table:table-row>
      </table:table>
      <text:list xml:id="list4281540952575444356" text:style-name="L55">
        <text:list-item>
          <text:p text:style-name="P101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8"> </text:span></text:p>
        </text:list-item>
      </text:list>
      <table:table table:name="表88" table:style-name="表88">
        <table:table-column table:style-name="表88.A"/>
        <table:table-column table:style-name="表88.B"/>
        <table:table-row>
          <table:table-cell table:style-name="表88.A1" office:value-type="string">
            <text:p text:style-name="P18"/>
          </table:table-cell>
          <table:table-cell table:style-name="表88.B1" office:value-type="string">
            <text:p text:style-name="P3">يوم الثلاثاء. مشمس.</text:p>
          </table:table-cell>
        </table:table-row>
        <table:table-row>
          <table:table-cell table:style-name="表88.A2" office:value-type="string">
            <text:p text:style-name="P18"/>
          </table:table-cell>
          <table:table-cell table:style-name="表88.B2" office:value-type="string">
            <text:p text:style-name="P6">Tue<text:span text:style-name="T30">sday. sunny.</text:span></text:p>
            <text:p text:style-name="P6"><text:span text:style-name="T30">yawm'l'thlathaaI / mushmisun.</text:span></text:p>
          </table:table-cell>
        </table:table-row>
        <table:table-row>
          <table:table-cell table:style-name="表88.A2" office:value-type="string">
            <text:p text:style-name="P18"/>
          </table:table-cell>
          <table:table-cell table:style-name="表88.B2" office:value-type="string">
            <text:p text:style-name="P3">أشرب القهوة وكذلك الشاي.</text:p>
          </table:table-cell>
        </table:table-row>
        <table:table-row>
          <table:table-cell table:style-name="表88.A2" office:value-type="string">
            <text:p text:style-name="P18"/>
          </table:table-cell>
          <table:table-cell table:style-name="表88.B2" office:value-type="string">
            <text:p text:style-name="P7">I drink coffee, as well as tea.</text:p>
            <text:p text:style-name="P7"><text:soft-page-break/>asharab'l'kahwata / wa'kadhaalik / a'shaayi.</text:p>
          </table:table-cell>
        </table:table-row>
        <table:table-row>
          <table:table-cell table:style-name="表88.A2" office:value-type="string">
            <text:p text:style-name="P18"/>
          </table:table-cell>
          <table:table-cell table:style-name="表88.B2" office:value-type="string">
            <text:p text:style-name="P3">أستخدم الملعقة عندما أتناول وجبات الطعام.</text:p>
          </table:table-cell>
        </table:table-row>
        <table:table-row>
          <table:table-cell table:style-name="表88.A2" office:value-type="string">
            <text:p text:style-name="P18"/>
          </table:table-cell>
          <table:table-cell table:style-name="表88.B2" office:value-type="string">
            <text:p text:style-name="P6"><text:span text:style-name="T30">I use a spoon when I eat meals.</text:span></text:p>
            <text:p text:style-name="P6">astachdimu / l'milaAAqata / AIndamaa / atanaawalu[take / wadhabaati[meal / l't^aAAmi[food</text:p>
          </table:table-cell>
        </table:table-row>
      </table:table>
      <text:list xml:id="list5469911628016160271" text:style-name="L56">
        <text:list-item>
          <text:p text:style-name="P102"><text:span text:style-name="T8">در مورد تحقیق </text:span><text:span text:style-name="T9">### daar[about / moored[case / txqiyq[research</text:span></text:p>
        </text:list-item>
      </text:list>
      <table:table table:name="表89" table:style-name="表89">
        <table:table-column table:style-name="表89.A"/>
        <table:table-column table:style-name="表89.B"/>
        <table:table-row>
          <table:table-cell table:style-name="表89.A1" office:value-type="string">
            <text:p text:style-name="P18"/>
          </table:table-cell>
          <table:table-cell table:style-name="表89.B1" office:value-type="string">
            <text:p text:style-name="P2">سهشنبه. آفتابی.</text:p>
          </table:table-cell>
        </table:table-row>
        <table:table-row>
          <table:table-cell table:style-name="表89.A2" office:value-type="string">
            <text:p text:style-name="P18"/>
          </table:table-cell>
          <table:table-cell table:style-name="表89.B2" office:value-type="string">
            <text:p text:style-name="P7">Tuesday. sunny.</text:p>
            <text:p text:style-name="P7">sahshanbe / aftaabiy</text:p>
          </table:table-cell>
        </table:table-row>
        <table:table-row>
          <table:table-cell table:style-name="表89.A2" office:value-type="string">
            <text:p text:style-name="P18"/>
          </table:table-cell>
          <table:table-cell table:style-name="表89.B2" office:value-type="string">
            <text:p text:style-name="P2">من دوباره یک کتاب خواندم.</text:p>
          </table:table-cell>
        </table:table-row>
        <table:table-row>
          <table:table-cell table:style-name="表89.A2" office:value-type="string">
            <text:p text:style-name="P18"/>
          </table:table-cell>
          <table:table-cell table:style-name="表89.B2" office:value-type="string">
            <text:p text:style-name="P7">I read a book, again.</text:p>
            <text:p text:style-name="P7">man / duwbaare / eek / ketaab / xoondam</text:p>
          </table:table-cell>
        </table:table-row>
        <table:table-row>
          <table:table-cell table:style-name="表89.A2" office:value-type="string">
            <text:p text:style-name="P18"/>
          </table:table-cell>
          <table:table-cell table:style-name="表89.B2" office:value-type="string">
            <text:p text:style-name="P2">چه کتابهایی خواندم؟</text:p>
          </table:table-cell>
        </table:table-row>
        <table:table-row>
          <table:table-cell table:style-name="表89.A2" office:value-type="string">
            <text:p text:style-name="P18"/>
          </table:table-cell>
          <table:table-cell table:style-name="表89.B2" office:value-type="string">
            <text:p text:style-name="P7">what books did I read?</text:p>
            <text:p text:style-name="P7">chee[what / ketaab'haayiy[books / *</text:p>
          </table:table-cell>
        </table:table-row>
      </table:table>
      <text:p text:style-name="P6"/>
      <text:list xml:id="list9071107448910997116" text:style-name="L57">
        <text:list-item>
          <text:p text:style-name="P88">вокруг меня</text:p>
        </text:list-item>
      </text:list>
      <table:table table:name="表90" table:style-name="表90">
        <table:table-column table:style-name="表90.A"/>
        <table:table-column table:style-name="表90.B"/>
        <table:table-row>
          <table:table-cell table:style-name="表90.A1" office:value-type="string">
            <text:p text:style-name="P18"/>
          </table:table-cell>
          <table:table-cell table:style-name="表90.B1" office:value-type="string">
            <text:p text:style-name="P2">У меня то'же плохи'е зу'бы.</text:p>
          </table:table-cell>
        </table:table-row>
        <table:table-row>
          <table:table-cell table:style-name="表90.A2" office:value-type="string">
            <text:p text:style-name="P18"/>
          </table:table-cell>
          <table:table-cell table:style-name="表90.B2" office:value-type="string">
            <text:p text:style-name="P7">I have bad teeth, too.</text:p>
          </table:table-cell>
        </table:table-row>
        <table:table-row>
          <table:table-cell table:style-name="表90.A2" office:value-type="string">
            <text:p text:style-name="P18"/>
          </table:table-cell>
          <table:table-cell table:style-name="表90.B2" office:value-type="string">
            <text:p text:style-name="P2">боль в поясни'це. это есть разница каждый день.</text:p>
          </table:table-cell>
        </table:table-row>
        <table:table-row>
          <table:table-cell table:style-name="表90.A2" office:value-type="string">
            <text:p text:style-name="P18"/>
          </table:table-cell>
          <table:table-cell table:style-name="表90.B2" office:value-type="string">
            <text:p text:style-name="P7">the pain in the waist. it has difference everyday.</text:p>
          </table:table-cell>
        </table:table-row>
        <table:table-row>
          <table:table-cell table:style-name="表90.A2" office:value-type="string">
            <text:p text:style-name="P18"/>
          </table:table-cell>
          <table:table-cell table:style-name="表90.B2" office:value-type="string">
            <text:p text:style-name="P2">мое'[(jo зре'ние. они были хоро'шими ра'ньше.</text:p>
          </table:table-cell>
        </table:table-row>
        <table:table-row>
          <table:table-cell table:style-name="表90.A2" office:value-type="string">
            <text:p text:style-name="P18"/>
          </table:table-cell>
          <table:table-cell table:style-name="表90.B2" office:value-type="string">
            <text:p text:style-name="P7">my eyesights. they were good before.</text:p>
          </table:table-cell>
        </table:table-row>
      </table:table>
      <text:p text:style-name="P6"><text:soft-page-break/></text:p>
      <text:p text:style-name="P6">//20210303_142027</text:p>
      <text:p text:style-name="P1"/>
      <text:p text:style-name="P25">@@@</text:p>
      <text:p text:style-name="P5">XXX=================</text:p>
      <text:p text:style-name="P24">myself/ diary / XXXX</text:p>
      <text:list xml:id="list34423042" text:continue-list="list34437329" text:style-name="L53">
        <text:list-item>
          <text:p text:style-name="P148">먹이주기</text:p>
        </text:list-item>
      </text:list>
      <table:table table:name="表91" table:style-name="表91">
        <table:table-column table:style-name="表91.A"/>
        <table:table-column table:style-name="表91.B"/>
        <table:table-row>
          <table:table-cell table:style-name="表91.A1" office:value-type="string">
            <text:p text:style-name="P19"/>
          </table:table-cell>
          <table:table-cell table:style-name="表91.B1" office:value-type="string">
            <text:p text:style-name="P6"/>
          </table:table-cell>
        </table:table-row>
      </table:table>
      <text:p text:style-name="P6"/>
      <text:list xml:id="list34425423" text:continue-numbering="true" text:style-name="L53">
        <text:list-item>
          <text:p text:style-name="P71">신변의 세들로한 것에 대해</text:p>
        </text:list-item>
      </text:list>
      <table:table table:name="表92" table:style-name="表92">
        <table:table-column table:style-name="表92.A"/>
        <table:table-column table:style-name="表92.B"/>
        <table:table-row>
          <table:table-cell table:style-name="表92.A1" office:value-type="string">
            <text:p text:style-name="P19"/>
          </table:table-cell>
          <table:table-cell table:style-name="表92.B1" office:value-type="string">
            <text:p text:style-name="P6"/>
          </table:table-cell>
        </table:table-row>
      </table:table>
      <text:list xml:id="list34444623" text:continue-numbering="true" text:style-name="L53">
        <text:list-item>
          <text:p text:style-name="P134">muzyka</text:p>
        </text:list-item>
      </text:list>
      <table:table table:name="表93" table:style-name="表93">
        <table:table-column table:style-name="表93.A"/>
        <table:table-column table:style-name="表93.B"/>
        <table:table-row>
          <table:table-cell table:style-name="表93.A1" office:value-type="string">
            <text:p text:style-name="P19"/>
          </table:table-cell>
          <table:table-cell table:style-name="表93.B1" office:value-type="string">
            <text:list xml:id="list6335151185029046360" text:style-name="L65">
              <text:list-item>
                <text:p text:style-name="P74"/>
              </text:list-item>
            </text:list>
          </table:table-cell>
        </table:table-row>
      </table:table>
      <text:list xml:id="list2527784162622688832" text:style-name="L66">
        <text:list-item>
          <text:p text:style-name="P107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8"> </text:span></text:p>
        </text:list-item>
      </text:list>
      <table:table table:name="表94" table:style-name="表94">
        <table:table-column table:style-name="表94.A"/>
        <table:table-column table:style-name="表94.B"/>
        <table:table-row>
          <table:table-cell table:style-name="表94.A1" office:value-type="string">
            <text:p text:style-name="P18"/>
          </table:table-cell>
          <table:table-cell table:style-name="表94.B1" office:value-type="string">
            <text:p text:style-name="P3">aaa</text:p>
          </table:table-cell>
        </table:table-row>
        <table:table-row>
          <table:table-cell table:style-name="表94.A2" office:value-type="string">
            <text:p text:style-name="P18"/>
          </table:table-cell>
          <table:table-cell table:style-name="表94.B2" office:value-type="string">
            <text:p text:style-name="P6"/>
          </table:table-cell>
        </table:table-row>
        <table:table-row>
          <table:table-cell table:style-name="表94.A2" office:value-type="string">
            <text:p text:style-name="P18"/>
          </table:table-cell>
          <table:table-cell table:style-name="表94.B2" office:value-type="string">
            <text:p text:style-name="P3">aaa</text:p>
          </table:table-cell>
        </table:table-row>
        <table:table-row>
          <table:table-cell table:style-name="表94.A2" office:value-type="string">
            <text:p text:style-name="P18"/>
          </table:table-cell>
          <table:table-cell table:style-name="表94.B2" office:value-type="string">
            <text:p text:style-name="P7"/>
          </table:table-cell>
        </table:table-row>
      </table:table>
      <text:list xml:id="list4861168161402234825" text:style-name="L67">
        <text:list-item>
          <text:p text:style-name="P108"><text:span text:style-name="T8">در مورد تحقیق </text:span><text:span text:style-name="T9">### daar[about / moored[case / txqiyq[research</text:span></text:p>
        </text:list-item>
      </text:list>
      <table:table table:name="表95" table:style-name="表95">
        <table:table-column table:style-name="表95.A"/>
        <table:table-column table:style-name="表95.B"/>
        <table:table-row>
          <table:table-cell table:style-name="表95.A1" office:value-type="string">
            <text:p text:style-name="P18"/>
          </table:table-cell>
          <table:table-cell table:style-name="表95.B1" office:value-type="string">
            <text:p text:style-name="P2">aaa</text:p>
          </table:table-cell>
        </table:table-row>
        <table:table-row>
          <table:table-cell table:style-name="表95.A2" office:value-type="string">
            <text:p text:style-name="P18"/>
          </table:table-cell>
          <table:table-cell table:style-name="表95.B2" office:value-type="string">
            <text:p text:style-name="P7"/>
          </table:table-cell>
        </table:table-row>
        <table:table-row>
          <table:table-cell table:style-name="表95.A2" office:value-type="string">
            <text:p text:style-name="P18"/>
          </table:table-cell>
          <table:table-cell table:style-name="表95.B2" office:value-type="string">
            <text:p text:style-name="P2">aaa</text:p>
          </table:table-cell>
        </table:table-row>
        <table:table-row>
          <table:table-cell table:style-name="表95.A2" office:value-type="string">
            <text:p text:style-name="P18"/>
          </table:table-cell>
          <table:table-cell table:style-name="表95.B2" office:value-type="string">
            <text:p text:style-name="P7"/>
          </table:table-cell>
        </table:table-row>
      </table:table>
      <text:p text:style-name="P6"/>
      <text:list xml:id="list1349933834715163063" text:style-name="L68">
        <text:list-item>
          <text:p text:style-name="P92"><text:soft-page-break/>вокруг меня</text:p>
        </text:list-item>
      </text:list>
      <table:table table:name="表96" table:style-name="表96">
        <table:table-column table:style-name="表96.A"/>
        <table:table-column table:style-name="表96.B"/>
        <table:table-row>
          <table:table-cell table:style-name="表96.A1" office:value-type="string">
            <text:p text:style-name="P18"/>
          </table:table-cell>
          <table:table-cell table:style-name="表96.B1" office:value-type="string">
            <text:p text:style-name="P2">aaa</text:p>
          </table:table-cell>
        </table:table-row>
        <table:table-row>
          <table:table-cell table:style-name="表96.A2" office:value-type="string">
            <text:p text:style-name="P18"/>
          </table:table-cell>
          <table:table-cell table:style-name="表96.B2" office:value-type="string">
            <text:p text:style-name="P7"/>
          </table:table-cell>
        </table:table-row>
        <table:table-row>
          <table:table-cell table:style-name="表96.A2" office:value-type="string">
            <text:p text:style-name="P18"/>
          </table:table-cell>
          <table:table-cell table:style-name="表96.B2" office:value-type="string">
            <text:p text:style-name="P2">aaa</text:p>
          </table:table-cell>
        </table:table-row>
        <table:table-row>
          <table:table-cell table:style-name="表96.A2" office:value-type="string">
            <text:p text:style-name="P18"/>
          </table:table-cell>
          <table:table-cell table:style-name="表96.B2" office:value-type="string">
            <text:p text:style-name="P7"/>
          </table:table-cell>
        </table:table-row>
      </table:table>
      <text:p text:style-name="P6"/>
      <text:p text:style-name="P6">//</text:p>
      <text:p text:style-name="P1"/>
      <text:p text:style-name="P1"/>
      <text:p text:style-name="P1"/>
      <text:p text:style-name="P9">-------------------- TEMPLATE 20210209_091706</text:p>
      <text:p text:style-name="P5">XXX=================</text:p>
      <text:p text:style-name="P24">myself/ diary / XXXX</text:p>
      <text:list xml:id="list34445898" text:continue-list="list34444623" text:style-name="L53">
        <text:list-item>
          <text:p text:style-name="P148">먹이주기</text:p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9"/>
          </table:table-cell>
          <table:table-cell table:style-name="表8.B1" office:value-type="string">
            <text:p text:style-name="P6"/>
          </table:table-cell>
        </table:table-row>
      </table:table>
      <text:p text:style-name="P6"/>
      <text:list xml:id="list34425178" text:continue-numbering="true" text:style-name="L53">
        <text:list-item>
          <text:p text:style-name="P71">신변의 세들로한 것에 대해</text:p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9"/>
          </table:table-cell>
          <table:table-cell table:style-name="表9.B1" office:value-type="string">
            <text:p text:style-name="P6"/>
          </table:table-cell>
        </table:table-row>
      </table:table>
      <text:list xml:id="list34435679" text:continue-numbering="true" text:style-name="L53">
        <text:list-item>
          <text:p text:style-name="P134">muzyka</text:p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9"/>
          </table:table-cell>
          <table:table-cell table:style-name="表10.B1" office:value-type="string">
            <text:list xml:id="list2852490687290563301" text:style-name="L58">
              <text:list-item>
                <text:p text:style-name="P73"/>
              </text:list-item>
            </text:list>
          </table:table-cell>
        </table:table-row>
      </table:table>
      <text:list xml:id="list5984802207861587263" text:style-name="L59">
        <text:list-item>
          <text:p text:style-name="P103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8"> </text:span>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8"/>
          </table:table-cell>
          <table:table-cell table:style-name="表11.B1" office:value-type="string">
            <text:p text:style-name="P3">aaa</text:p>
          </table:table-cell>
        </table:table-row>
        <table:table-row>
          <table:table-cell table:style-name="表11.A2" office:value-type="string">
            <text:p text:style-name="P18"/>
          </table:table-cell>
          <table:table-cell table:style-name="表11.B2" office:value-type="string">
            <text:p text:style-name="P6"/>
          </table:table-cell>
        </table:table-row>
        <table:table-row>
          <table:table-cell table:style-name="表11.A2" office:value-type="string">
            <text:p text:style-name="P18"/>
          </table:table-cell>
          <table:table-cell table:style-name="表11.B2" office:value-type="string">
            <text:p text:style-name="P3">aaa</text:p>
          </table:table-cell>
        </table:table-row>
        <table:table-row>
          <table:table-cell table:style-name="表11.A2" office:value-type="string">
            <text:p text:style-name="P18"/>
          </table:table-cell>
          <table:table-cell table:style-name="表11.B2" office:value-type="string">
            <text:p text:style-name="P7"/>
          </table:table-cell>
        </table:table-row>
      </table:table>
      <text:list xml:id="list6151143835322444395" text:style-name="L60">
        <text:list-item>
          <text:p text:style-name="P104"><text:soft-page-break/><text:span text:style-name="T8">در مورد تحقیق </text:span><text:span text:style-name="T9">### daar[about / moored[case / txqiyq[research</text:span></text:p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18"/>
          </table:table-cell>
          <table:table-cell table:style-name="表15.B1" office:value-type="string">
            <text:p text:style-name="P2">aaa</text:p>
          </table:table-cell>
        </table:table-row>
        <table:table-row>
          <table:table-cell table:style-name="表15.A2" office:value-type="string">
            <text:p text:style-name="P18"/>
          </table:table-cell>
          <table:table-cell table:style-name="表15.B2" office:value-type="string">
            <text:p text:style-name="P7"/>
          </table:table-cell>
        </table:table-row>
        <table:table-row>
          <table:table-cell table:style-name="表15.A2" office:value-type="string">
            <text:p text:style-name="P18"/>
          </table:table-cell>
          <table:table-cell table:style-name="表15.B2" office:value-type="string">
            <text:p text:style-name="P2">aaa</text:p>
          </table:table-cell>
        </table:table-row>
        <table:table-row>
          <table:table-cell table:style-name="表15.A2" office:value-type="string">
            <text:p text:style-name="P18"/>
          </table:table-cell>
          <table:table-cell table:style-name="表15.B2" office:value-type="string">
            <text:p text:style-name="P7"/>
          </table:table-cell>
        </table:table-row>
      </table:table>
      <text:p text:style-name="P6"/>
      <text:list xml:id="list573521570755436278" text:style-name="L61">
        <text:list-item>
          <text:p text:style-name="P89">вокруг меня</text:p>
        </text:list-item>
      </text:list>
      <table:table table:name="表77" table:style-name="表77">
        <table:table-column table:style-name="表77.A"/>
        <table:table-column table:style-name="表77.B"/>
        <table:table-row>
          <table:table-cell table:style-name="表77.A1" office:value-type="string">
            <text:p text:style-name="P18"/>
          </table:table-cell>
          <table:table-cell table:style-name="表77.B1" office:value-type="string">
            <text:p text:style-name="P2">aaa</text:p>
          </table:table-cell>
        </table:table-row>
        <table:table-row>
          <table:table-cell table:style-name="表77.A2" office:value-type="string">
            <text:p text:style-name="P18"/>
          </table:table-cell>
          <table:table-cell table:style-name="表77.B2" office:value-type="string">
            <text:p text:style-name="P7"/>
          </table:table-cell>
        </table:table-row>
        <table:table-row>
          <table:table-cell table:style-name="表77.A2" office:value-type="string">
            <text:p text:style-name="P18"/>
          </table:table-cell>
          <table:table-cell table:style-name="表77.B2" office:value-type="string">
            <text:p text:style-name="P2">aaa</text:p>
          </table:table-cell>
        </table:table-row>
        <table:table-row>
          <table:table-cell table:style-name="表77.A2" office:value-type="string">
            <text:p text:style-name="P18"/>
          </table:table-cell>
          <table:table-cell table:style-name="表77.B2" office:value-type="string">
            <text:p text:style-name="P7"/>
          </table:table-cell>
        </table:table-row>
      </table:table>
      <text:p text:style-name="P6"/>
      <text:p text:style-name="P6">//</text:p>
      <text:p text:style-name="P1"/>
      <text:p text:style-name="P1"/>
      <text:p text:style-name="P4">===========================</text:p>
      <text:p text:style-name="P22">myself/ diary / XXXX</text:p>
      <text:list xml:id="list34423846" text:continue-list="list8808373758181428989" text:style-name="L1">
        <text:list-item>
          <text:p text:style-name="P116"><text:span text:style-name="T27">먹이주기 </text:span><text:span text:style-name="T26">: </text:span><text:span text:style-name="T27">돈 </text:span><text:span text:style-name="T26">~ / </text:span><text:span text:style-name="T27">류 </text:span><text:span text:style-name="T26">~ / </text:span><text:span text:style-name="T27">두 마리 </text:span><text:span text:style-name="T26">+</text:span></text:p>
        </text:list-item>
        <text:list-item>
          <text:p text:style-name="P117">신변의 세들로한 것에 대해</text:p>
        </text:list-item>
        <text:list-item>
          <text:p text:style-name="P116"><text:span text:style-name="T26">питье'[-yoo:</text:span><text:span text:style-name="T27">마신다 </text:span><text:span text:style-name="T26">алкого'ля</text:span></text:p>
        </text:list-item>
        <text:list-item>
          <text:p text:style-name="P119">muzyka</text:p>
        </text:list-item>
        <text:list-item>
          <text:p text:style-name="P120"><text:span text:style-name="T20">عن الله</text:span><text:span text:style-name="T21">. ### AAn'laa[</text:span><text:span text:style-name="T22">신에</text:span><text:span text:style-name="T21">-</text:span><text:span text:style-name="T22">대해</text:span></text:p>
        </text:list-item>
        <text:list-item>
          <text:p text:style-name="P116"><text:span text:style-name="T23">عن الأشياء الصغيرة من حولي</text:span><text:span text:style-name="T25">. </text:span><text:span text:style-name="T26">### AAn'il'ashiyaaI[</text:span><text:span text:style-name="T27">사물에</text:span><text:span text:style-name="T26">-</text:span><text:span text:style-name="T27">대해 </text:span><text:span text:style-name="T26">/ 's^aghiyyati[</text:span><text:span text:style-name="T27">작은 </text:span><text:span text:style-name="T26">/ min-xawliy[</text:span><text:span text:style-name="T27">내</text:span><text:span text:style-name="T26">-</text:span><text:span text:style-name="T27">주위</text:span></text:p>
        </text:list-item>
        <text:list-item>
          <text:p text:style-name="P120"><text:span text:style-name="T20">در مورد تحقیق </text:span><text:span text:style-name="T21">### daar[about / moored[case / txqiyq[research</text:span></text:p>
        </text:list-item>
        <text:list-item>
          <text:p text:style-name="P118"><text:span text:style-name="T24">धर्म के। </text:span><text:span text:style-name="T26">### dharm[</text:span><text:span text:style-name="T27">종교 </text:span><text:span text:style-name="T26">/ ke[</text:span><text:span text:style-name="T27">의 </text:span><text:span text:style-name="T26">\\\ about religion</text:span></text:p>
        </text:list-item>
        <text:list-item>
          <text:p text:style-name="P121"><text:span text:style-name="T6">about miscellaneous things around me. \\\ </text:span><text:span text:style-name="T1">मेरे</text:span><text:span text:style-name="T6">[mere:my </text:span><text:span text:style-name="T1">चारों</text:span><text:span text:style-name="T6">[chaaron:</text:span><text:a xlink:type="simple" xlink:href="http://xn--wbsyb.jp/" office:target-frame-name="_blank" xlink:show="new" text:style-name="Internet_20_link" text:visited-style-name="Visited_20_Internet_20_Link"><text:span text:style-name="T17">四囲</text:span></text:a><text:a xlink:type="simple" xlink:href="http://xn--wbsyb.jp/" office:target-frame-name="_blank" xlink:show="new" text:style-name="Internet_20_link" text:visited-style-name="Visited_20_Internet_20_Link"><text:span text:style-name="T16">.jp</text:span></text:a><text:span text:style-name="T6"> </text:span><text:span text:style-name="T1">ओर</text:span><text:span text:style-name="T6">[oor:part </text:span><text:span text:style-name="T1">विविध</text:span><text:span text:style-name="T6">[vivid`:</text:span><text:span text:style-name="T3">다양한 </text:span><text:span text:style-name="T1">चीजों</text:span><text:span text:style-name="T6">[cheejon:</text:span><text:span text:style-name="T3">소지품 </text:span><text:span text:style-name="T1">के में</text:span><text:span text:style-name="T6">[mein:of</text:span><text:span text:style-name="T1">।</text:span></text:p>
        </text:list-item>
      </text:list>
      <text:p text:style-name="P1"><text:soft-page-break/></text:p>
      <text:p text:style-name="P9">--------------------------------------- closing : 20210209_092028</text:p>
      <text:list xml:id="list5435666557168252521" text:style-name="L62">
        <text:list-item>
          <text:p text:style-name="P90">%%</text:p>
        </text:list-item>
      </text:list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float" office:value="1">
            <text:p text:style-name="P18">1</text:p>
          </table:table-cell>
          <table:table-cell table:style-name="表12.B1" office:value-type="string">
            <text:p text:style-name="P6">C:\WORKS_2\a &amp;&amp; r oj &amp;&amp; g a . &amp;&amp; g c -m "(myself : diary-in-langs) periodical updates" &amp;&amp; e &amp;&amp; p</text:p>
          </table:table-cell>
        </table:table-row>
        <table:table-row>
          <table:table-cell table:style-name="表12.A2">
            <text:p text:style-name="P18"/>
          </table:table-cell>
          <table:table-cell table:style-name="表12.B2" office:value-type="string">
            <text:p text:style-name="P1">myself diary -daylog </text:p>
          </table:table-cell>
        </table:table-row>
      </table:table>
      <text:list xml:id="list5940208999509377082" text:style-name="L63">
        <text:list-item>
          <text:p text:style-name="P9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Roboto" svg:font-family="Roboto, RobotoDraft, Helvetica, Arial, sans-serif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ＭＳ Ｐ明朝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3-03T14:20:54.30</dc:date>
    <dc:creator>iwabuchi ken</dc:creator>
    <meta:editing-duration>PT20H35M42S</meta:editing-duration>
    <meta:editing-cycles>52</meta:editing-cycles>
    <meta:generator>OpenOffice/4.1.3$Win32 OpenOffice.org_project/413m1$Build-9783</meta:generator>
    <meta:document-statistic meta:table-count="96" meta:image-count="0" meta:object-count="0" meta:page-count="32" meta:paragraph-count="492" meta:word-count="6076" meta:character-count="19515"/>
  </office:meta>
</office:document-meta>
</file>